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566cm"/>
    </style:style>
    <style:style style:family="table-column" style:name="co4">
      <style:table-column-properties fo:break-before="auto" style:column-width="1.371cm"/>
    </style:style>
    <style:style style:family="table-column" style:name="co5">
      <style:table-column-properties fo:break-before="auto" style:column-width="1.734cm"/>
    </style:style>
    <style:style style:family="table-column" style:name="co6">
      <style:table-column-properties fo:break-before="auto" style:column-width="2.545cm"/>
    </style:style>
    <style:style style:family="table-column" style:name="co7">
      <style:table-column-properties fo:break-before="auto" style:column-width="2.125cm"/>
    </style:style>
    <style:style style:family="table-column" style:name="co8">
      <style:table-column-properties fo:break-before="auto" style:column-width="1.09cm"/>
    </style:style>
    <style:style style:family="table-column" style:name="co9">
      <style:table-column-properties fo:break-before="auto" style:column-width="1.79cm"/>
    </style:style>
    <style:style style:family="table-column" style:name="co10">
      <style:table-column-properties fo:break-before="auto" style:column-width="1.286cm"/>
    </style:style>
    <style:style style:family="table-column" style:name="co11">
      <style:table-column-properties fo:break-before="auto" style:column-width="0.6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676cm"/>
    </style:style>
    <style:style style:family="table-row" style:name="ro3">
      <style:table-row-properties fo:break-before="auto" style:use-optimal-row-height="false" style:row-height="1.852cm"/>
    </style:style>
    <style:style style:family="table-row" style:name="ro4">
      <style:table-row-properties fo:break-before="auto" style:use-optimal-row-height="false" style:row-height="0.476cm"/>
    </style:style>
    <style:style style:family="table-row" style:name="ro5">
      <style:table-row-properties fo:break-before="auto" style:use-optimal-row-height="false" style:row-height="1.349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0.45cm"/>
    </style:style>
    <style:style style:family="table-row" style:name="ro8">
      <style:table-row-properties fo:break-before="auto" style:use-optimal-row-height="false" style:row-height="0.9cm"/>
    </style:style>
    <style:style style:family="table" style:name="ta1" style:master-page-name="PageStyle_5f_Derde_20_gedeelte">
      <style:table-properties style:writing-mode="lr-tb" table:display="true"/>
    </style:style>
    <number:number-style style:name="N2">
      <number:number number:decimal-places="2" number:min-integer-digits="1"/>
    </number:number-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0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1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0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Default" style:name="ce29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3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3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2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4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36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37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50" style:family="table-cell" style:parent-style-name="TL Data" style:name="ce3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50" style:family="table-cell" style:parent-style-name="Default" style:name="ce3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4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0.071cm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RowHeader" style:family="table-cell" style:name="ce72" style:display-name="ce72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73" style:display-name="ce73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74" style:display-name="ce74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75" style:display-name="ce7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12"/>
        <table:table-column table:style-name="co4" table:default-cell-style-name="ce2" table:number-columns-repeated="14"/>
        <table:table-column table:style-name="co5" table:default-cell-style-name="ce2" table:number-columns-repeated="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8" table:default-cell-style-name="ce2" table:number-columns-repeated="2"/>
        <table:table-column table:style-name="co9" table:default-cell-style-name="ce56"/>
        <table:table-column table:style-name="co10" table:default-cell-style-name="ce56"/>
        <table:table-column table:style-name="co11" table:default-cell-style-name="ce56" table:number-columns-repeated="2"/>
        <table:table-column table:style-name="co5" table:default-cell-style-name="ce63"/>
        <table:table-column table:style-name="co5" table:default-cell-style-name="ce2" table:number-columns-repeated="216"/>
        <table:table-column table:style-name="co5" table:default-cell-style-name="Default" table:number-columns-repeated="767"/>
        <table:table-row table:style-name="ro1">
          <table:table-cell ns41:value-type="string" table:style-name="ce1" office:value-type="string">
            <text:p>PROVINCIE ZUIDHOLLAND; DERDE GEDEELTE: INDEELING DER WERKELIJKE BEVOLKING NAAR DE GEBOORTEPLAATS EN DE NATIONALITEIT, OPPERVLAKTE IN HECTAREN EN AREN, DICHTHEID DER BEVOLKING</text:p>
          </table:table-cell>
          <table:table-cell table:style-name="ce13" table:number-columns-repeated="31"/>
          <table:table-cell table:style-name="ce40" table:number-columns-repeated="8"/>
          <table:table-cell table:style-name="ce62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3" table:style-name="ce3" table:number-columns-spanned="1" office:value-type="string">
            <text:p>GEMEENTEN</text:p>
          </table:table-cell>
          <table:table-cell table:style-name="ce6"/>
          <table:table-cell ns41:value-type="string" table:number-rows-spanned="1" table:style-name="ce15" table:number-columns-spanned="12" office:value-type="string">
            <text:p>Nederlanders, geboren</text:p>
          </table:table-cell>
          <table:covered-table-cell table:style-name="ce22" table:number-columns-repeated="11"/>
          <table:table-cell ns41:value-type="string" table:number-rows-spanned="1" table:style-name="ce22" table:number-columns-spanned="14" office:value-type="string">
            <text:p>Vreemdelingen, van nationaliteit behoorende tot</text:p>
          </table:table-cell>
          <table:covered-table-cell table:style-name="ce22" table:number-columns-repeated="13"/>
          <table:table-cell ns41:value-type="string" table:number-rows-spanned="2" table:style-name="ce22" table:number-columns-spanned="2" office:value-type="string">
            <text:p>Totaal der werkelijke bevolking</text:p>
          </table:table-cell>
          <table:covered-table-cell table:style-name="ce22"/>
          <table:table-cell ns41:value-type="string" table:number-rows-spanned="3" table:style-name="ce28" table:number-columns-spanned="1" office:value-type="string">
            <text:p>Oppervlakte in hectaren en aren</text:p>
          </table:table-cell>
          <table:table-cell ns41:value-type="string" table:number-rows-spanned="3" table:style-name="ce28" table:number-columns-spanned="1" office:value-type="string">
            <text:p>Bewoners op duizend hectaren</text:p>
          </table:table-cell>
          <table:table-cell ns41:value-type="string" table:number-rows-spanned="3" table:style-name="ce41" table:number-columns-spanned="1" office:value-type="string">
            <text:p>CBS nummer</text:p>
          </table:table-cell>
          <table:table-cell ns41:value-type="string" table:number-rows-spanned="3" table:style-name="ce48" table:number-columns-spanned="1" office:value-type="string">
            <text:p>Amsterdamse code</text:p>
          </table:table-cell>
          <table:table-cell ns41:value-type="string" table:number-rows-spanned="3" table:style-name="ce41" table:number-columns-spanned="1" office:value-type="string">
            <text:p>Grootteklasse</text:p>
          </table:table-cell>
          <table:table-cell ns41:value-type="string" table:number-rows-spanned="3" table:style-name="ce41" table:number-columns-spanned="1" office:value-type="string">
            <text:p>Provincie</text:p>
          </table:table-cell>
          <table:table-cell ns41:value-type="string" table:number-rows-spanned="3" table:style-name="ce41" table:number-columns-spanned="1" office:value-type="string">
            <text:p>Telling</text:p>
          </table:table-cell>
          <table:table-cell ns41:value-type="string" table:number-rows-spanned="3" table:style-name="ce41" table:number-columns-spanned="1" office:value-type="string">
            <text:p>Tabel</text:p>
          </table:table-cell>
          <table:table-cell ns41:value-type="string" table:number-rows-spanned="3" table:style-name="ce41" table:number-columns-spanned="1" office:value-type="string">
            <text:p>Pagina links</text:p>
          </table:table-cell>
          <table:table-cell ns41:value-type="string" table:number-rows-spanned="3" table:style-name="ce41" table:number-columns-spanned="1" office:value-type="string">
            <text:p>Pagina rechts</text:p>
          </table:table-cell>
          <table:table-cell ns41:value-type="string" table:number-rows-spanned="3" table:style-name="ce64" table:number-columns-spanned="1" office:value-type="string">
            <text:p>Image nr</text:p>
          </table:table-cell>
          <table:table-cell table:style-name="ce6" table:number-columns-repeated="983"/>
        </table:table-row>
        <table:table-row table:style-name="ro3">
          <table:covered-table-cell table:style-name="ce4"/>
          <table:table-cell table:style-name="ce6"/>
          <table:table-cell ns41:value-type="string" table:number-rows-spanned="1" table:style-name="ce16" table:number-columns-spanned="2" office:value-type="string">
            <text:p>In de gemeente hunner werkelijke woonplaats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In eene andere gemeente binnen de provincie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In eene andere provincie binnen het Rijk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In eene der Nederlandsche koloniën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In een vreemd land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Geboorteplaats onbekend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Duitschland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België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Groot-Brittannië <text:s/>en Ierland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Frankrijk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Zwitserland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een ander land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onbekend</text:p>
          </table:table-cell>
          <table:covered-table-cell table:style-name="ce23" table:number-columns-repeated="5"/>
          <table:covered-table-cell table:style-name="ce42"/>
          <table:covered-table-cell table:style-name="ce49"/>
          <table:covered-table-cell table:style-name="ce42" table:number-columns-repeated="6"/>
          <table:covered-table-cell table:style-name="ce65"/>
          <table:table-cell table:style-name="ce6" table:number-columns-repeated="983"/>
        </table:table-row>
        <table:table-row table:style-name="ro4">
          <table:covered-table-cell table:style-name="ce5"/>
          <table:table-cell table:style-name="ce6"/>
          <table:table-cell ns41:value-type="string" table:style-name="ce17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covered-table-cell table:style-name="ce24" table:number-columns-repeated="2"/>
          <table:covered-table-cell table:style-name="ce43"/>
          <table:covered-table-cell table:style-name="ce50"/>
          <table:covered-table-cell table:style-name="ce43" table:number-columns-repeated="6"/>
          <table:covered-table-cell table:style-name="ce66"/>
          <table:table-cell table:style-name="ce6" table:number-columns-repeated="983"/>
        </table:table-row>
        <table:table-row table:style-name="ro4">
          <table:table-cell table:style-name="ce6" table:number-columns-repeated="31"/>
          <table:table-cell table:style-name="ce33"/>
          <table:table-cell table:style-name="ce44" table:number-columns-repeated="4"/>
          <table:table-cell table:style-name="ce57" table:number-columns-repeated="3"/>
          <table:table-cell table:style-name="ce60"/>
          <table:table-cell table:style-name="ce67"/>
          <table:table-cell table:style-name="ce6" table:number-columns-repeated="983"/>
        </table:table-row>
        <table:table-row table:style-name="ro5">
          <table:table-cell ns41:value-type="string" table:style-name="ce7" office:value-type="string">
            <text:p>Voornaamste gemeenten (van 20.000 inwoners en daarboven)</text:p>
          </table:table-cell>
          <table:table-cell table:style-name="ce14"/>
          <table:table-cell table:style-name="ce18"/>
          <table:table-cell table:style-name="ce25" table:number-columns-repeated="28"/>
          <table:table-cell table:style-name="ce34"/>
          <table:table-cell table:style-name="ce45"/>
          <table:table-cell table:style-name="ce51" table:number-columns-repeated="3"/>
          <table:table-cell table:style-name="ce58"/>
          <table:table-cell table:style-name="ce59" table:number-columns-repeated="2"/>
          <table:table-cell table:style-name="ce61"/>
          <table:table-cell table:style-name="ce68"/>
          <table:table-cell table:style-name="ce56" table:number-columns-repeated="983"/>
        </table:table-row>
        <table:table-row table:style-name="ro6">
          <table:table-cell ns41:value-type="string" table:style-name="ce8" office:value-type="string">
            <text:p>Delft</text:p>
          </table:table-cell>
          <table:table-cell table:style-name="Default"/>
          <table:table-cell ns41:value-type="float" table:style-name="ce19" office:value="8460" office:value-type="float">
            <text:p>8460</text:p>
          </table:table-cell>
          <table:table-cell ns41:value-type="float" table:style-name="Default" office:value="8895" office:value-type="float">
            <text:p>8895</text:p>
          </table:table-cell>
          <table:table-cell ns41:value-type="float" table:style-name="Default" office:value="3097" office:value-type="float">
            <text:p>3097</text:p>
          </table:table-cell>
          <table:table-cell ns41:value-type="float" table:style-name="Default" office:value="3640" office:value-type="float">
            <text:p>3640</text:p>
          </table:table-cell>
          <table:table-cell ns41:value-type="float" table:style-name="Default" office:value="1843" office:value-type="float">
            <text:p>1843</text:p>
          </table:table-cell>
          <table:table-cell ns41:value-type="float" table:style-name="Default" office:value="1971" office:value-type="float">
            <text:p>1971</text:p>
          </table:table-cell>
          <table:table-cell ns41:value-type="float" table:style-name="Default" office:value="109" office:value-type="float">
            <text:p>109</text:p>
          </table:table-cell>
          <table:table-cell ns41:value-type="float" table:style-name="Default" office:value="74" office:value-type="float">
            <text:p>74</text:p>
          </table:table-cell>
          <table:table-cell ns41:value-type="float" table:style-name="Default" office:value="71" office:value-type="float">
            <text:p>71</text:p>
          </table:table-cell>
          <table:table-cell ns41:value-type="float" table:style-name="Default" office:value="64" office:value-type="float">
            <text:p>64</text:p>
          </table:table-cell>
          <table:table-cell table:style-name="Default"/>
          <table:table-cell ns41:value-type="float" table:style-name="Default" office:value="2" office:value-type="float">
            <text:p>2</text:p>
          </table:table-cell>
          <table:table-cell ns41:value-type="float" table:style-name="Default" office:value="94" office:value-type="float">
            <text:p>94</text:p>
          </table:table-cell>
          <table:table-cell ns41:value-type="float" table:style-name="Default" office:value="57" office:value-type="float">
            <text:p>57</text:p>
          </table:table-cell>
          <table:table-cell ns41:value-type="float" table:style-name="Default" office:value="17" office:value-type="float">
            <text:p>17</text:p>
          </table:table-cell>
          <table:table-cell ns41:value-type="float" table:style-name="Default" office:value="25" office:value-type="float">
            <text:p>25</text:p>
          </table:table-cell>
          <table:table-cell ns41:value-type="float" table:style-name="Default" office:value="1" office:value-type="float">
            <text:p>1</text:p>
          </table:table-cell>
          <table:table-cell ns41:value-type="float" table:style-name="Default" office:value="5" office:value-type="float">
            <text:p>5</text:p>
          </table:table-cell>
          <table:table-cell ns41:value-type="float" table:style-name="Default" office:value="6" office:value-type="float">
            <text:p>6</text:p>
          </table:table-cell>
          <table:table-cell ns41:value-type="float" table:style-name="Default" office:value="4" office:value-type="float">
            <text:p>4</text:p>
          </table:table-cell>
          <table:table-cell ns41:value-type="float" table:style-name="Default" office:value="9" office:value-type="float">
            <text:p>9</text:p>
          </table:table-cell>
          <table:table-cell ns41:value-type="float" table:style-name="Default" office:value="3" office:value-type="float">
            <text:p>3</text:p>
          </table:table-cell>
          <table:table-cell ns41:value-type="float" table:style-name="Default" office:value="10" office:value-type="float">
            <text:p>10</text:p>
          </table:table-cell>
          <table:table-cell ns41:value-type="float" table:style-name="Default" office:value="1" office:value-type="float">
            <text:p>1</text:p>
          </table:table-cell>
          <table:table-cell table:style-name="Default" table:number-columns-repeated="2"/>
          <table:table-cell ns41:value-type="float" table:style-name="Default" office:value="13717" office:value-type="float">
            <text:p>13717</text:p>
          </table:table-cell>
          <table:table-cell ns41:value-type="float" table:style-name="Default" office:value="14741" office:value-type="float">
            <text:p>14741</text:p>
          </table:table-cell>
          <table:table-cell ns41:value-type="float" table:style-name="ce29" office:value="535.5" office:value-type="float">
            <text:p>535.50</text:p>
          </table:table-cell>
          <table:table-cell ns41:value-type="float" table:style-name="ce35" office:value="53142.85" office:value-type="float">
            <text:p>53142.85</text:p>
          </table:table-cell>
          <table:table-cell ns41:value-type="float" table:style-name="ce46" office:value="503" office:value-type="float">
            <text:p>503</text:p>
          </table:table-cell>
          <table:table-cell ns41:value-type="float" table:style-name="ce52" office:value="10928" office:value-type="float">
            <text:p>10928</text:p>
          </table:table-cell>
          <table:table-cell ns41:value-type="float" table:style-name="ce52" office:value="2" office:value-type="float">
            <text:p>2</text:p>
          </table:table-cell>
          <table:table-cell ns41:value-type="string" table:style-name="ce52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Dordrecht</text:p>
          </table:table-cell>
          <table:table-cell table:style-name="Default"/>
          <table:table-cell ns41:value-type="float" table:style-name="ce19" office:value="10334" office:value-type="float">
            <text:p>10334</text:p>
          </table:table-cell>
          <table:table-cell ns41:value-type="float" table:style-name="Default" office:value="11182" office:value-type="float">
            <text:p>11182</text:p>
          </table:table-cell>
          <table:table-cell ns41:value-type="float" table:style-name="Default" office:value="2387" office:value-type="float">
            <text:p>2387</text:p>
          </table:table-cell>
          <table:table-cell ns41:value-type="float" table:style-name="Default" office:value="3212" office:value-type="float">
            <text:p>3212</text:p>
          </table:table-cell>
          <table:table-cell ns41:value-type="float" table:style-name="Default" office:value="2227" office:value-type="float">
            <text:p>2227</text:p>
          </table:table-cell>
          <table:table-cell ns41:value-type="float" table:style-name="Default" office:value="2685" office:value-type="float">
            <text:p>2685</text:p>
          </table:table-cell>
          <table:table-cell ns41:value-type="float" table:style-name="Default" office:value="28" office:value-type="float">
            <text:p>28</text:p>
          </table:table-cell>
          <table:table-cell ns41:value-type="float" table:style-name="Default" office:value="26" office:value-type="float">
            <text:p>26</text:p>
          </table:table-cell>
          <table:table-cell ns41:value-type="float" table:style-name="Default" office:value="158" office:value-type="float">
            <text:p>158</text:p>
          </table:table-cell>
          <table:table-cell ns41:value-type="float" table:style-name="Default" office:value="141" office:value-type="float">
            <text:p>141</text:p>
          </table:table-cell>
          <table:table-cell ns41:value-type="float" table:style-name="Default" office:value="9" office:value-type="float">
            <text:p>9</text:p>
          </table:table-cell>
          <table:table-cell ns41:value-type="float" table:style-name="Default" office:value="13" office:value-type="float">
            <text:p>13</text:p>
          </table:table-cell>
          <table:table-cell ns41:value-type="float" table:style-name="Default" office:value="79" office:value-type="float">
            <text:p>79</text:p>
          </table:table-cell>
          <table:table-cell ns41:value-type="float" table:style-name="Default" office:value="59" office:value-type="float">
            <text:p>59</text:p>
          </table:table-cell>
          <table:table-cell ns41:value-type="float" table:style-name="Default" office:value="29" office:value-type="float">
            <text:p>29</text:p>
          </table:table-cell>
          <table:table-cell ns41:value-type="float" table:style-name="Default" office:value="22" office:value-type="float">
            <text:p>22</text:p>
          </table:table-cell>
          <table:table-cell ns41:value-type="float" table:style-name="Default" office:value="4" office:value-type="float">
            <text:p>4</text:p>
          </table:table-cell>
          <table:table-cell ns41:value-type="float" table:style-name="Default" office:value="1" office:value-type="float">
            <text:p>1</text:p>
          </table:table-cell>
          <table:table-cell ns41:value-type="float" table:style-name="Default" office:value="5" office:value-type="float">
            <text:p>5</text:p>
          </table:table-cell>
          <table:table-cell ns41:value-type="float" table:style-name="Default" office:value="2" office:value-type="float">
            <text:p>2</text:p>
          </table:table-cell>
          <table:table-cell ns41:value-type="float" table:style-name="Default" office:value="14" office:value-type="float">
            <text:p>14</text:p>
          </table:table-cell>
          <table:table-cell ns41:value-type="float" table:style-name="Default" office:value="2" office:value-type="float">
            <text:p>2</text:p>
          </table:table-cell>
          <table:table-cell table:style-name="Default" table:number-columns-repeated="2"/>
          <table:table-cell ns41:value-type="float" table:style-name="Default" office:value="3" office:value-type="float">
            <text:p>3</text:p>
          </table:table-cell>
          <table:table-cell table:style-name="Default"/>
          <table:table-cell ns41:value-type="float" table:style-name="Default" office:value="15277" office:value-type="float">
            <text:p>15277</text:p>
          </table:table-cell>
          <table:table-cell ns41:value-type="float" table:style-name="Default" office:value="17345" office:value-type="float">
            <text:p>17345</text:p>
          </table:table-cell>
          <table:table-cell ns41:value-type="float" table:style-name="ce29" office:value="703.34" office:value-type="float">
            <text:p>703.34</text:p>
          </table:table-cell>
          <table:table-cell ns41:value-type="float" table:style-name="ce35" office:value="46381.55" office:value-type="float">
            <text:p>46381.55</text:p>
          </table:table-cell>
          <table:table-cell ns41:value-type="float" table:style-name="ce46" office:value="505" office:value-type="float">
            <text:p>505</text:p>
          </table:table-cell>
          <table:table-cell ns41:value-type="float" table:style-name="ce52" office:value="11157" office:value-type="float">
            <text:p>11157</text:p>
          </table:table-cell>
          <table:table-cell ns41:value-type="float" table:style-name="ce52" office:value="2" office:value-type="float">
            <text:p>2</text:p>
          </table:table-cell>
          <table:table-cell ns41:value-type="string" table:style-name="ce52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s-Gravenhage</text:p>
          </table:table-cell>
          <table:table-cell table:style-name="Default"/>
          <table:table-cell ns41:value-type="float" table:style-name="ce19" office:value="45429" office:value-type="float">
            <text:p>45429</text:p>
          </table:table-cell>
          <table:table-cell ns41:value-type="float" table:style-name="Default" office:value="50360" office:value-type="float">
            <text:p>50360</text:p>
          </table:table-cell>
          <table:table-cell ns41:value-type="float" table:style-name="Default" office:value="11174" office:value-type="float">
            <text:p>11174</text:p>
          </table:table-cell>
          <table:table-cell ns41:value-type="float" table:style-name="Default" office:value="14456" office:value-type="float">
            <text:p>14456</text:p>
          </table:table-cell>
          <table:table-cell ns41:value-type="float" table:style-name="Default" office:value="12555" office:value-type="float">
            <text:p>12555</text:p>
          </table:table-cell>
          <table:table-cell ns41:value-type="float" table:style-name="Default" office:value="17639" office:value-type="float">
            <text:p>17639</text:p>
          </table:table-cell>
          <table:table-cell ns41:value-type="float" table:style-name="Default" office:value="910" office:value-type="float">
            <text:p>910</text:p>
          </table:table-cell>
          <table:table-cell ns41:value-type="float" table:style-name="Default" office:value="1424" office:value-type="float">
            <text:p>1424</text:p>
          </table:table-cell>
          <table:table-cell ns41:value-type="float" table:style-name="Default" office:value="404" office:value-type="float">
            <text:p>404</text:p>
          </table:table-cell>
          <table:table-cell ns41:value-type="float" table:style-name="Default" office:value="569" office:value-type="float">
            <text:p>569</text:p>
          </table:table-cell>
          <table:table-cell ns41:value-type="float" table:style-name="Default" office:value="3" office:value-type="float">
            <text:p>3</text:p>
          </table:table-cell>
          <table:table-cell ns41:value-type="float" table:style-name="Default" office:value="5" office:value-type="float">
            <text:p>5</text:p>
          </table:table-cell>
          <table:table-cell ns41:value-type="float" table:style-name="Default" office:value="430" office:value-type="float">
            <text:p>430</text:p>
          </table:table-cell>
          <table:table-cell ns41:value-type="float" table:style-name="Default" office:value="557" office:value-type="float">
            <text:p>557</text:p>
          </table:table-cell>
          <table:table-cell ns41:value-type="float" table:style-name="Default" office:value="145" office:value-type="float">
            <text:p>145</text:p>
          </table:table-cell>
          <table:table-cell ns41:value-type="float" table:style-name="Default" office:value="197" office:value-type="float">
            <text:p>197</text:p>
          </table:table-cell>
          <table:table-cell ns41:value-type="float" table:style-name="Default" office:value="48" office:value-type="float">
            <text:p>48</text:p>
          </table:table-cell>
          <table:table-cell ns41:value-type="float" table:style-name="Default" office:value="101" office:value-type="float">
            <text:p>101</text:p>
          </table:table-cell>
          <table:table-cell ns41:value-type="float" table:style-name="Default" office:value="67" office:value-type="float">
            <text:p>67</text:p>
          </table:table-cell>
          <table:table-cell ns41:value-type="float" table:style-name="Default" office:value="95" office:value-type="float">
            <text:p>95</text:p>
          </table:table-cell>
          <table:table-cell ns41:value-type="float" table:style-name="Default" office:value="19" office:value-type="float">
            <text:p>19</text:p>
          </table:table-cell>
          <table:table-cell ns41:value-type="float" table:style-name="Default" office:value="85" office:value-type="float">
            <text:p>85</text:p>
          </table:table-cell>
          <table:table-cell ns41:value-type="float" table:style-name="Default" office:value="70" office:value-type="float">
            <text:p>70</text:p>
          </table:table-cell>
          <table:table-cell ns41:value-type="float" table:style-name="Default" office:value="48" office:value-type="float">
            <text:p>48</text:p>
          </table:table-cell>
          <table:table-cell ns41:value-type="float" table:style-name="Default" office:value="14" office:value-type="float">
            <text:p>14</text:p>
          </table:table-cell>
          <table:table-cell ns41:value-type="float" table:style-name="Default" office:value="5" office:value-type="float">
            <text:p>5</text:p>
          </table:table-cell>
          <table:table-cell ns41:value-type="float" table:style-name="Default" office:value="71268" office:value-type="float">
            <text:p>71268</text:p>
          </table:table-cell>
          <table:table-cell ns41:value-type="float" table:style-name="Default" office:value="85541" office:value-type="float">
            <text:p>85541</text:p>
          </table:table-cell>
          <table:table-cell ns41:value-type="float" table:style-name="ce29" office:value="2745.21" office:value-type="float">
            <text:p>2745.21</text:p>
          </table:table-cell>
          <table:table-cell ns41:value-type="float" table:style-name="ce35" office:value="57120.94" office:value-type="float">
            <text:p>57120.94</text:p>
          </table:table-cell>
          <table:table-cell ns41:value-type="float" table:style-name="ce46" office:value="518" office:value-type="float">
            <text:p>518</text:p>
          </table:table-cell>
          <table:table-cell ns41:value-type="float" table:style-name="ce52" office:value="11434" office:value-type="float">
            <text:p>11434</text:p>
          </table:table-cell>
          <table:table-cell ns41:value-type="float" table:style-name="ce52" office:value="1" office:value-type="float">
            <text:p>1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Leiden </text:p>
          </table:table-cell>
          <table:table-cell table:style-name="Default"/>
          <table:table-cell ns41:value-type="float" table:style-name="ce19" office:value="15414" office:value-type="float">
            <text:p>15414</text:p>
          </table:table-cell>
          <table:table-cell ns41:value-type="float" table:style-name="Default" office:value="17088" office:value-type="float">
            <text:p>17088</text:p>
          </table:table-cell>
          <table:table-cell ns41:value-type="float" table:style-name="Default" office:value="2298" office:value-type="float">
            <text:p>2298</text:p>
          </table:table-cell>
          <table:table-cell ns41:value-type="float" table:style-name="Default" office:value="2856" office:value-type="float">
            <text:p>2856</text:p>
          </table:table-cell>
          <table:table-cell ns41:value-type="float" table:style-name="Default" office:value="2453" office:value-type="float">
            <text:p>2453</text:p>
          </table:table-cell>
          <table:table-cell ns41:value-type="float" table:style-name="Default" office:value="2581" office:value-type="float">
            <text:p>2581</text:p>
          </table:table-cell>
          <table:table-cell ns41:value-type="float" table:style-name="Default" office:value="192" office:value-type="float">
            <text:p>192</text:p>
          </table:table-cell>
          <table:table-cell ns41:value-type="float" table:style-name="Default" office:value="134" office:value-type="float">
            <text:p>134</text:p>
          </table:table-cell>
          <table:table-cell ns41:value-type="float" table:style-name="Default" office:value="69" office:value-type="float">
            <text:p>69</text:p>
          </table:table-cell>
          <table:table-cell ns41:value-type="float" table:style-name="Default" office:value="73" office:value-type="float">
            <text:p>73</text:p>
          </table:table-cell>
          <table:table-cell ns41:value-type="float" office:value="1" table:style-name="Default" table:number-columns-repeated="2" office:value-type="float">
            <text:p>1</text:p>
          </table:table-cell>
          <table:table-cell ns41:value-type="float" table:style-name="Default" office:value="93" office:value-type="float">
            <text:p>93</text:p>
          </table:table-cell>
          <table:table-cell ns41:value-type="float" table:style-name="Default" office:value="69" office:value-type="float">
            <text:p>69</text:p>
          </table:table-cell>
          <table:table-cell ns41:value-type="float" table:style-name="Default" office:value="10" office:value-type="float">
            <text:p>10</text:p>
          </table:table-cell>
          <table:table-cell ns41:value-type="float" table:style-name="Default" office:value="9" office:value-type="float">
            <text:p>9</text:p>
          </table:table-cell>
          <table:table-cell ns41:value-type="float" office:value="2" table:style-name="Default" table:number-columns-repeated="2" office:value-type="float">
            <text:p>2</text:p>
          </table:table-cell>
          <table:table-cell ns41:value-type="float" table:style-name="Default" office:value="3" office:value-type="float">
            <text:p>3</text:p>
          </table:table-cell>
          <table:table-cell ns41:value-type="float" table:style-name="Default" office:value="4" office:value-type="float">
            <text:p>4</text:p>
          </table:table-cell>
          <table:table-cell ns41:value-type="float" table:style-name="Default" office:value="8" office:value-type="float">
            <text:p>8</text:p>
          </table:table-cell>
          <table:table-cell ns41:value-type="float" table:style-name="Default" office:value="11" office:value-type="float">
            <text:p>11</text:p>
          </table:table-cell>
          <table:table-cell ns41:value-type="float" table:style-name="Default" office:value="3" office:value-type="float">
            <text:p>3</text:p>
          </table:table-cell>
          <table:table-cell ns41:value-type="float" table:style-name="Default" office:value="5" office:value-type="float">
            <text:p>5</text:p>
          </table:table-cell>
          <table:table-cell table:style-name="Default" table:number-columns-repeated="2"/>
          <table:table-cell ns41:value-type="float" table:style-name="Default" office:value="20546" office:value-type="float">
            <text:p>20546</text:p>
          </table:table-cell>
          <table:table-cell ns41:value-type="float" table:style-name="Default" office:value="22833" office:value-type="float">
            <text:p>22833</text:p>
          </table:table-cell>
          <table:table-cell ns41:value-type="float" table:style-name="ce29" office:value="160.43" office:value-type="float">
            <text:p>160.43</text:p>
          </table:table-cell>
          <table:table-cell ns41:value-type="float" table:style-name="ce35" office:value="270392.07" office:value-type="float">
            <text:p>270392.07</text:p>
          </table:table-cell>
          <table:table-cell ns41:value-type="float" table:style-name="ce46" office:value="546" office:value-type="float">
            <text:p>546</text:p>
          </table:table-cell>
          <table:table-cell ns41:value-type="float" table:style-name="ce52" office:value="10702" office:value-type="float">
            <text:p>10702</text:p>
          </table:table-cell>
          <table:table-cell ns41:value-type="float" table:style-name="ce52" office:value="2" office:value-type="float">
            <text:p>2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Rotterdam</text:p>
          </table:table-cell>
          <table:table-cell table:style-name="Default"/>
          <table:table-cell ns41:value-type="float" table:style-name="ce73" office:value="59175" office:value-type="float">
            <text:p>59175</text:p>
          </table:table-cell>
          <table:table-cell ns41:value-type="float" table:style-name="TL Data" office:value="65444" office:value-type="float">
            <text:p>65444</text:p>
          </table:table-cell>
          <table:table-cell ns41:value-type="float" table:style-name="TL Data" office:value="16446" office:value-type="float">
            <text:p>16446</text:p>
          </table:table-cell>
          <table:table-cell ns41:value-type="float" table:style-name="TL Data" office:value="20413" office:value-type="float">
            <text:p>20413</text:p>
          </table:table-cell>
          <table:table-cell ns41:value-type="float" table:style-name="TL Data" office:value="15565" office:value-type="float">
            <text:p>15565</text:p>
          </table:table-cell>
          <table:table-cell ns41:value-type="float" table:style-name="TL Data" office:value="19031" office:value-type="float">
            <text:p>19031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91" office:value-type="float">
            <text:p>1391</text:p>
          </table:table-cell>
          <table:table-cell ns41:value-type="float" table:style-name="TL Data" office:value="1218" office:value-type="float">
            <text:p>1218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4230" office:value-type="float">
            <text:p>94230</text:p>
          </table:table-cell>
          <table:table-cell ns41:value-type="float" table:style-name="TL Data" office:value="107628" office:value-type="float">
            <text:p>107628</text:p>
          </table:table-cell>
          <table:table-cell ns41:value-type="float" table:style-name="ce74" office:value="1675.76" office:value-type="float">
            <text:p>1675.76</text:p>
          </table:table-cell>
          <table:table-cell ns41:value-type="float" table:style-name="ce75" office:value="120457.58" office:value-type="float">
            <text:p>120457.58</text:p>
          </table:table-cell>
          <table:table-cell ns41:value-type="float" table:style-name="ce46" office:value="599" office:value-type="float">
            <text:p>599</text:p>
          </table:table-cell>
          <table:table-cell ns41:value-type="float" table:style-name="ce52" office:value="10345" office:value-type="float">
            <text:p>10345</text:p>
          </table:table-cell>
          <table:table-cell ns41:value-type="float" table:style-name="ce52" office:value="1" office:value-type="float">
            <text:p>1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Schiedam</text:p>
          </table:table-cell>
          <table:table-cell table:style-name="Default"/>
          <table:table-cell ns41:value-type="float" table:style-name="ce73" office:value="8974" office:value-type="float">
            <text:p>8974</text:p>
          </table:table-cell>
          <table:table-cell ns41:value-type="float" table:style-name="TL Data" office:value="9662" office:value-type="float">
            <text:p>9662</text:p>
          </table:table-cell>
          <table:table-cell ns41:value-type="float" table:style-name="TL Data" office:value="2123" office:value-type="float">
            <text:p>2123</text:p>
          </table:table-cell>
          <table:table-cell ns41:value-type="float" table:style-name="TL Data" office:value="2524" office:value-type="float">
            <text:p>2524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1087" office:value-type="float">
            <text:p>108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2148" office:value-type="float">
            <text:p>12148</text:p>
          </table:table-cell>
          <table:table-cell ns41:value-type="float" table:style-name="TL Data" office:value="13385" office:value-type="float">
            <text:p>13385</text:p>
          </table:table-cell>
          <table:table-cell ns41:value-type="float" table:style-name="ce74" office:value="1144.95" office:value-type="float">
            <text:p>1144.95</text:p>
          </table:table-cell>
          <table:table-cell ns41:value-type="float" table:style-name="ce75" office:value="22300.53" office:value-type="float">
            <text:p>22300.53</text:p>
          </table:table-cell>
          <table:table-cell ns41:value-type="float" table:style-name="ce46" office:value="606" office:value-type="float">
            <text:p>606</text:p>
          </table:table-cell>
          <table:table-cell ns41:value-type="float" table:style-name="ce52" office:value="11260" office:value-type="float">
            <text:p>11260</text:p>
          </table:table-cell>
          <table:table-cell ns41:value-type="float" table:style-name="ce52" office:value="2" office:value-type="float">
            <text:p>2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9" office:value-type="string">
            <text:p>Totaal</text:p>
          </table:table-cell>
          <table:table-cell table:style-name="Default"/>
          <table:table-cell ns41:value-type="float" table:style-name="ce73" office:value="147786" office:value-type="float">
            <text:p>147786</text:p>
          </table:table-cell>
          <table:table-cell ns41:value-type="float" table:style-name="TL Data" office:value="162631" office:value-type="float">
            <text:p>162631</text:p>
          </table:table-cell>
          <table:table-cell ns41:value-type="float" table:style-name="TL Data" office:value="37525" office:value-type="float">
            <text:p>37525</text:p>
          </table:table-cell>
          <table:table-cell ns41:value-type="float" table:style-name="TL Data" office:value="47101" office:value-type="float">
            <text:p>47101</text:p>
          </table:table-cell>
          <table:table-cell ns41:value-type="float" table:style-name="TL Data" office:value="35559" office:value-type="float">
            <text:p>35559</text:p>
          </table:table-cell>
          <table:table-cell ns41:value-type="float" table:style-name="TL Data" office:value="11944" office:value-type="float">
            <text:p>11944</text:p>
          </table:table-cell>
          <table:table-cell ns41:value-type="float" table:style-name="TL Data" office:value="1403" office:value-type="float">
            <text:p>1403</text:p>
          </table:table-cell>
          <table:table-cell ns41:value-type="float" table:style-name="TL Data" office:value="1841" office:value-type="float">
            <text:p>1841</text:p>
          </table:table-cell>
          <table:table-cell ns41:value-type="float" table:style-name="TL Data" office:value="1624" office:value-type="float">
            <text:p>1624</text:p>
          </table:table-cell>
          <table:table-cell ns41:value-type="float" table:style-name="TL Data" office:value="1726" office:value-type="float">
            <text:p>172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45" office:value-type="float">
            <text:p>2145</text:p>
          </table:table-cell>
          <table:table-cell ns41:value-type="float" table:style-name="TL Data" office:value="2008" office:value-type="float">
            <text:p>2008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27186" office:value-type="float">
            <text:p>227186</text:p>
          </table:table-cell>
          <table:table-cell ns41:value-type="float" table:style-name="TL Data" office:value="261473" office:value-type="float">
            <text:p>261473</text:p>
          </table:table-cell>
          <table:table-cell ns41:value-type="float" table:style-name="ce74" office:value="6965.19" office:value-type="float">
            <text:p>6965.19</text:p>
          </table:table-cell>
          <table:table-cell ns41:value-type="float" table:style-name="ce75" office:value="70157.31" office:value-type="float">
            <text:p>70157.31</text:p>
          </table:table-cell>
          <table:table-cell table:style-name="ce46"/>
          <table:table-cell table:style-name="ce52" table:number-columns-repeated="2"/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Overige gemeenten</text:p>
          </table:table-cell>
          <table:table-cell table:style-name="ce14"/>
          <table:table-cell table:style-name="ce20"/>
          <table:table-cell table:style-name="ce26" table:number-columns-repeated="27"/>
          <table:table-cell table:style-name="ce30"/>
          <table:table-cell table:style-name="ce36"/>
          <table:table-cell table:style-name="ce46"/>
          <table:table-cell table:style-name="ce52" table:number-columns-repeated="2"/>
          <table:table-cell table:style-name="ce54"/>
          <table:table-cell table:style-name="ce2" table:number-columns-repeated="4"/>
          <table:table-cell table:style-name="ce70"/>
          <table:table-cell table:style-name="ce56" table:number-columns-repeated="983"/>
        </table:table-row>
        <table:table-row table:style-name="ro7">
          <table:table-cell ns41:value-type="string" table:style-name="ce72" office:value-type="string">
            <text:p>Aar (Ter-)</text:p>
          </table:table-cell>
          <table:table-cell table:style-name="Default"/>
          <table:table-cell ns41:value-type="float" table:style-name="ce73" office:value="882" office:value-type="float">
            <text:p>882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20"/>
          <table:table-cell ns41:value-type="float" table:style-name="TL Data" office:value="1179" office:value-type="float">
            <text:p>1179</text:p>
          </table:table-cell>
          <table:table-cell ns41:value-type="float" table:style-name="TL Data" office:value="1197" office:value-type="float">
            <text:p>1197</text:p>
          </table:table-cell>
          <table:table-cell ns41:value-type="float" table:style-name="ce74" office:value="2621.49" office:value-type="float">
            <text:p>2621.49</text:p>
          </table:table-cell>
          <table:table-cell ns41:value-type="float" table:style-name="ce75" office:value="1665.46" office:value-type="float">
            <text:p>1665.46</text:p>
          </table:table-cell>
          <table:table-cell ns41:value-type="float" table:style-name="ce46" office:value="480" office:value-type="float">
            <text:p>480</text:p>
          </table:table-cell>
          <table:table-cell ns41:value-type="float" table:style-name="ce52" office:value="11104" office:value-type="float">
            <text:p>1110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6">
          <table:table-cell ns41:value-type="string" table:style-name="ce72" office:value-type="string">
            <text:p>Arlanderveen</text:p>
          </table:table-cell>
          <table:table-cell table:style-name="Default"/>
          <table:table-cell ns41:value-type="float" table:style-name="ce73" office:value="853" office:value-type="float">
            <text:p>853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74" office:value-type="float">
            <text:p>17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509" office:value-type="float">
            <text:p>1509</text:p>
          </table:table-cell>
          <table:table-cell ns41:value-type="float" table:style-name="TL Data" office:value="1535" office:value-type="float">
            <text:p>1535</text:p>
          </table:table-cell>
          <table:table-cell ns41:value-type="float" table:style-name="ce74" office:value="2306.3" office:value-type="float">
            <text:p>2306.30</text:p>
          </table:table-cell>
          <table:table-cell ns41:value-type="float" table:style-name="ce75" office:value="1834.97" office:value-type="float">
            <text:p>1834.97</text:p>
          </table:table-cell>
          <table:table-cell ns41:value-type="float" table:style-name="ce46" office:value="1002" office:value-type="float">
            <text:p>1002</text:p>
          </table:table-cell>
          <table:table-cell ns41:value-type="float" table:style-name="ce52" office:value="11242" office:value-type="float">
            <text:p>1124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Abbenbroek</text:p>
          </table:table-cell>
          <table:table-cell table:style-name="Default"/>
          <table:table-cell ns41:value-type="float" table:style-name="ce73" office:value="278" office:value-type="float">
            <text:p>278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0"/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ce74" office:value="520.56" office:value-type="float">
            <text:p>520.56</text:p>
          </table:table-cell>
          <table:table-cell ns41:value-type="float" table:style-name="ce75" office:value="2881.51" office:value-type="float">
            <text:p>2881.51</text:p>
          </table:table-cell>
          <table:table-cell ns41:value-type="float" table:style-name="ce46" office:value="481" office:value-type="float">
            <text:p>481</text:p>
          </table:table-cell>
          <table:table-cell ns41:value-type="float" table:style-name="ce52" office:value="11026" office:value-type="float">
            <text:p>1102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Alblas (Oud-)</text:p>
          </table:table-cell>
          <table:table-cell table:style-name="Default"/>
          <table:table-cell ns41:value-type="float" table:style-name="ce73" office:value="382" office:value-type="float">
            <text:p>382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ce74" office:value="73.06" office:value-type="float">
            <text:p>73.06</text:p>
          </table:table-cell>
          <table:table-cell ns41:value-type="float" table:style-name="ce75" office:value="15904.73" office:value-type="float">
            <text:p>15904.73</text:p>
          </table:table-cell>
          <table:table-cell ns41:value-type="float" table:style-name="ce46" office:value="583" office:value-type="float">
            <text:p>583</text:p>
          </table:table-cell>
          <table:table-cell ns41:value-type="float" table:style-name="ce52" office:value="10826" office:value-type="float">
            <text:p>1082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Alblasserdam</text:p>
          </table:table-cell>
          <table:table-cell table:style-name="Default"/>
          <table:table-cell ns41:value-type="float" table:style-name="ce73" office:value="1648" office:value-type="float">
            <text:p>1648</text:p>
          </table:table-cell>
          <table:table-cell ns41:value-type="float" table:style-name="TL Data" office:value="1587" office:value-type="float">
            <text:p>1587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53" office:value-type="float">
            <text:p>15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30" office:value-type="float">
            <text:p>2330</text:p>
          </table:table-cell>
          <table:table-cell ns41:value-type="float" table:style-name="TL Data" office:value="2386" office:value-type="float">
            <text:p>2386</text:p>
          </table:table-cell>
          <table:table-cell ns41:value-type="float" table:style-name="ce74" office:value="814.59" office:value-type="float">
            <text:p>814.59</text:p>
          </table:table-cell>
          <table:table-cell ns41:value-type="float" table:style-name="ce75" office:value="988.22" office:value-type="float">
            <text:p>988.22</text:p>
          </table:table-cell>
          <table:table-cell ns41:value-type="float" table:style-name="ce46" office:value="482" office:value-type="float">
            <text:p>482</text:p>
          </table:table-cell>
          <table:table-cell ns41:value-type="float" table:style-name="ce52" office:value="11327" office:value-type="float">
            <text:p>1132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Alkemade</text:p>
          </table:table-cell>
          <table:table-cell table:style-name="Default"/>
          <table:table-cell ns41:value-type="float" table:style-name="ce73" office:value="1673" office:value-type="float">
            <text:p>1673</text:p>
          </table:table-cell>
          <table:table-cell ns41:value-type="float" table:style-name="TL Data" office:value="1550" office:value-type="float">
            <text:p>1550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171" office:value-type="float">
            <text:p>2171</text:p>
          </table:table-cell>
          <table:table-cell ns41:value-type="float" table:style-name="TL Data" office:value="2195" office:value-type="float">
            <text:p>2195</text:p>
          </table:table-cell>
          <table:table-cell ns41:value-type="float" table:style-name="ce74" office:value="326.1" office:value-type="float">
            <text:p>326.10</text:p>
          </table:table-cell>
          <table:table-cell ns41:value-type="float" table:style-name="ce75" office:value="4701.01" office:value-type="float">
            <text:p>4701.01</text:p>
          </table:table-cell>
          <table:table-cell ns41:value-type="float" table:style-name="ce46" office:value="483" office:value-type="float">
            <text:p>483</text:p>
          </table:table-cell>
          <table:table-cell ns41:value-type="float" table:style-name="ce52" office:value="10349" office:value-type="float">
            <text:p>1034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Alpen</text:p>
          </table:table-cell>
          <table:table-cell table:style-name="Default"/>
          <table:table-cell ns41:value-type="float" table:style-name="ce73" office:value="1039" office:value-type="float">
            <text:p>1039</text:p>
          </table:table-cell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972" office:value-type="float">
            <text:p>972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099" office:value-type="float">
            <text:p>2099</text:p>
          </table:table-cell>
          <table:table-cell ns41:value-type="float" table:style-name="TL Data" office:value="2133" office:value-type="float">
            <text:p>2133</text:p>
          </table:table-cell>
          <table:table-cell ns41:value-type="float" table:style-name="ce74" office:value="2157.22" office:value-type="float">
            <text:p>2157.22</text:p>
          </table:table-cell>
          <table:table-cell ns41:value-type="float" table:style-name="ce75" office:value="1512.13" office:value-type="float">
            <text:p>1512.13</text:p>
          </table:table-cell>
          <table:table-cell ns41:value-type="float" table:style-name="ce46" office:value="1008" office:value-type="float">
            <text:p>1008</text:p>
          </table:table-cell>
          <table:table-cell ns41:value-type="float" table:style-name="ce52" office:value="10517" office:value-type="float">
            <text:p>1051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Ameide</text:p>
          </table:table-cell>
          <table:table-cell table:style-name="Default"/>
          <table:table-cell ns41:value-type="float" table:style-name="ce73" office:value="594" office:value-type="float">
            <text:p>594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ce74" office:value="382.52" office:value-type="float">
            <text:p>382.52</text:p>
          </table:table-cell>
          <table:table-cell ns41:value-type="float" table:style-name="ce75" office:value="2219.49" office:value-type="float">
            <text:p>2219.49</text:p>
          </table:table-cell>
          <table:table-cell ns41:value-type="float" table:style-name="ce46" office:value="485" office:value-type="float">
            <text:p>485</text:p>
          </table:table-cell>
          <table:table-cell ns41:value-type="float" table:style-name="ce52" office:value="11349" office:value-type="float">
            <text:p>1134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Ammerstol</text:p>
          </table:table-cell>
          <table:table-cell table:style-name="Default"/>
          <table:table-cell ns41:value-type="float" table:style-name="ce73" office:value="453" office:value-type="float">
            <text:p>453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ce74" office:value="1404.84" office:value-type="float">
            <text:p>1404.84</text:p>
          </table:table-cell>
          <table:table-cell ns41:value-type="float" table:style-name="ce75" office:value="1161.69" office:value-type="float">
            <text:p>1161.69</text:p>
          </table:table-cell>
          <table:table-cell ns41:value-type="float" table:style-name="ce46" office:value="486" office:value-type="float">
            <text:p>486</text:p>
          </table:table-cell>
          <table:table-cell ns41:value-type="float" table:style-name="ce52" office:value="10863" office:value-type="float">
            <text:p>1086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Arkel</text:p>
          </table:table-cell>
          <table:table-cell table:style-name="Default"/>
          <table:table-cell ns41:value-type="float" table:style-name="ce73" office:value="226" office:value-type="float">
            <text:p>226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ce74" office:value="1759.16" office:value-type="float">
            <text:p>1759.16</text:p>
          </table:table-cell>
          <table:table-cell ns41:value-type="float" table:style-name="ce75" office:value="3008.25" office:value-type="float">
            <text:p>3008.25</text:p>
          </table:table-cell>
          <table:table-cell ns41:value-type="float" table:style-name="ce46" office:value="487" office:value-type="float">
            <text:p>487</text:p>
          </table:table-cell>
          <table:table-cell ns41:value-type="float" table:style-name="ce52" office:value="10079" office:value-type="float">
            <text:p>1007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Asperen</text:p>
          </table:table-cell>
          <table:table-cell table:style-name="Default"/>
          <table:table-cell ns41:value-type="float" table:style-name="ce73" office:value="664" office:value-type="float">
            <text:p>664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13" office:value-type="float">
            <text:p>11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6"/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ce74" office:value="3379.89" office:value-type="float">
            <text:p>3379.89</text:p>
          </table:table-cell>
          <table:table-cell ns41:value-type="float" table:style-name="ce75" office:value="591.14" office:value-type="float">
            <text:p>591.14</text:p>
          </table:table-cell>
          <table:table-cell ns41:value-type="float" table:style-name="ce46" office:value="488" office:value-type="float">
            <text:p>488</text:p>
          </table:table-cell>
          <table:table-cell ns41:value-type="float" table:style-name="ce52" office:value="11369" office:value-type="float">
            <text:p>1136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Barendrecht</text:p>
          </table:table-cell>
          <table:table-cell table:style-name="Default"/>
          <table:table-cell ns41:value-type="float" table:style-name="ce73" office:value="1073" office:value-type="float">
            <text:p>1073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1646" office:value-type="float">
            <text:p>1646</text:p>
          </table:table-cell>
          <table:table-cell ns41:value-type="float" table:style-name="TL Data" office:value="1616" office:value-type="float">
            <text:p>1616</text:p>
          </table:table-cell>
          <table:table-cell ns41:value-type="float" table:style-name="ce74" office:value="1225.95" office:value-type="float">
            <text:p>1225.95</text:p>
          </table:table-cell>
          <table:table-cell ns41:value-type="float" table:style-name="ce75" office:value="536.72" office:value-type="float">
            <text:p>536.72</text:p>
          </table:table-cell>
          <table:table-cell ns41:value-type="float" table:style-name="ce46" office:value="489" office:value-type="float">
            <text:p>489</text:p>
          </table:table-cell>
          <table:table-cell ns41:value-type="float" table:style-name="ce52" office:value="10943" office:value-type="float">
            <text:p>1094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Barwoutswaarder</text:p>
          </table:table-cell>
          <table:table-cell table:style-name="Default"/>
          <table:table-cell ns41:value-type="float" table:style-name="ce73" office:value="185" office:value-type="float">
            <text:p>185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00" office:value-type="float">
            <text:p>100</text:p>
          </table:table-cell>
          <table:table-cell table:style-name="TL Data" table:number-columns-repeated="20"/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ce74" office:value="382.52" office:value-type="float">
            <text:p>382.52</text:p>
          </table:table-cell>
          <table:table-cell ns41:value-type="float" table:style-name="ce75" office:value="2219.49" office:value-type="float">
            <text:p>2219.49</text:p>
          </table:table-cell>
          <table:table-cell ns41:value-type="float" table:style-name="ce46" office:value="1017" office:value-type="float">
            <text:p>1017</text:p>
          </table:table-cell>
          <table:table-cell ns41:value-type="float" table:style-name="ce52" office:value="10447" office:value-type="float">
            <text:p>1044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Beijerland (Nieuw-)</text:p>
          </table:table-cell>
          <table:table-cell table:style-name="Default"/>
          <table:table-cell ns41:value-type="float" table:style-name="ce73" office:value="526" office:value-type="float">
            <text:p>526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ce74" office:value="1404.84" office:value-type="float">
            <text:p>1404.84</text:p>
          </table:table-cell>
          <table:table-cell ns41:value-type="float" table:style-name="ce75" office:value="1161.69" office:value-type="float">
            <text:p>1161.69</text:p>
          </table:table-cell>
          <table:table-cell ns41:value-type="float" table:style-name="ce46" office:value="566" office:value-type="float">
            <text:p>566</text:p>
          </table:table-cell>
          <table:table-cell ns41:value-type="float" table:style-name="ce52" office:value="10092" office:value-type="float">
            <text:p>1009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Beijerland (Oud-)</text:p>
          </table:table-cell>
          <table:table-cell table:style-name="Default"/>
          <table:table-cell ns41:value-type="float" table:style-name="ce73" office:value="1956" office:value-type="float">
            <text:p>1956</text:p>
          </table:table-cell>
          <table:table-cell ns41:value-type="float" table:style-name="TL Data" office:value="1840" office:value-type="float">
            <text:p>1840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643" office:value-type="float">
            <text:p>2643</text:p>
          </table:table-cell>
          <table:table-cell ns41:value-type="float" table:style-name="TL Data" office:value="2649" office:value-type="float">
            <text:p>2649</text:p>
          </table:table-cell>
          <table:table-cell ns41:value-type="float" table:style-name="ce74" office:value="1759.16" office:value-type="float">
            <text:p>1759.16</text:p>
          </table:table-cell>
          <table:table-cell ns41:value-type="float" table:style-name="ce75" office:value="3008.25" office:value-type="float">
            <text:p>3008.25</text:p>
          </table:table-cell>
          <table:table-cell ns41:value-type="float" table:style-name="ce46" office:value="584" office:value-type="float">
            <text:p>584</text:p>
          </table:table-cell>
          <table:table-cell ns41:value-type="float" table:style-name="ce52" office:value="11301" office:value-type="float">
            <text:p>11301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Beijerland (Zuid-)</text:p>
          </table:table-cell>
          <table:table-cell table:style-name="Default"/>
          <table:table-cell ns41:value-type="float" table:style-name="ce73" office:value="639" office:value-type="float">
            <text:p>639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0"/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ce74" office:value="3379.89" office:value-type="float">
            <text:p>3379.89</text:p>
          </table:table-cell>
          <table:table-cell ns41:value-type="float" table:style-name="ce75" office:value="591.14" office:value-type="float">
            <text:p>591.14</text:p>
          </table:table-cell>
          <table:table-cell ns41:value-type="float" table:style-name="ce46" office:value="639" office:value-type="float">
            <text:p>639</text:p>
          </table:table-cell>
          <table:table-cell ns41:value-type="float" table:style-name="ce52" office:value="10917" office:value-type="float">
            <text:p>1091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Benthuizen</text:p>
          </table:table-cell>
          <table:table-cell table:style-name="Default"/>
          <table:table-cell ns41:value-type="float" table:style-name="ce73" office:value="240" office:value-type="float">
            <text:p>240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ce74" office:value="1225.95" office:value-type="float">
            <text:p>1225.95</text:p>
          </table:table-cell>
          <table:table-cell ns41:value-type="float" table:style-name="ce75" office:value="536.72" office:value-type="float">
            <text:p>536.72</text:p>
          </table:table-cell>
          <table:table-cell ns41:value-type="float" table:style-name="ce46" office:value="490" office:value-type="float">
            <text:p>490</text:p>
          </table:table-cell>
          <table:table-cell ns41:value-type="float" table:style-name="ce52" office:value="10398" office:value-type="float">
            <text:p>1039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Bergambacht</text:p>
          </table:table-cell>
          <table:table-cell table:style-name="Default"/>
          <table:table-cell ns41:value-type="float" table:style-name="ce73" office:value="1070" office:value-type="float">
            <text:p>1070</text:p>
          </table:table-cell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 table:number-columns-repeated="20"/>
          <table:table-cell ns41:value-type="float" table:style-name="TL Data" office:value="1462" office:value-type="float">
            <text:p>1462</text:p>
          </table:table-cell>
          <table:table-cell ns41:value-type="float" table:style-name="TL Data" office:value="1441" office:value-type="float">
            <text:p>1441</text:p>
          </table:table-cell>
          <table:table-cell ns41:value-type="float" table:style-name="ce74" office:value="2876.97" office:value-type="float">
            <text:p>2876.97</text:p>
          </table:table-cell>
          <table:table-cell ns41:value-type="float" table:style-name="ce75" office:value="1009.04" office:value-type="float">
            <text:p>1009.04</text:p>
          </table:table-cell>
          <table:table-cell ns41:value-type="float" table:style-name="ce46" office:value="491" office:value-type="float">
            <text:p>491</text:p>
          </table:table-cell>
          <table:table-cell ns41:value-type="float" table:style-name="ce52" office:value="10962" office:value-type="float">
            <text:p>1096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Berschenhoek</text:p>
          </table:table-cell>
          <table:table-cell table:style-name="Default"/>
          <table:table-cell ns41:value-type="float" table:style-name="ce73" office:value="383" office:value-type="float">
            <text:p>383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ce74" office:value="1532.52" office:value-type="float">
            <text:p>1532.52</text:p>
          </table:table-cell>
          <table:table-cell ns41:value-type="float" table:style-name="ce75" office:value="738.65" office:value-type="float">
            <text:p>738.65</text:p>
          </table:table-cell>
          <table:table-cell ns41:value-type="float" table:style-name="ce46" office:value="492" office:value-type="float">
            <text:p>492</text:p>
          </table:table-cell>
          <table:table-cell ns41:value-type="float" table:style-name="ce52" office:value="10445" office:value-type="float">
            <text:p>1044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Berkel.c.a</text:p>
          </table:table-cell>
          <table:table-cell table:style-name="Default"/>
          <table:table-cell ns41:value-type="float" table:style-name="ce73" office:value="546" office:value-type="float">
            <text:p>546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ce74" office:value="1956.69" office:value-type="float">
            <text:p>1956.69</text:p>
          </table:table-cell>
          <table:table-cell ns41:value-type="float" table:style-name="ce75" office:value="797.26" office:value-type="float">
            <text:p>797.26</text:p>
          </table:table-cell>
          <table:table-cell ns41:value-type="float" table:style-name="ce46" office:value="493" office:value-type="float">
            <text:p>493</text:p>
          </table:table-cell>
          <table:table-cell ns41:value-type="float" table:style-name="ce52" office:value="10139" office:value-type="float">
            <text:p>1013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Berkenwoude</text:p>
          </table:table-cell>
          <table:table-cell table:style-name="Default"/>
          <table:table-cell ns41:value-type="float" table:style-name="ce73" office:value="194" office:value-type="float">
            <text:p>194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0"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ce74" office:value="1131.77" office:value-type="float">
            <text:p>1131.77</text:p>
          </table:table-cell>
          <table:table-cell ns41:value-type="float" table:style-name="ce75" office:value="525.72" office:value-type="float">
            <text:p>525.72</text:p>
          </table:table-cell>
          <table:table-cell ns41:value-type="float" table:style-name="ce46" office:value="494" office:value-type="float">
            <text:p>494</text:p>
          </table:table-cell>
          <table:table-cell ns41:value-type="float" table:style-name="ce52" office:value="10797" office:value-type="float">
            <text:p>1079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Bleiswijk</text:p>
          </table:table-cell>
          <table:table-cell table:style-name="Default"/>
          <table:table-cell ns41:value-type="float" table:style-name="ce73" office:value="535" office:value-type="float">
            <text:p>535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ce74" office:value="2159.34" office:value-type="float">
            <text:p>2159.34</text:p>
          </table:table-cell>
          <table:table-cell ns41:value-type="float" table:style-name="ce75" office:value="758.1" office:value-type="float">
            <text:p>758.10</text:p>
          </table:table-cell>
          <table:table-cell ns41:value-type="float" table:style-name="ce46" office:value="495" office:value-type="float">
            <text:p>495</text:p>
          </table:table-cell>
          <table:table-cell ns41:value-type="float" table:style-name="ce52" office:value="10994" office:value-type="float">
            <text:p>1099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Bleskensgraaf</text:p>
          </table:table-cell>
          <table:table-cell table:style-name="Default"/>
          <table:table-cell ns41:value-type="float" table:style-name="ce73" office:value="338" office:value-type="float">
            <text:p>338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0"/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ce74" office:value="1250.63" office:value-type="float">
            <text:p>1250.63</text:p>
          </table:table-cell>
          <table:table-cell ns41:value-type="float" table:style-name="ce75" office:value="780.4" office:value-type="float">
            <text:p>780.40</text:p>
          </table:table-cell>
          <table:table-cell ns41:value-type="float" table:style-name="ce46" office:value="496" office:value-type="float">
            <text:p>496</text:p>
          </table:table-cell>
          <table:table-cell ns41:value-type="float" table:style-name="ce52" office:value="10451" office:value-type="float">
            <text:p>1045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Bodegraven</text:p>
          </table:table-cell>
          <table:table-cell table:style-name="Default"/>
          <table:table-cell ns41:value-type="float" table:style-name="ce73" office:value="984" office:value-type="float">
            <text:p>984</text:p>
          </table:table-cell>
          <table:table-cell ns41:value-type="float" table:style-name="TL Data" office:value="999" office:value-type="float">
            <text:p>999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313" office:value-type="float">
            <text:p>313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815" office:value-type="float">
            <text:p>1815</text:p>
          </table:table-cell>
          <table:table-cell ns41:value-type="float" table:style-name="TL Data" office:value="1940" office:value-type="float">
            <text:p>1940</text:p>
          </table:table-cell>
          <table:table-cell ns41:value-type="float" table:style-name="ce74" office:value="2558.4" office:value-type="float">
            <text:p>2558.40</text:p>
          </table:table-cell>
          <table:table-cell ns41:value-type="float" table:style-name="ce75" office:value="1467.71" office:value-type="float">
            <text:p>1467.71</text:p>
          </table:table-cell>
          <table:table-cell ns41:value-type="float" table:style-name="ce46" office:value="497" office:value-type="float">
            <text:p>497</text:p>
          </table:table-cell>
          <table:table-cell ns41:value-type="float" table:style-name="ce52" office:value="11091" office:value-type="float">
            <text:p>1109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Bommel (Den)</text:p>
          </table:table-cell>
          <table:table-cell table:style-name="Default"/>
          <table:table-cell ns41:value-type="float" table:style-name="ce73" office:value="501" office:value-type="float">
            <text:p>501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ce74" office:value="2133.55" office:value-type="float">
            <text:p>2133.55</text:p>
          </table:table-cell>
          <table:table-cell ns41:value-type="float" table:style-name="ce75" office:value="713.36" office:value-type="float">
            <text:p>713.36</text:p>
          </table:table-cell>
          <table:table-cell ns41:value-type="float" table:style-name="ce46" office:value="1024" office:value-type="float">
            <text:p>1024</text:p>
          </table:table-cell>
          <table:table-cell ns41:value-type="float" table:style-name="ce52" office:value="10293" office:value-type="float">
            <text:p>1029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Boskoop</text:p>
          </table:table-cell>
          <table:table-cell table:style-name="Default"/>
          <table:table-cell ns41:value-type="float" table:style-name="ce73" office:value="987" office:value-type="float">
            <text:p>987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387" office:value-type="float">
            <text:p>1387</text:p>
          </table:table-cell>
          <table:table-cell ns41:value-type="float" table:style-name="TL Data" office:value="1419" office:value-type="float">
            <text:p>1419</text:p>
          </table:table-cell>
          <table:table-cell ns41:value-type="float" table:style-name="ce74" office:value="648.74" office:value-type="float">
            <text:p>648.74</text:p>
          </table:table-cell>
          <table:table-cell ns41:value-type="float" table:style-name="ce75" office:value="4325.3" office:value-type="float">
            <text:p>4325.30</text:p>
          </table:table-cell>
          <table:table-cell ns41:value-type="float" table:style-name="ce46" office:value="499" office:value-type="float">
            <text:p>499</text:p>
          </table:table-cell>
          <table:table-cell ns41:value-type="float" table:style-name="ce52" office:value="10419" office:value-type="float">
            <text:p>1041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Brandwijk</text:p>
          </table:table-cell>
          <table:table-cell table:style-name="Default"/>
          <table:table-cell ns41:value-type="float" table:style-name="ce73" office:value="224" office:value-type="float">
            <text:p>224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ce74" office:value="1111.31" office:value-type="float">
            <text:p>1111.31</text:p>
          </table:table-cell>
          <table:table-cell ns41:value-type="float" table:style-name="ce75" office:value="754.06" office:value-type="float">
            <text:p>754.06</text:p>
          </table:table-cell>
          <table:table-cell ns41:value-type="float" table:style-name="ce46" office:value="500" office:value-type="float">
            <text:p>500</text:p>
          </table:table-cell>
          <table:table-cell ns41:value-type="float" table:style-name="ce52" office:value="10169" office:value-type="float">
            <text:p>1016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Brielle</text:p>
          </table:table-cell>
          <table:table-cell table:style-name="Default"/>
          <table:table-cell ns41:value-type="float" table:style-name="ce73" office:value="1308" office:value-type="float">
            <text:p>1308</text:p>
          </table:table-cell>
          <table:table-cell ns41:value-type="float" table:style-name="TL Data" office:value="1326" office:value-type="float">
            <text:p>1326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045" office:value-type="float">
            <text:p>2045</text:p>
          </table:table-cell>
          <table:table-cell ns41:value-type="float" table:style-name="TL Data" office:value="2241" office:value-type="float">
            <text:p>2241</text:p>
          </table:table-cell>
          <table:table-cell ns41:value-type="float" table:style-name="ce74" office:value="232.98" office:value-type="float">
            <text:p>232.98</text:p>
          </table:table-cell>
          <table:table-cell ns41:value-type="float" table:style-name="ce75" office:value="18396.42" office:value-type="float">
            <text:p>18396.42</text:p>
          </table:table-cell>
          <table:table-cell ns41:value-type="float" table:style-name="ce46" office:value="501" office:value-type="float">
            <text:p>501</text:p>
          </table:table-cell>
          <table:table-cell ns41:value-type="float" table:style-name="ce52" office:value="10232" office:value-type="float">
            <text:p>1023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Capelle a/d Ijssel</text:p>
          </table:table-cell>
          <table:table-cell table:style-name="Default"/>
          <table:table-cell ns41:value-type="float" table:style-name="ce73" office:value="858" office:value-type="float">
            <text:p>858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32" office:value-type="float">
            <text:p>13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6"/>
          <table:table-cell ns41:value-type="float" table:style-name="TL Data" office:value="1690" office:value-type="float">
            <text:p>1690</text:p>
          </table:table-cell>
          <table:table-cell ns41:value-type="float" table:style-name="TL Data" office:value="1621" office:value-type="float">
            <text:p>1621</text:p>
          </table:table-cell>
          <table:table-cell ns41:value-type="float" table:style-name="ce74" office:value="1553.73" office:value-type="float">
            <text:p>1553.73</text:p>
          </table:table-cell>
          <table:table-cell ns41:value-type="float" table:style-name="ce75" office:value="2131" office:value-type="float">
            <text:p>2131.00</text:p>
          </table:table-cell>
          <table:table-cell ns41:value-type="float" table:style-name="ce46" office:value="502" office:value-type="float">
            <text:p>502</text:p>
          </table:table-cell>
          <table:table-cell ns41:value-type="float" table:style-name="ce52" office:value="11248" office:value-type="float">
            <text:p>1124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Charlois</text:p>
          </table:table-cell>
          <table:table-cell table:style-name="Default"/>
          <table:table-cell ns41:value-type="float" table:style-name="ce73" office:value="2813" office:value-type="float">
            <text:p>2813</text:p>
          </table:table-cell>
          <table:table-cell ns41:value-type="float" table:style-name="TL Data" office:value="2828" office:value-type="float">
            <text:p>2828</text:p>
          </table:table-cell>
          <table:table-cell ns41:value-type="float" table:style-name="TL Data" office:value="1714" office:value-type="float">
            <text:p>1714</text:p>
          </table:table-cell>
          <table:table-cell ns41:value-type="float" table:style-name="TL Data" office:value="1730" office:value-type="float">
            <text:p>1730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4837" office:value-type="float">
            <text:p>4837</text:p>
          </table:table-cell>
          <table:table-cell ns41:value-type="float" table:style-name="TL Data" office:value="4869" office:value-type="float">
            <text:p>4869</text:p>
          </table:table-cell>
          <table:table-cell ns41:value-type="float" table:style-name="ce74" office:value="2067.04" office:value-type="float">
            <text:p>2067.04</text:p>
          </table:table-cell>
          <table:table-cell ns41:value-type="float" table:style-name="ce75" office:value="4695.6" office:value-type="float">
            <text:p>4695.60</text:p>
          </table:table-cell>
          <table:table-cell ns41:value-type="float" table:style-name="ce46" office:value="1037" office:value-type="float">
            <text:p>1037</text:p>
          </table:table-cell>
          <table:table-cell ns41:value-type="float" table:style-name="ce52" office:value="10430" office:value-type="float">
            <text:p>10430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69" office:value="270137" office:value-type="float">
            <text:p>270137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Dirksland</text:p>
          </table:table-cell>
          <table:table-cell table:style-name="Default"/>
          <table:table-cell ns41:value-type="float" table:style-name="ce73" office:value="720" office:value-type="float">
            <text:p>720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012" office:value-type="float">
            <text:p>1012</text:p>
          </table:table-cell>
          <table:table-cell ns41:value-type="float" table:style-name="TL Data" office:value="1118" office:value-type="float">
            <text:p>1118</text:p>
          </table:table-cell>
          <table:table-cell ns41:value-type="float" table:style-name="ce31" office:value="1446.65" office:value-type="float">
            <text:p>1446.65</text:p>
          </table:table-cell>
          <table:table-cell ns41:value-type="float" table:style-name="ce37" office:value="1472.36" office:value-type="float">
            <text:p>1472.36</text:p>
          </table:table-cell>
          <table:table-cell ns41:value-type="float" table:style-name="ce46" office:value="504" office:value-type="float">
            <text:p>504</text:p>
          </table:table-cell>
          <table:table-cell ns41:value-type="float" table:style-name="ce52" office:value="11344" office:value-type="float">
            <text:p>1134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Dubbeldam</text:p>
          </table:table-cell>
          <table:table-cell table:style-name="Default"/>
          <table:table-cell ns41:value-type="float" table:style-name="ce73" office:value="1629" office:value-type="float">
            <text:p>1629</text:p>
          </table:table-cell>
          <table:table-cell ns41:value-type="float" table:style-name="TL Data" office:value="1493" office:value-type="float">
            <text:p>1493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09" office:value-type="float">
            <text:p>10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2283" office:value-type="float">
            <text:p>2283</text:p>
          </table:table-cell>
          <table:table-cell ns41:value-type="float" table:style-name="TL Data" office:value="2155" office:value-type="float">
            <text:p>2155</text:p>
          </table:table-cell>
          <table:table-cell ns41:value-type="float" table:style-name="ce31" office:value="6476.01" office:value-type="float">
            <text:p>6476.01</text:p>
          </table:table-cell>
          <table:table-cell ns41:value-type="float" table:style-name="ce37" office:value="685.29" office:value-type="float">
            <text:p>685.29</text:p>
          </table:table-cell>
          <table:table-cell ns41:value-type="float" table:style-name="ce46" office:value="507" office:value-type="float">
            <text:p>507</text:p>
          </table:table-cell>
          <table:table-cell ns41:value-type="float" table:style-name="ce52" office:value="10781" office:value-type="float">
            <text:p>1078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Everdingen</text:p>
          </table:table-cell>
          <table:table-cell table:style-name="Default"/>
          <table:table-cell ns41:value-type="float" table:style-name="ce73" office:value="435" office:value-type="float">
            <text:p>435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0"/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ce31" office:value="1084.37" office:value-type="float">
            <text:p>1084.37</text:p>
          </table:table-cell>
          <table:table-cell ns41:value-type="float" table:style-name="ce37" office:value="1087.26" office:value-type="float">
            <text:p>1087.26</text:p>
          </table:table-cell>
          <table:table-cell ns41:value-type="float" table:style-name="ce46" office:value="508" office:value-type="float">
            <text:p>508</text:p>
          </table:table-cell>
          <table:table-cell ns41:value-type="float" table:style-name="ce52" office:value="10638" office:value-type="float">
            <text:p>1063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Geervliet</text:p>
          </table:table-cell>
          <table:table-cell table:style-name="Default"/>
          <table:table-cell ns41:value-type="float" table:style-name="ce73" office:value="400" office:value-type="float">
            <text:p>400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0"/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ce31" office:value="2419.23" office:value-type="float">
            <text:p>2419.23</text:p>
          </table:table-cell>
          <table:table-cell ns41:value-type="float" table:style-name="ce37" office:value="481.14" office:value-type="float">
            <text:p>481.14</text:p>
          </table:table-cell>
          <table:table-cell ns41:value-type="float" table:style-name="ce46" office:value="509" office:value-type="float">
            <text:p>509</text:p>
          </table:table-cell>
          <table:table-cell ns41:value-type="float" table:style-name="ce52" office:value="10842" office:value-type="float">
            <text:p>1084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Giessendam</text:p>
          </table:table-cell>
          <table:table-cell table:style-name="Default"/>
          <table:table-cell ns41:value-type="float" table:style-name="ce73" office:value="1219" office:value-type="float">
            <text:p>1219</text:p>
          </table:table-cell>
          <table:table-cell ns41:value-type="float" table:style-name="TL Data" office:value="1191" office:value-type="float">
            <text:p>1191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20"/>
          <table:table-cell ns41:value-type="float" table:style-name="TL Data" office:value="1755" office:value-type="float">
            <text:p>1755</text:p>
          </table:table-cell>
          <table:table-cell ns41:value-type="float" table:style-name="TL Data" office:value="1790" office:value-type="float">
            <text:p>1790</text:p>
          </table:table-cell>
          <table:table-cell ns41:value-type="float" table:style-name="ce31" office:value="1869.35" office:value-type="float">
            <text:p>1869.35</text:p>
          </table:table-cell>
          <table:table-cell ns41:value-type="float" table:style-name="ce37" office:value="1896.38" office:value-type="float">
            <text:p>1896.38</text:p>
          </table:table-cell>
          <table:table-cell ns41:value-type="float" table:style-name="ce46" office:value="1063" office:value-type="float">
            <text:p>1063</text:p>
          </table:table-cell>
          <table:table-cell ns41:value-type="float" table:style-name="ce52" office:value="10606" office:value-type="float">
            <text:p>1060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Giessen-Nieuwkerk</text:p>
          </table:table-cell>
          <table:table-cell table:style-name="Default"/>
          <table:table-cell ns41:value-type="float" table:style-name="ce73" office:value="273" office:value-type="float">
            <text:p>273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ce31" office:value="786.26" office:value-type="float">
            <text:p>786.26</text:p>
          </table:table-cell>
          <table:table-cell ns41:value-type="float" table:style-name="ce37" office:value="1097.6" office:value-type="float">
            <text:p>1097.60</text:p>
          </table:table-cell>
          <table:table-cell ns41:value-type="float" table:style-name="ce46" office:value="1062" office:value-type="float">
            <text:p>1062</text:p>
          </table:table-cell>
          <table:table-cell ns41:value-type="float" table:style-name="ce52" office:value="10255" office:value-type="float">
            <text:p>1025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Goedereede</text:p>
          </table:table-cell>
          <table:table-cell table:style-name="Default"/>
          <table:table-cell ns41:value-type="float" table:style-name="ce73" office:value="432" office:value-type="float">
            <text:p>432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ce31" office:value="701.97" office:value-type="float">
            <text:p>701.97</text:p>
          </table:table-cell>
          <table:table-cell ns41:value-type="float" table:style-name="ce37" office:value="1535.67" office:value-type="float">
            <text:p>1535.67</text:p>
          </table:table-cell>
          <table:table-cell ns41:value-type="float" table:style-name="ce46" office:value="511" office:value-type="float">
            <text:p>511</text:p>
          </table:table-cell>
          <table:table-cell ns41:value-type="float" table:style-name="ce52" office:value="10981" office:value-type="float">
            <text:p>1098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Gorinchem</text:p>
          </table:table-cell>
          <table:table-cell table:style-name="Default"/>
          <table:table-cell ns41:value-type="float" table:style-name="ce73" office:value="3426" office:value-type="float">
            <text:p>3426</text:p>
          </table:table-cell>
          <table:table-cell ns41:value-type="float" table:style-name="TL Data" office:value="3447" office:value-type="float">
            <text:p>3447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978" office:value-type="float">
            <text:p>978</text:p>
          </table:table-cell>
          <table:table-cell ns41:value-type="float" table:style-name="TL Data" office:value="1352" office:value-type="float">
            <text:p>1352</text:p>
          </table:table-cell>
          <table:table-cell ns41:value-type="float" table:style-name="TL Data" office:value="1772" office:value-type="float">
            <text:p>1772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5640" office:value-type="float">
            <text:p>5640</text:p>
          </table:table-cell>
          <table:table-cell ns41:value-type="float" table:style-name="TL Data" office:value="6239" office:value-type="float">
            <text:p>6239</text:p>
          </table:table-cell>
          <table:table-cell ns41:value-type="float" table:style-name="ce31" office:value="1221.55" office:value-type="float">
            <text:p>1221.55</text:p>
          </table:table-cell>
          <table:table-cell ns41:value-type="float" table:style-name="ce37" office:value="9724.53" office:value-type="float">
            <text:p>9724.53</text:p>
          </table:table-cell>
          <table:table-cell ns41:value-type="float" table:style-name="ce46" office:value="512" office:value-type="float">
            <text:p>512</text:p>
          </table:table-cell>
          <table:table-cell ns41:value-type="float" table:style-name="ce52" office:value="10942" office:value-type="float">
            <text:p>1094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Gouda</text:p>
          </table:table-cell>
          <table:table-cell table:style-name="Default"/>
          <table:table-cell ns41:value-type="float" table:style-name="ce73" office:value="6395" office:value-type="float">
            <text:p>6395</text:p>
          </table:table-cell>
          <table:table-cell ns41:value-type="float" table:style-name="TL Data" office:value="6831" office:value-type="float">
            <text:p>6831</text:p>
          </table:table-cell>
          <table:table-cell ns41:value-type="float" table:style-name="TL Data" office:value="1810" office:value-type="float">
            <text:p>1810</text:p>
          </table:table-cell>
          <table:table-cell ns41:value-type="float" table:style-name="TL Data" office:value="2286" office:value-type="float">
            <text:p>2286</text:p>
          </table:table-cell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1265" office:value-type="float">
            <text:p>126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241" office:value-type="float">
            <text:p>9241</text:p>
          </table:table-cell>
          <table:table-cell ns41:value-type="float" table:style-name="TL Data" office:value="10463" office:value-type="float">
            <text:p>10463</text:p>
          </table:table-cell>
          <table:table-cell ns41:value-type="float" table:style-name="ce31" office:value="883.95" office:value-type="float">
            <text:p>883.95</text:p>
          </table:table-cell>
          <table:table-cell ns41:value-type="float" table:style-name="ce37" office:value="22290.85" office:value-type="float">
            <text:p>22290.85</text:p>
          </table:table-cell>
          <table:table-cell ns41:value-type="float" table:style-name="ce46" office:value="513" office:value-type="float">
            <text:p>513</text:p>
          </table:table-cell>
          <table:table-cell ns41:value-type="float" table:style-name="ce52" office:value="10302" office:value-type="float">
            <text:p>1030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Gouderak</text:p>
          </table:table-cell>
          <table:table-cell table:style-name="Default"/>
          <table:table-cell ns41:value-type="float" table:style-name="ce73" office:value="514" office:value-type="float">
            <text:p>514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ce31" office:value="1082.59" office:value-type="float">
            <text:p>1082.59</text:p>
          </table:table-cell>
          <table:table-cell ns41:value-type="float" table:style-name="ce37" office:value="1546.29" office:value-type="float">
            <text:p>1546.29</text:p>
          </table:table-cell>
          <table:table-cell ns41:value-type="float" table:style-name="ce46" office:value="514" office:value-type="float">
            <text:p>514</text:p>
          </table:table-cell>
          <table:table-cell ns41:value-type="float" table:style-name="ce52" office:value="11258" office:value-type="float">
            <text:p>1125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Goudriaan</text:p>
          </table:table-cell>
          <table:table-cell table:style-name="Default"/>
          <table:table-cell ns41:value-type="float" table:style-name="ce73" office:value="212" office:value-type="float">
            <text:p>212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0"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ce31" office:value="791.78" office:value-type="float">
            <text:p>791.78</text:p>
          </table:table-cell>
          <table:table-cell ns41:value-type="float" table:style-name="ce37" office:value="769.15" office:value-type="float">
            <text:p>769.15</text:p>
          </table:table-cell>
          <table:table-cell ns41:value-type="float" table:style-name="ce46" office:value="515" office:value-type="float">
            <text:p>515</text:p>
          </table:table-cell>
          <table:table-cell ns41:value-type="float" table:style-name="ce52" office:value="10450" office:value-type="float">
            <text:p>1045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Goudswaard</text:p>
          </table:table-cell>
          <table:table-cell table:style-name="Default"/>
          <table:table-cell ns41:value-type="float" table:style-name="ce73" office:value="436" office:value-type="float">
            <text:p>436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0"/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ce31" office:value="2483.6" office:value-type="float">
            <text:p>2483.60</text:p>
          </table:table-cell>
          <table:table-cell ns41:value-type="float" table:style-name="ce37" office:value="473.1" office:value-type="float">
            <text:p>473.10</text:p>
          </table:table-cell>
          <table:table-cell ns41:value-type="float" table:style-name="ce46" office:value="516" office:value-type="float">
            <text:p>516</text:p>
          </table:table-cell>
          <table:table-cell ns41:value-type="float" table:style-name="ce52" office:value="10914" office:value-type="float">
            <text:p>1091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s-Gravendeel</text:p>
          </table:table-cell>
          <table:table-cell table:style-name="Default"/>
          <table:table-cell ns41:value-type="float" table:style-name="ce73" office:value="1607" office:value-type="float">
            <text:p>1607</text:p>
          </table:table-cell>
          <table:table-cell ns41:value-type="float" table:style-name="TL Data" office:value="1440" office:value-type="float">
            <text:p>1440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2029" office:value-type="float">
            <text:p>2029</text:p>
          </table:table-cell>
          <table:table-cell ns41:value-type="float" table:style-name="TL Data" office:value="1936" office:value-type="float">
            <text:p>1936</text:p>
          </table:table-cell>
          <table:table-cell ns41:value-type="float" table:style-name="ce31" office:value="2104.54" office:value-type="float">
            <text:p>2104.54</text:p>
          </table:table-cell>
          <table:table-cell ns41:value-type="float" table:style-name="ce37" office:value="1883.12" office:value-type="float">
            <text:p>1883.12</text:p>
          </table:table-cell>
          <table:table-cell ns41:value-type="float" table:style-name="ce46" office:value="517" office:value-type="float">
            <text:p>517</text:p>
          </table:table-cell>
          <table:table-cell ns41:value-type="float" table:style-name="ce52" office:value="10052" office:value-type="float">
            <text:p>1005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s-Gravenzande</text:p>
          </table:table-cell>
          <table:table-cell table:style-name="Default"/>
          <table:table-cell ns41:value-type="float" table:style-name="ce73" office:value="1920" office:value-type="float">
            <text:p>1920</text:p>
          </table:table-cell>
          <table:table-cell ns41:value-type="float" table:style-name="TL Data" office:value="1804" office:value-type="float">
            <text:p>1804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34" office:value-type="float">
            <text:p>134</text:p>
          </table:table-cell>
          <table:table-cell table:style-name="TL Data" table:number-columns-repeated="2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594" office:value-type="float">
            <text:p>2594</text:p>
          </table:table-cell>
          <table:table-cell ns41:value-type="float" table:style-name="TL Data" office:value="2454" office:value-type="float">
            <text:p>2454</text:p>
          </table:table-cell>
          <table:table-cell ns41:value-type="float" table:style-name="ce31" office:value="4332.62" office:value-type="float">
            <text:p>4332.62</text:p>
          </table:table-cell>
          <table:table-cell ns41:value-type="float" table:style-name="ce37" office:value="1165.11" office:value-type="float">
            <text:p>1165.11</text:p>
          </table:table-cell>
          <table:table-cell ns41:value-type="float" table:style-name="ce46" office:value="519" office:value-type="float">
            <text:p>519</text:p>
          </table:table-cell>
          <table:table-cell ns41:value-type="float" table:style-name="ce52" office:value="10640" office:value-type="float">
            <text:p>10640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Groot-Ammers</text:p>
          </table:table-cell>
          <table:table-cell table:style-name="Default"/>
          <table:table-cell ns41:value-type="float" table:style-name="ce73" office:value="503" office:value-type="float">
            <text:p>503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0"/>
          <table:table-cell ns41:value-type="float" office:value="732" table:style-name="TL Data" table:number-columns-repeated="2" office:value-type="float">
            <text:p>732</text:p>
          </table:table-cell>
          <table:table-cell ns41:value-type="float" table:style-name="ce31" office:value="1532.15" office:value-type="float">
            <text:p>1532.15</text:p>
          </table:table-cell>
          <table:table-cell ns41:value-type="float" table:style-name="ce37" office:value="955.52" office:value-type="float">
            <text:p>955.52</text:p>
          </table:table-cell>
          <table:table-cell ns41:value-type="float" table:style-name="ce46" office:value="520" office:value-type="float">
            <text:p>520</text:p>
          </table:table-cell>
          <table:table-cell ns41:value-type="float" table:style-name="ce52" office:value="11205" office:value-type="float">
            <text:p>1120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Haastrecht</text:p>
          </table:table-cell>
          <table:table-cell table:style-name="Default"/>
          <table:table-cell ns41:value-type="float" table:style-name="ce73" office:value="509" office:value-type="float">
            <text:p>509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35" office:value-type="float">
            <text:p>13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ce31" office:value="1700.53" office:value-type="float">
            <text:p>1700.53</text:p>
          </table:table-cell>
          <table:table-cell ns41:value-type="float" table:style-name="ce37" office:value="997.33" office:value-type="float">
            <text:p>997.33</text:p>
          </table:table-cell>
          <table:table-cell ns41:value-type="float" table:style-name="ce46" office:value="521" office:value-type="float">
            <text:p>521</text:p>
          </table:table-cell>
          <table:table-cell ns41:value-type="float" table:style-name="ce52" office:value="11049" office:value-type="float">
            <text:p>1104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Hagestein</text:p>
          </table:table-cell>
          <table:table-cell table:style-name="Default"/>
          <table:table-cell ns41:value-type="float" table:style-name="ce73" office:value="289" office:value-type="float">
            <text:p>289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20"/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ce31" office:value="1070.48" office:value-type="float">
            <text:p>1070.48</text:p>
          </table:table-cell>
          <table:table-cell ns41:value-type="float" table:style-name="ce37" office:value="837.94" office:value-type="float">
            <text:p>837.94</text:p>
          </table:table-cell>
          <table:table-cell ns41:value-type="float" table:style-name="ce46" office:value="522" office:value-type="float">
            <text:p>522</text:p>
          </table:table-cell>
          <table:table-cell ns41:value-type="float" table:style-name="ce52" office:value="10297" office:value-type="float">
            <text:p>1029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Hardinxveld</text:p>
          </table:table-cell>
          <table:table-cell table:style-name="Default"/>
          <table:table-cell ns41:value-type="float" table:style-name="ce73" office:value="2087" office:value-type="float">
            <text:p>2087</text:p>
          </table:table-cell>
          <table:table-cell ns41:value-type="float" table:style-name="TL Data" office:value="1861" office:value-type="float">
            <text:p>1861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59" office:value-type="float">
            <text:p>15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6"/>
          <table:table-cell ns41:value-type="float" table:style-name="TL Data" office:value="2490" office:value-type="float">
            <text:p>2490</text:p>
          </table:table-cell>
          <table:table-cell ns41:value-type="float" table:style-name="TL Data" office:value="2381" office:value-type="float">
            <text:p>2381</text:p>
          </table:table-cell>
          <table:table-cell ns41:value-type="float" table:style-name="ce31" office:value="1161.93" office:value-type="float">
            <text:p>1161.93</text:p>
          </table:table-cell>
          <table:table-cell ns41:value-type="float" table:style-name="ce37" office:value="4192.16" office:value-type="float">
            <text:p>4192.16</text:p>
          </table:table-cell>
          <table:table-cell ns41:value-type="float" table:style-name="ce46" office:value="1070" office:value-type="float">
            <text:p>1070</text:p>
          </table:table-cell>
          <table:table-cell ns41:value-type="float" table:style-name="ce52" office:value="10167" office:value-type="float">
            <text:p>1016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Hazerswoude</text:p>
          </table:table-cell>
          <table:table-cell table:style-name="Default"/>
          <table:table-cell ns41:value-type="float" table:style-name="ce73" office:value="1177" office:value-type="float">
            <text:p>1177</text:p>
          </table:table-cell>
          <table:table-cell ns41:value-type="float" table:style-name="TL Data" office:value="1036" office:value-type="float">
            <text:p>1036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 table:number-columns-repeated="7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10"/>
          <table:table-cell ns41:value-type="float" table:style-name="TL Data" office:value="1675" office:value-type="float">
            <text:p>1675</text:p>
          </table:table-cell>
          <table:table-cell ns41:value-type="float" table:style-name="TL Data" office:value="1664" office:value-type="float">
            <text:p>1664</text:p>
          </table:table-cell>
          <table:table-cell ns41:value-type="float" table:style-name="ce31" office:value="3470.36" office:value-type="float">
            <text:p>3470.36</text:p>
          </table:table-cell>
          <table:table-cell ns41:value-type="float" table:style-name="ce37" office:value="962.15" office:value-type="float">
            <text:p>962.15</text:p>
          </table:table-cell>
          <table:table-cell ns41:value-type="float" table:style-name="ce46" office:value="524" office:value-type="float">
            <text:p>524</text:p>
          </table:table-cell>
          <table:table-cell ns41:value-type="float" table:style-name="ce52" office:value="11257" office:value-type="float">
            <text:p>1125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Heenvliet</text:p>
          </table:table-cell>
          <table:table-cell table:style-name="Default"/>
          <table:table-cell ns41:value-type="float" table:style-name="ce73" office:value="421" office:value-type="float">
            <text:p>421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0"/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ce31" office:value="1267.44" office:value-type="float">
            <text:p>1267.44</text:p>
          </table:table-cell>
          <table:table-cell ns41:value-type="float" table:style-name="ce37" office:value="1051.56" office:value-type="float">
            <text:p>1051.56</text:p>
          </table:table-cell>
          <table:table-cell ns41:value-type="float" table:style-name="ce46" office:value="525" office:value-type="float">
            <text:p>525</text:p>
          </table:table-cell>
          <table:table-cell ns41:value-type="float" table:style-name="ce52" office:value="10823" office:value-type="float">
            <text:p>1082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Heerjansdam</text:p>
          </table:table-cell>
          <table:table-cell table:style-name="Default"/>
          <table:table-cell ns41:value-type="float" table:style-name="ce73" office:value="527" office:value-type="float">
            <text:p>527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0"/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ce31" office:value="634.74" office:value-type="float">
            <text:p>634.74</text:p>
          </table:table-cell>
          <table:table-cell ns41:value-type="float" table:style-name="ce37" office:value="2481.33" office:value-type="float">
            <text:p>2481.33</text:p>
          </table:table-cell>
          <table:table-cell ns41:value-type="float" table:style-name="ce46" office:value="526" office:value-type="float">
            <text:p>526</text:p>
          </table:table-cell>
          <table:table-cell ns41:value-type="float" table:style-name="ce52" office:value="10540" office:value-type="float">
            <text:p>1054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Hei- en Boeicop</text:p>
          </table:table-cell>
          <table:table-cell table:style-name="Default"/>
          <table:table-cell ns41:value-type="float" table:style-name="ce73" office:value="230" office:value-type="float">
            <text:p>230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0"/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ce31" office:value="931.21" office:value-type="float">
            <text:p>931.21</text:p>
          </table:table-cell>
          <table:table-cell ns41:value-type="float" table:style-name="ce37" office:value="657.2" office:value-type="float">
            <text:p>657.20</text:p>
          </table:table-cell>
          <table:table-cell ns41:value-type="float" table:style-name="ce46" office:value="527" office:value-type="float">
            <text:p>527</text:p>
          </table:table-cell>
          <table:table-cell ns41:value-type="float" table:style-name="ce52" office:value="11024" office:value-type="float">
            <text:p>1102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Heinenoord</text:p>
          </table:table-cell>
          <table:table-cell table:style-name="Default"/>
          <table:table-cell ns41:value-type="float" table:style-name="ce73" office:value="745" office:value-type="float">
            <text:p>745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0"/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1001" office:value-type="float">
            <text:p>1001</text:p>
          </table:table-cell>
          <table:table-cell ns41:value-type="float" table:style-name="ce31" office:value="1726.92" office:value-type="float">
            <text:p>1726.92</text:p>
          </table:table-cell>
          <table:table-cell ns41:value-type="float" table:style-name="ce37" office:value="1159.86" office:value-type="float">
            <text:p>1159.86</text:p>
          </table:table-cell>
          <table:table-cell ns41:value-type="float" table:style-name="ce46" office:value="528" office:value-type="float">
            <text:p>528</text:p>
          </table:table-cell>
          <table:table-cell ns41:value-type="float" table:style-name="ce52" office:value="10821" office:value-type="float">
            <text:p>1082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Hekelingen</text:p>
          </table:table-cell>
          <table:table-cell table:style-name="Default"/>
          <table:table-cell ns41:value-type="float" table:style-name="ce73" office:value="321" office:value-type="float">
            <text:p>321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6"/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ce31" office:value="963.3" office:value-type="float">
            <text:p>963.30</text:p>
          </table:table-cell>
          <table:table-cell ns41:value-type="float" table:style-name="ce37" office:value="1006.95" office:value-type="float">
            <text:p>1006.95</text:p>
          </table:table-cell>
          <table:table-cell ns41:value-type="float" table:style-name="ce46" office:value="1074" office:value-type="float">
            <text:p>1074</text:p>
          </table:table-cell>
          <table:table-cell ns41:value-type="float" table:style-name="ce52" office:value="10873" office:value-type="float">
            <text:p>1087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Hekendorp</text:p>
          </table:table-cell>
          <table:table-cell table:style-name="Default"/>
          <table:table-cell ns41:value-type="float" table:style-name="ce73" office:value="174" office:value-type="float">
            <text:p>174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0"/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ce31" office:value="842.94" office:value-type="float">
            <text:p>842.94</text:p>
          </table:table-cell>
          <table:table-cell table:formula="of:=SUM([.AC70:.AE70])" ns41:value-type="float" table:style-name="ce37" office:value-type="float" office:value="1514.94">
            <text:p>1514.94</text:p>
          </table:table-cell>
          <table:table-cell ns41:value-type="float" table:style-name="ce46" office:value="1075" office:value-type="float">
            <text:p>1075</text:p>
          </table:table-cell>
          <table:table-cell ns41:value-type="float" table:style-name="ce52" office:value="10217" office:value-type="float">
            <text:p>1021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Hellevoetsluis</text:p>
          </table:table-cell>
          <table:table-cell table:style-name="Default"/>
          <table:table-cell ns41:value-type="float" table:style-name="ce73" office:value="1007" office:value-type="float">
            <text:p>1007</text:p>
          </table:table-cell>
          <table:table-cell ns41:value-type="float" table:style-name="TL Data" office:value="1097" office:value-type="float">
            <text:p>1097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402" office:value-type="float">
            <text:p>2402</text:p>
          </table:table-cell>
          <table:table-cell ns41:value-type="float" table:style-name="TL Data" office:value="1952" office:value-type="float">
            <text:p>1952</text:p>
          </table:table-cell>
          <table:table-cell ns41:value-type="float" table:style-name="ce31" office:value="98.57" office:value-type="float">
            <text:p>98.57</text:p>
          </table:table-cell>
          <table:table-cell ns41:value-type="float" table:style-name="ce37" office:value="4417.65" office:value-type="float">
            <text:p>4417.65</text:p>
          </table:table-cell>
          <table:table-cell ns41:value-type="float" table:style-name="ce46" office:value="530" office:value-type="float">
            <text:p>530</text:p>
          </table:table-cell>
          <table:table-cell ns41:value-type="float" table:style-name="ce52" office:value="11078" office:value-type="float">
            <text:p>1107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Hellevoet (Nieuw-)</text:p>
          </table:table-cell>
          <table:table-cell table:style-name="Default"/>
          <table:table-cell ns41:value-type="float" table:style-name="ce73" office:value="481" office:value-type="float">
            <text:p>481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ce31" office:value="1267.44" office:value-type="float">
            <text:p>1267.44</text:p>
          </table:table-cell>
          <table:table-cell ns41:value-type="float" table:style-name="ce37" office:value="1200.05" office:value-type="float">
            <text:p>1200.05</text:p>
          </table:table-cell>
          <table:table-cell ns41:value-type="float" table:style-name="ce46" office:value="1118" office:value-type="float">
            <text:p>1118</text:p>
          </table:table-cell>
          <table:table-cell ns41:value-type="float" table:style-name="ce52" office:value="10264" office:value-type="float">
            <text:p>1026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Hendrik-Ido-Ambacht</text:p>
          </table:table-cell>
          <table:table-cell table:style-name="Default"/>
          <table:table-cell ns41:value-type="float" table:style-name="ce73" office:value="1068" office:value-type="float">
            <text:p>1068</text:p>
          </table:table-cell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1464" office:value-type="float">
            <text:p>1464</text:p>
          </table:table-cell>
          <table:table-cell ns41:value-type="float" table:style-name="TL Data" office:value="1491" office:value-type="float">
            <text:p>1491</text:p>
          </table:table-cell>
          <table:table-cell ns41:value-type="float" table:style-name="ce31" office:value="1188.23" office:value-type="float">
            <text:p>1188.23</text:p>
          </table:table-cell>
          <table:table-cell ns41:value-type="float" table:style-name="ce37" office:value="2486.89" office:value-type="float">
            <text:p>2486.89</text:p>
          </table:table-cell>
          <table:table-cell ns41:value-type="float" table:style-name="ce46" office:value="531" office:value-type="float">
            <text:p>531</text:p>
          </table:table-cell>
          <table:table-cell ns41:value-type="float" table:style-name="ce52" office:value="10416" office:value-type="float">
            <text:p>1041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Herkingen</text:p>
          </table:table-cell>
          <table:table-cell table:style-name="Default"/>
          <table:table-cell ns41:value-type="float" table:style-name="ce73" office:value="255" office:value-type="float">
            <text:p>255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0"/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ce31" office:value="544.98" office:value-type="float">
            <text:p>544.98</text:p>
          </table:table-cell>
          <table:table-cell ns41:value-type="float" table:style-name="ce37" office:value="1280.77" office:value-type="float">
            <text:p>1280.77</text:p>
          </table:table-cell>
          <table:table-cell ns41:value-type="float" table:style-name="ce46" office:value="1078" office:value-type="float">
            <text:p>1078</text:p>
          </table:table-cell>
          <table:table-cell ns41:value-type="float" table:style-name="ce52" office:value="10267" office:value-type="float">
            <text:p>1026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Heukelum</text:p>
          </table:table-cell>
          <table:table-cell table:style-name="Default"/>
          <table:table-cell ns41:value-type="float" table:style-name="ce73" office:value="579" office:value-type="float">
            <text:p>579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34" office:value-type="float">
            <text:p>13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ce31" office:value="553.52" office:value-type="float">
            <text:p>553.52</text:p>
          </table:table-cell>
          <table:table-cell ns41:value-type="float" table:style-name="ce37" office:value="2681.02" office:value-type="float">
            <text:p>2681.02</text:p>
          </table:table-cell>
          <table:table-cell ns41:value-type="float" table:style-name="ce46" office:value="533" office:value-type="float">
            <text:p>533</text:p>
          </table:table-cell>
          <table:table-cell ns41:value-type="float" table:style-name="ce52" office:value="11308" office:value-type="float">
            <text:p>1130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Hillegersberg</text:p>
          </table:table-cell>
          <table:table-cell table:style-name="Default"/>
          <table:table-cell ns41:value-type="float" table:style-name="ce73" office:value="951" office:value-type="float">
            <text:p>951</text:p>
          </table:table-cell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9"/>
          <table:table-cell ns41:value-type="float" table:style-name="TL Data" office:value="2090" office:value-type="float">
            <text:p>2090</text:p>
          </table:table-cell>
          <table:table-cell ns41:value-type="float" table:style-name="TL Data" office:value="2024" office:value-type="float">
            <text:p>2024</text:p>
          </table:table-cell>
          <table:table-cell ns41:value-type="float" table:style-name="ce31" office:value="1849.32" office:value-type="float">
            <text:p>1849.32</text:p>
          </table:table-cell>
          <table:table-cell ns41:value-type="float" table:style-name="ce37" office:value="2224.6" office:value-type="float">
            <text:p>2224.60</text:p>
          </table:table-cell>
          <table:table-cell ns41:value-type="float" table:style-name="ce46" office:value="1081" office:value-type="float">
            <text:p>1081</text:p>
          </table:table-cell>
          <table:table-cell ns41:value-type="float" table:style-name="ce52" office:value="10227" office:value-type="float">
            <text:p>1022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Hillegom</text:p>
          </table:table-cell>
          <table:table-cell table:style-name="Default"/>
          <table:table-cell ns41:value-type="float" table:style-name="ce73" office:value="1240" office:value-type="float">
            <text:p>1240</text:p>
          </table:table-cell>
          <table:table-cell ns41:value-type="float" table:style-name="TL Data" office:value="1013" office:value-type="float">
            <text:p>1013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950" office:value-type="float">
            <text:p>1950</text:p>
          </table:table-cell>
          <table:table-cell ns41:value-type="float" table:style-name="TL Data" office:value="1831" office:value-type="float">
            <text:p>1831</text:p>
          </table:table-cell>
          <table:table-cell ns41:value-type="float" table:style-name="ce31" office:value="1325.66" office:value-type="float">
            <text:p>1325.66</text:p>
          </table:table-cell>
          <table:table-cell ns41:value-type="float" table:style-name="ce37" office:value="2852.16" office:value-type="float">
            <text:p>2852.16</text:p>
          </table:table-cell>
          <table:table-cell ns41:value-type="float" table:style-name="ce46" office:value="534" office:value-type="float">
            <text:p>534</text:p>
          </table:table-cell>
          <table:table-cell ns41:value-type="float" table:style-name="ce52" office:value="11236" office:value-type="float">
            <text:p>1123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Hof van Delft</text:p>
          </table:table-cell>
          <table:table-cell table:style-name="Default"/>
          <table:table-cell ns41:value-type="float" table:style-name="ce73" office:value="459" office:value-type="float">
            <text:p>459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278" office:value-type="float">
            <text:p>1278</text:p>
          </table:table-cell>
          <table:table-cell ns41:value-type="float" table:style-name="TL Data" office:value="1323" office:value-type="float">
            <text:p>1323</text:p>
          </table:table-cell>
          <table:table-cell ns41:value-type="float" table:style-name="ce31" office:value="2183.57" office:value-type="float">
            <text:p>2183.57</text:p>
          </table:table-cell>
          <table:table-cell ns41:value-type="float" table:style-name="ce37" office:value="1191.16" office:value-type="float">
            <text:p>1191.16</text:p>
          </table:table-cell>
          <table:table-cell ns41:value-type="float" table:style-name="ce46" office:value="1082" office:value-type="float">
            <text:p>1082</text:p>
          </table:table-cell>
          <table:table-cell ns41:value-type="float" table:style-name="ce52" office:value="10089" office:value-type="float">
            <text:p>1008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Hoogblokland</text:p>
          </table:table-cell>
          <table:table-cell table:style-name="Default"/>
          <table:table-cell ns41:value-type="float" table:style-name="ce73" office:value="254" office:value-type="float">
            <text:p>254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0"/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ce31" office:value="766.08" office:value-type="float">
            <text:p>766.08</text:p>
          </table:table-cell>
          <table:table-cell ns41:value-type="float" table:style-name="ce37" office:value="975.09" office:value-type="float">
            <text:p>975.09</text:p>
          </table:table-cell>
          <table:table-cell ns41:value-type="float" table:style-name="ce46" office:value="535" office:value-type="float">
            <text:p>535</text:p>
          </table:table-cell>
          <table:table-cell ns41:value-type="float" table:style-name="ce52" office:value="11040" office:value-type="float">
            <text:p>1104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Hoogvliet</text:p>
          </table:table-cell>
          <table:table-cell table:style-name="Default"/>
          <table:table-cell ns41:value-type="float" table:style-name="ce73" office:value="459" office:value-type="float">
            <text:p>459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ce31" office:value="763.71" office:value-type="float">
            <text:p>763.71</text:p>
          </table:table-cell>
          <table:table-cell ns41:value-type="float" table:style-name="ce37" office:value="1494.02" office:value-type="float">
            <text:p>1494.02</text:p>
          </table:table-cell>
          <table:table-cell ns41:value-type="float" table:style-name="ce46" office:value="1085" office:value-type="float">
            <text:p>1085</text:p>
          </table:table-cell>
          <table:table-cell ns41:value-type="float" table:style-name="ce52" office:value="10348" office:value-type="float">
            <text:p>1034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Hoornaar</text:p>
          </table:table-cell>
          <table:table-cell table:style-name="Default"/>
          <table:table-cell ns41:value-type="float" table:style-name="ce73" office:value="226" office:value-type="float">
            <text:p>226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ce31" office:value="544.66" office:value-type="float">
            <text:p>544.66</text:p>
          </table:table-cell>
          <table:table-cell ns41:value-type="float" table:style-name="ce37" office:value="1075.9" office:value-type="float">
            <text:p>1075.90</text:p>
          </table:table-cell>
          <table:table-cell ns41:value-type="float" table:style-name="ce46" office:value="536" office:value-type="float">
            <text:p>536</text:p>
          </table:table-cell>
          <table:table-cell ns41:value-type="float" table:style-name="ce52" office:value="10516" office:value-type="float">
            <text:p>1051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Ijsselmonde</text:p>
          </table:table-cell>
          <table:table-cell table:style-name="Default"/>
          <table:table-cell ns41:value-type="float" table:style-name="ce73" office:value="1016" office:value-type="float">
            <text:p>1016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726" office:value-type="float">
            <text:p>1726</text:p>
          </table:table-cell>
          <table:table-cell ns41:value-type="float" table:style-name="TL Data" office:value="1643" office:value-type="float">
            <text:p>1643</text:p>
          </table:table-cell>
          <table:table-cell ns41:value-type="float" table:style-name="ce31" office:value="1350.09" office:value-type="float">
            <text:p>1350.09</text:p>
          </table:table-cell>
          <table:table-cell ns41:value-type="float" table:style-name="ce37" office:value="2495.38" office:value-type="float">
            <text:p>2495.38</text:p>
          </table:table-cell>
          <table:table-cell ns41:value-type="float" table:style-name="ce46" office:value="1230" office:value-type="float">
            <text:p>1230</text:p>
          </table:table-cell>
          <table:table-cell ns41:value-type="float" table:style-name="ce52" office:value="11357" office:value-type="float">
            <text:p>1135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Katwijk</text:p>
          </table:table-cell>
          <table:table-cell table:style-name="Default"/>
          <table:table-cell ns41:value-type="float" table:style-name="ce73" office:value="2901" office:value-type="float">
            <text:p>2901</text:p>
          </table:table-cell>
          <table:table-cell ns41:value-type="float" table:style-name="TL Data" office:value="3010" office:value-type="float">
            <text:p>3010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3516" office:value-type="float">
            <text:p>3516</text:p>
          </table:table-cell>
          <table:table-cell ns41:value-type="float" table:style-name="TL Data" office:value="3413" office:value-type="float">
            <text:p>3413</text:p>
          </table:table-cell>
          <table:table-cell ns41:value-type="float" table:style-name="ce31" office:value="1175.7" office:value-type="float">
            <text:p>1175.70</text:p>
          </table:table-cell>
          <table:table-cell ns41:value-type="float" table:style-name="ce37" office:value="5893.51" office:value-type="float">
            <text:p>5893.51</text:p>
          </table:table-cell>
          <table:table-cell ns41:value-type="float" table:style-name="ce46" office:value="537" office:value-type="float">
            <text:p>537</text:p>
          </table:table-cell>
          <table:table-cell ns41:value-type="float" table:style-name="ce52" office:value="10707" office:value-type="float">
            <text:p>10707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Kedichem</text:p>
          </table:table-cell>
          <table:table-cell table:style-name="Default"/>
          <table:table-cell ns41:value-type="float" table:style-name="ce73" office:value="311" office:value-type="float">
            <text:p>311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0"/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ce31" office:value="995.81" office:value-type="float">
            <text:p>995.81</text:p>
          </table:table-cell>
          <table:table-cell ns41:value-type="float" table:style-name="ce37" office:value="935.7" office:value-type="float">
            <text:p>935.70</text:p>
          </table:table-cell>
          <table:table-cell ns41:value-type="float" table:style-name="ce46" office:value="538" office:value-type="float">
            <text:p>538</text:p>
          </table:table-cell>
          <table:table-cell ns41:value-type="float" table:style-name="ce52" office:value="10280" office:value-type="float">
            <text:p>1028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Kethel c.a</text:p>
          </table:table-cell>
          <table:table-cell table:style-name="Default"/>
          <table:table-cell ns41:value-type="float" table:style-name="ce73" office:value="450" office:value-type="float">
            <text:p>450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ce31" office:value="1207.75" office:value-type="float">
            <text:p>1207.75</text:p>
          </table:table-cell>
          <table:table-cell ns41:value-type="float" table:style-name="ce37" office:value="1145.1" office:value-type="float">
            <text:p>1145.10</text:p>
          </table:table-cell>
          <table:table-cell ns41:value-type="float" table:style-name="ce46" office:value="1096" office:value-type="float">
            <text:p>1096</text:p>
          </table:table-cell>
          <table:table-cell ns41:value-type="float" table:style-name="ce52" office:value="10551" office:value-type="float">
            <text:p>1055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Klaaswaal</text:p>
          </table:table-cell>
          <table:table-cell table:style-name="Default"/>
          <table:table-cell ns41:value-type="float" table:style-name="ce73" office:value="542" office:value-type="float">
            <text:p>542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813" office:value-type="float">
            <text:p>813</text:p>
          </table:table-cell>
          <table:table-cell ns41:value-type="float" table:style-name="ce31" office:value="1428.51" office:value-type="float">
            <text:p>1428.51</text:p>
          </table:table-cell>
          <table:table-cell ns41:value-type="float" table:style-name="ce37" office:value="1153.64" office:value-type="float">
            <text:p>1153.64</text:p>
          </table:table-cell>
          <table:table-cell ns41:value-type="float" table:style-name="ce46" office:value="539" office:value-type="float">
            <text:p>539</text:p>
          </table:table-cell>
          <table:table-cell ns41:value-type="float" table:style-name="ce52" office:value="10284" office:value-type="float">
            <text:p>1028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Koudekerk</text:p>
          </table:table-cell>
          <table:table-cell table:style-name="Default"/>
          <table:table-cell ns41:value-type="float" table:style-name="ce73" office:value="430" office:value-type="float">
            <text:p>430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ce31" office:value="1017.25" office:value-type="float">
            <text:p>1017.25</text:p>
          </table:table-cell>
          <table:table-cell ns41:value-type="float" table:style-name="ce37" office:value="1443.1" office:value-type="float">
            <text:p>1443.10</text:p>
          </table:table-cell>
          <table:table-cell ns41:value-type="float" table:style-name="ce46" office:value="1256" office:value-type="float">
            <text:p>1256</text:p>
          </table:table-cell>
          <table:table-cell ns41:value-type="float" table:style-name="ce52" office:value="11445" office:value-type="float">
            <text:p>1144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Kralingen</text:p>
          </table:table-cell>
          <table:table-cell table:style-name="Default"/>
          <table:table-cell ns41:value-type="float" table:style-name="ce73" office:value="3272" office:value-type="float">
            <text:p>3272</text:p>
          </table:table-cell>
          <table:table-cell ns41:value-type="float" table:style-name="TL Data" office:value="3220" office:value-type="float">
            <text:p>3220</text:p>
          </table:table-cell>
          <table:table-cell ns41:value-type="float" table:style-name="TL Data" office:value="3613" office:value-type="float">
            <text:p>3613</text:p>
          </table:table-cell>
          <table:table-cell ns41:value-type="float" table:style-name="TL Data" office:value="3834" office:value-type="float">
            <text:p>3834</text:p>
          </table:table-cell>
          <table:table-cell ns41:value-type="float" table:style-name="TL Data" office:value="1158" office:value-type="float">
            <text:p>1158</text:p>
          </table:table-cell>
          <table:table-cell ns41:value-type="float" table:style-name="TL Data" office:value="1340" office:value-type="float">
            <text:p>134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8143" office:value-type="float">
            <text:p>8143</text:p>
          </table:table-cell>
          <table:table-cell ns41:value-type="float" table:style-name="TL Data" office:value="8534" office:value-type="float">
            <text:p>8534</text:p>
          </table:table-cell>
          <table:table-cell ns41:value-type="float" table:style-name="ce31" office:value="1473.88" office:value-type="float">
            <text:p>1473.88</text:p>
          </table:table-cell>
          <table:table-cell ns41:value-type="float" table:style-name="ce37" office:value="11315.03" office:value-type="float">
            <text:p>11315.03</text:p>
          </table:table-cell>
          <table:table-cell ns41:value-type="float" table:style-name="ce46" office:value="1099" office:value-type="float">
            <text:p>1099</text:p>
          </table:table-cell>
          <table:table-cell ns41:value-type="float" table:style-name="ce52" office:value="11367" office:value-type="float">
            <text:p>11367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Krimpen a/d lek</text:p>
          </table:table-cell>
          <table:table-cell table:style-name="Default"/>
          <table:table-cell ns41:value-type="float" table:style-name="ce73" office:value="740" office:value-type="float">
            <text:p>740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1067" office:value-type="float">
            <text:p>1067</text:p>
          </table:table-cell>
          <table:table-cell ns41:value-type="float" table:style-name="TL Data" office:value="1008" office:value-type="float">
            <text:p>1008</text:p>
          </table:table-cell>
          <table:table-cell ns41:value-type="float" table:style-name="ce31" office:value="789.73" office:value-type="float">
            <text:p>789.73</text:p>
          </table:table-cell>
          <table:table-cell ns41:value-type="float" table:style-name="ce37" office:value="2627.48" office:value-type="float">
            <text:p>2627.48</text:p>
          </table:table-cell>
          <table:table-cell ns41:value-type="float" table:style-name="ce46" office:value="541" office:value-type="float">
            <text:p>541</text:p>
          </table:table-cell>
          <table:table-cell ns41:value-type="float" table:style-name="ce52" office:value="10617" office:value-type="float">
            <text:p>1061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Krimpen a/d Ijssel</text:p>
          </table:table-cell>
          <table:table-cell table:style-name="Default"/>
          <table:table-cell ns41:value-type="float" table:style-name="ce73" office:value="681" office:value-type="float">
            <text:p>681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090" office:value-type="float">
            <text:p>1090</text:p>
          </table:table-cell>
          <table:table-cell ns41:value-type="float" table:style-name="TL Data" office:value="1107" office:value-type="float">
            <text:p>1107</text:p>
          </table:table-cell>
          <table:table-cell ns41:value-type="float" table:style-name="ce31" office:value="809.44" office:value-type="float">
            <text:p>809.44</text:p>
          </table:table-cell>
          <table:table-cell ns41:value-type="float" table:style-name="ce37" office:value="2714.22" office:value-type="float">
            <text:p>2714.22</text:p>
          </table:table-cell>
          <table:table-cell ns41:value-type="float" table:style-name="ce46" office:value="542" office:value-type="float">
            <text:p>542</text:p>
          </table:table-cell>
          <table:table-cell ns41:value-type="float" table:style-name="ce52" office:value="10859" office:value-type="float">
            <text:p>1085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69" office:value="270138" office:value-type="float">
            <text:p>270138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Langerak</text:p>
          </table:table-cell>
          <table:table-cell table:style-name="Default"/>
          <table:table-cell ns41:value-type="float" table:style-name="ce73" office:value="367" office:value-type="float">
            <text:p>367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ce31" office:value="1145.25" office:value-type="float">
            <text:p>1145.25</text:p>
          </table:table-cell>
          <table:table-cell ns41:value-type="float" table:style-name="ce37" office:value="860.07" office:value-type="float">
            <text:p>860.07</text:p>
          </table:table-cell>
          <table:table-cell ns41:value-type="float" table:style-name="ce46" office:value="543" office:value-type="float">
            <text:p>543</text:p>
          </table:table-cell>
          <table:table-cell ns41:value-type="float" table:style-name="ce52" office:value="11127" office:value-type="float">
            <text:p>1112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Lange Ruige Weide</text:p>
          </table:table-cell>
          <table:table-cell table:style-name="Default"/>
          <table:table-cell ns41:value-type="float" table:style-name="ce73" office:value="179" office:value-type="float">
            <text:p>179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18"/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ce31" office:value="1039.49" office:value-type="float">
            <text:p>1039.49</text:p>
          </table:table-cell>
          <table:table-cell ns41:value-type="float" table:style-name="ce37" office:value="557" office:value-type="float">
            <text:p>557.00</text:p>
          </table:table-cell>
          <table:table-cell ns41:value-type="float" table:style-name="ce46" office:value="1101" office:value-type="float">
            <text:p>1101</text:p>
          </table:table-cell>
          <table:table-cell ns41:value-type="float" table:style-name="ce52" office:value="10900" office:value-type="float">
            <text:p>1090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Leerbroek</text:p>
          </table:table-cell>
          <table:table-cell table:style-name="Default"/>
          <table:table-cell ns41:value-type="float" table:style-name="ce73" office:value="237" office:value-type="float">
            <text:p>237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0"/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ce31" office:value="1137.23" office:value-type="float">
            <text:p>1137.23</text:p>
          </table:table-cell>
          <table:table-cell ns41:value-type="float" table:style-name="ce37" office:value="644.51" office:value-type="float">
            <text:p>644.51</text:p>
          </table:table-cell>
          <table:table-cell ns41:value-type="float" table:style-name="ce46" office:value="544" office:value-type="float">
            <text:p>544</text:p>
          </table:table-cell>
          <table:table-cell ns41:value-type="float" table:style-name="ce52" office:value="10465" office:value-type="float">
            <text:p>1046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Leerdam</text:p>
          </table:table-cell>
          <table:table-cell table:style-name="Default"/>
          <table:table-cell ns41:value-type="float" table:style-name="ce73" office:value="1246" office:value-type="float">
            <text:p>1246</text:p>
          </table:table-cell>
          <table:table-cell ns41:value-type="float" table:style-name="TL Data" office:value="1138" office:value-type="float">
            <text:p>1138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071" office:value-type="float">
            <text:p>2071</text:p>
          </table:table-cell>
          <table:table-cell ns41:value-type="float" table:style-name="TL Data" office:value="2011" office:value-type="float">
            <text:p>2011</text:p>
          </table:table-cell>
          <table:table-cell ns41:value-type="float" table:style-name="ce31" office:value="1761.35" office:value-type="float">
            <text:p>1761.35</text:p>
          </table:table-cell>
          <table:table-cell ns41:value-type="float" table:style-name="ce37" office:value="2317.54" office:value-type="float">
            <text:p>2317.54</text:p>
          </table:table-cell>
          <table:table-cell ns41:value-type="float" table:style-name="ce46" office:value="545" office:value-type="float">
            <text:p>545</text:p>
          </table:table-cell>
          <table:table-cell ns41:value-type="float" table:style-name="ce52" office:value="10685" office:value-type="float">
            <text:p>1068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Leiderdorp</text:p>
          </table:table-cell>
          <table:table-cell table:style-name="Default"/>
          <table:table-cell ns41:value-type="float" table:style-name="ce73" office:value="738" office:value-type="float">
            <text:p>738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985" office:value-type="float">
            <text:p>985</text:p>
          </table:table-cell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903" office:value-type="float">
            <text:p>1903</text:p>
          </table:table-cell>
          <table:table-cell ns41:value-type="float" table:style-name="TL Data" office:value="1948" office:value-type="float">
            <text:p>1948</text:p>
          </table:table-cell>
          <table:table-cell ns41:value-type="float" table:style-name="ce31" office:value="1407.9" office:value-type="float">
            <text:p>1407.90</text:p>
          </table:table-cell>
          <table:table-cell ns41:value-type="float" table:style-name="ce37" office:value="2735.27" office:value-type="float">
            <text:p>2735.27</text:p>
          </table:table-cell>
          <table:table-cell ns41:value-type="float" table:style-name="ce46" office:value="547" office:value-type="float">
            <text:p>547</text:p>
          </table:table-cell>
          <table:table-cell ns41:value-type="float" table:style-name="ce52" office:value="10058" office:value-type="float">
            <text:p>1005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Leimuiden</text:p>
          </table:table-cell>
          <table:table-cell table:style-name="Default"/>
          <table:table-cell ns41:value-type="float" table:style-name="ce73" office:value="450" office:value-type="float">
            <text:p>450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12" office:value-type="float">
            <text:p>11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ce31" office:value="1446.19" office:value-type="float">
            <text:p>1446.19</text:p>
          </table:table-cell>
          <table:table-cell ns41:value-type="float" table:style-name="ce37" office:value="1096.67" office:value-type="float">
            <text:p>1096.67</text:p>
          </table:table-cell>
          <table:table-cell ns41:value-type="float" table:style-name="ce46" office:value="549" office:value-type="float">
            <text:p>549</text:p>
          </table:table-cell>
          <table:table-cell ns41:value-type="float" table:style-name="ce52" office:value="11351" office:value-type="float">
            <text:p>1135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Lekkerkerk</text:p>
          </table:table-cell>
          <table:table-cell table:style-name="Default"/>
          <table:table-cell ns41:value-type="float" table:style-name="ce73" office:value="1399" office:value-type="float">
            <text:p>1399</text:p>
          </table:table-cell>
          <table:table-cell ns41:value-type="float" table:style-name="TL Data" office:value="1314" office:value-type="float">
            <text:p>1314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16"/>
          <table:table-cell ns41:value-type="float" table:style-name="TL Data" office:value="1694" office:value-type="float">
            <text:p>1694</text:p>
          </table:table-cell>
          <table:table-cell ns41:value-type="float" table:style-name="TL Data" office:value="1680" office:value-type="float">
            <text:p>1680</text:p>
          </table:table-cell>
          <table:table-cell ns41:value-type="float" table:style-name="ce31" office:value="2378.26" office:value-type="float">
            <text:p>2378.26</text:p>
          </table:table-cell>
          <table:table-cell ns41:value-type="float" table:style-name="ce37" office:value="1418.68" office:value-type="float">
            <text:p>1418.68</text:p>
          </table:table-cell>
          <table:table-cell ns41:value-type="float" table:style-name="ce46" office:value="550" office:value-type="float">
            <text:p>550</text:p>
          </table:table-cell>
          <table:table-cell ns41:value-type="float" table:style-name="ce52" office:value="10050" office:value-type="float">
            <text:p>1005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Lekkerland (Nieuw-)</text:p>
          </table:table-cell>
          <table:table-cell table:style-name="Default"/>
          <table:table-cell ns41:value-type="float" table:style-name="ce73" office:value="915" office:value-type="float">
            <text:p>915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371" office:value-type="float">
            <text:p>1371</text:p>
          </table:table-cell>
          <table:table-cell ns41:value-type="float" table:style-name="TL Data" office:value="1403" office:value-type="float">
            <text:p>1403</text:p>
          </table:table-cell>
          <table:table-cell ns41:value-type="float" table:style-name="ce31" office:value="1255.04" office:value-type="float">
            <text:p>1255.04</text:p>
          </table:table-cell>
          <table:table-cell ns41:value-type="float" table:style-name="ce37" office:value="2210.28" office:value-type="float">
            <text:p>2210.28</text:p>
          </table:table-cell>
          <table:table-cell ns41:value-type="float" table:style-name="ce46" office:value="571" office:value-type="float">
            <text:p>571</text:p>
          </table:table-cell>
          <table:table-cell ns41:value-type="float" table:style-name="ce52" office:value="10547" office:value-type="float">
            <text:p>1054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Lexmond</text:p>
          </table:table-cell>
          <table:table-cell table:style-name="Default"/>
          <table:table-cell ns41:value-type="float" table:style-name="ce73" office:value="639" office:value-type="float">
            <text:p>639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ce31" office:value="2246.23" office:value-type="float">
            <text:p>2246.23</text:p>
          </table:table-cell>
          <table:table-cell ns41:value-type="float" table:style-name="ce37" office:value="737.68" office:value-type="float">
            <text:p>737.68</text:p>
          </table:table-cell>
          <table:table-cell ns41:value-type="float" table:style-name="ce46" office:value="551" office:value-type="float">
            <text:p>551</text:p>
          </table:table-cell>
          <table:table-cell ns41:value-type="float" table:style-name="ce52" office:value="10930" office:value-type="float">
            <text:p>1093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Lier (De-)</text:p>
          </table:table-cell>
          <table:table-cell table:style-name="Default"/>
          <table:table-cell ns41:value-type="float" table:style-name="ce73" office:value="371" office:value-type="float">
            <text:p>371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1"/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ce31" office:value="908.23" office:value-type="float">
            <text:p>908.23</text:p>
          </table:table-cell>
          <table:table-cell ns41:value-type="float" table:style-name="ce37" office:value="1323.45" office:value-type="float">
            <text:p>1323.45</text:p>
          </table:table-cell>
          <table:table-cell ns41:value-type="float" table:style-name="ce46" office:value="552" office:value-type="float">
            <text:p>552</text:p>
          </table:table-cell>
          <table:table-cell ns41:value-type="float" table:style-name="ce52" office:value="10241" office:value-type="float">
            <text:p>1024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Lisse</text:p>
          </table:table-cell>
          <table:table-cell table:style-name="Default"/>
          <table:table-cell ns41:value-type="float" table:style-name="ce73" office:value="923" office:value-type="float">
            <text:p>923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87" office:value-type="float">
            <text:p>18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356" office:value-type="float">
            <text:p>1356</text:p>
          </table:table-cell>
          <table:table-cell ns41:value-type="float" table:style-name="TL Data" office:value="1317" office:value-type="float">
            <text:p>1317</text:p>
          </table:table-cell>
          <table:table-cell ns41:value-type="float" table:style-name="ce31" office:value="1582.4" office:value-type="float">
            <text:p>1582.40</text:p>
          </table:table-cell>
          <table:table-cell ns41:value-type="float" table:style-name="ce37" office:value="1689.2" office:value-type="float">
            <text:p>1689.20</text:p>
          </table:table-cell>
          <table:table-cell ns41:value-type="float" table:style-name="ce46" office:value="553" office:value-type="float">
            <text:p>553</text:p>
          </table:table-cell>
          <table:table-cell ns41:value-type="float" table:style-name="ce52" office:value="10197" office:value-type="float">
            <text:p>1019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Loosduinen</text:p>
          </table:table-cell>
          <table:table-cell table:style-name="Default"/>
          <table:table-cell ns41:value-type="float" table:style-name="ce73" office:value="1099" office:value-type="float">
            <text:p>1099</text:p>
          </table:table-cell>
          <table:table-cell ns41:value-type="float" table:style-name="TL Data" office:value="966" office:value-type="float">
            <text:p>966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822" office:value-type="float">
            <text:p>1822</text:p>
          </table:table-cell>
          <table:table-cell ns41:value-type="float" table:style-name="TL Data" office:value="1724" office:value-type="float">
            <text:p>1724</text:p>
          </table:table-cell>
          <table:table-cell ns41:value-type="float" table:style-name="ce31" office:value="3089.76" office:value-type="float">
            <text:p>3089.76</text:p>
          </table:table-cell>
          <table:table-cell ns41:value-type="float" table:style-name="ce37" office:value="1147.66" office:value-type="float">
            <text:p>1147.66</text:p>
          </table:table-cell>
          <table:table-cell ns41:value-type="float" table:style-name="ce46" office:value="1107" office:value-type="float">
            <text:p>1107</text:p>
          </table:table-cell>
          <table:table-cell ns41:value-type="float" table:style-name="ce52" office:value="10997" office:value-type="float">
            <text:p>1099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Maasdam</text:p>
          </table:table-cell>
          <table:table-cell table:style-name="Default"/>
          <table:table-cell ns41:value-type="float" table:style-name="ce73" office:value="643" office:value-type="float">
            <text:p>643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ce31" office:value="793.63" office:value-type="float">
            <text:p>793.63</text:p>
          </table:table-cell>
          <table:table-cell ns41:value-type="float" table:style-name="ce37" office:value="2362.08" office:value-type="float">
            <text:p>2362.08</text:p>
          </table:table-cell>
          <table:table-cell ns41:value-type="float" table:style-name="ce46" office:value="554" office:value-type="float">
            <text:p>554</text:p>
          </table:table-cell>
          <table:table-cell ns41:value-type="float" table:style-name="ce52" office:value="11019" office:value-type="float">
            <text:p>1101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Maasland</text:p>
          </table:table-cell>
          <table:table-cell table:style-name="Default"/>
          <table:table-cell ns41:value-type="float" table:style-name="ce73" office:value="886" office:value-type="float">
            <text:p>886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304" office:value-type="float">
            <text:p>1304</text:p>
          </table:table-cell>
          <table:table-cell ns41:value-type="float" table:style-name="TL Data" office:value="1344" office:value-type="float">
            <text:p>1344</text:p>
          </table:table-cell>
          <table:table-cell ns41:value-type="float" table:style-name="ce31" office:value="4321.79" office:value-type="float">
            <text:p>4321.79</text:p>
          </table:table-cell>
          <table:table-cell ns41:value-type="float" table:style-name="ce37" office:value="612.7" office:value-type="float">
            <text:p>612.70</text:p>
          </table:table-cell>
          <table:table-cell ns41:value-type="float" table:style-name="ce46" office:value="555" office:value-type="float">
            <text:p>555</text:p>
          </table:table-cell>
          <table:table-cell ns41:value-type="float" table:style-name="ce52" office:value="10393" office:value-type="float">
            <text:p>1039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Maassluis</text:p>
          </table:table-cell>
          <table:table-cell table:style-name="Default"/>
          <table:table-cell ns41:value-type="float" table:style-name="ce73" office:value="1870" office:value-type="float">
            <text:p>1870</text:p>
          </table:table-cell>
          <table:table-cell ns41:value-type="float" table:style-name="TL Data" office:value="1996" office:value-type="float">
            <text:p>1996</text:p>
          </table:table-cell>
          <table:table-cell ns41:value-type="float" table:style-name="TL Data" office:value="993" office:value-type="float">
            <text:p>993</text:p>
          </table:table-cell>
          <table:table-cell ns41:value-type="float" table:style-name="TL Data" office:value="1173" office:value-type="float">
            <text:p>1173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3089" office:value-type="float">
            <text:p>3089</text:p>
          </table:table-cell>
          <table:table-cell ns41:value-type="float" table:style-name="TL Data" office:value="3366" office:value-type="float">
            <text:p>3366</text:p>
          </table:table-cell>
          <table:table-cell ns41:value-type="float" table:style-name="ce31" office:value="209.39" office:value-type="float">
            <text:p>209.39</text:p>
          </table:table-cell>
          <table:table-cell ns41:value-type="float" table:style-name="ce37" office:value="30827.64" office:value-type="float">
            <text:p>30827.64</text:p>
          </table:table-cell>
          <table:table-cell ns41:value-type="float" table:style-name="ce46" office:value="556" office:value-type="float">
            <text:p>556</text:p>
          </table:table-cell>
          <table:table-cell ns41:value-type="float" table:style-name="ce52" office:value="10880" office:value-type="float">
            <text:p>10880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Meerkerk</text:p>
          </table:table-cell>
          <table:table-cell table:style-name="Default"/>
          <table:table-cell ns41:value-type="float" table:style-name="ce73" office:value="526" office:value-type="float">
            <text:p>526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7"/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ce31" office:value="1521.07" office:value-type="float">
            <text:p>1521.07</text:p>
          </table:table-cell>
          <table:table-cell ns41:value-type="float" table:style-name="ce37" office:value="972.34" office:value-type="float">
            <text:p>972.34</text:p>
          </table:table-cell>
          <table:table-cell ns41:value-type="float" table:style-name="ce46" office:value="557" office:value-type="float">
            <text:p>557</text:p>
          </table:table-cell>
          <table:table-cell ns41:value-type="float" table:style-name="ce52" office:value="10618" office:value-type="float">
            <text:p>1061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Melissant</text:p>
          </table:table-cell>
          <table:table-cell table:style-name="Default"/>
          <table:table-cell ns41:value-type="float" table:style-name="ce73" office:value="396" office:value-type="float">
            <text:p>396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0"/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ce31" office:value="1982.57" office:value-type="float">
            <text:p>1982.57</text:p>
          </table:table-cell>
          <table:table-cell ns41:value-type="float" table:style-name="ce37" office:value="678.41" office:value-type="float">
            <text:p>678.41</text:p>
          </table:table-cell>
          <table:table-cell ns41:value-type="float" table:style-name="ce46" office:value="1113" office:value-type="float">
            <text:p>1113</text:p>
          </table:table-cell>
          <table:table-cell ns41:value-type="float" table:style-name="ce52" office:value="10918" office:value-type="float">
            <text:p>1091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Middelharnis</text:p>
          </table:table-cell>
          <table:table-cell table:style-name="Default"/>
          <table:table-cell ns41:value-type="float" table:style-name="ce73" office:value="1588" office:value-type="float">
            <text:p>1588</text:p>
          </table:table-cell>
          <table:table-cell ns41:value-type="float" table:style-name="TL Data" office:value="1442" office:value-type="float">
            <text:p>1442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office:value="71" table:style-name="TL Data" table:number-columns-repeated="2" office:value-type="float">
            <text:p>7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090" office:value-type="float">
            <text:p>2090</text:p>
          </table:table-cell>
          <table:table-cell ns41:value-type="float" table:style-name="TL Data" office:value="2064" office:value-type="float">
            <text:p>2064</text:p>
          </table:table-cell>
          <table:table-cell ns41:value-type="float" table:style-name="ce31" office:value="2037.35" office:value-type="float">
            <text:p>2037.35</text:p>
          </table:table-cell>
          <table:table-cell ns41:value-type="float" table:style-name="ce37" office:value="2038.92" office:value-type="float">
            <text:p>2038.92</text:p>
          </table:table-cell>
          <table:table-cell ns41:value-type="float" table:style-name="ce46" office:value="559" office:value-type="float">
            <text:p>559</text:p>
          </table:table-cell>
          <table:table-cell ns41:value-type="float" table:style-name="ce52" office:value="11067" office:value-type="float">
            <text:p>1106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Mijnsheerenland </text:p>
          </table:table-cell>
          <table:table-cell table:style-name="Default"/>
          <table:table-cell ns41:value-type="float" table:style-name="ce73" office:value="479" office:value-type="float">
            <text:p>479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ce31" office:value="1732.86" office:value-type="float">
            <text:p>1732.86</text:p>
          </table:table-cell>
          <table:table-cell ns41:value-type="float" table:style-name="ce37" office:value="886.39" office:value-type="float">
            <text:p>886.39</text:p>
          </table:table-cell>
          <table:table-cell ns41:value-type="float" table:style-name="ce46" office:value="564" office:value-type="float">
            <text:p>564</text:p>
          </table:table-cell>
          <table:table-cell ns41:value-type="float" table:style-name="ce52" office:value="11112" office:value-type="float">
            <text:p>1111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Moercapelle</text:p>
          </table:table-cell>
          <table:table-cell table:style-name="Default"/>
          <table:table-cell ns41:value-type="float" table:style-name="ce73" office:value="208" office:value-type="float">
            <text:p>208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ce31" office:value="723.24" office:value-type="float">
            <text:p>723.24</text:p>
          </table:table-cell>
          <table:table-cell ns41:value-type="float" table:style-name="ce37" office:value="844.8" office:value-type="float">
            <text:p>844.80</text:p>
          </table:table-cell>
          <table:table-cell ns41:value-type="float" table:style-name="ce46" office:value="560" office:value-type="float">
            <text:p>560</text:p>
          </table:table-cell>
          <table:table-cell ns41:value-type="float" table:style-name="ce52" office:value="11383" office:value-type="float">
            <text:p>1138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Molenaarsgraaf</text:p>
          </table:table-cell>
          <table:table-cell table:style-name="Default"/>
          <table:table-cell ns41:value-type="float" table:style-name="ce73" office:value="153" office:value-type="float">
            <text:p>15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0"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ce31" office:value="748.75" office:value-type="float">
            <text:p>748.75</text:p>
          </table:table-cell>
          <table:table-cell ns41:value-type="float" table:style-name="ce37" office:value="685.15" office:value-type="float">
            <text:p>685.15</text:p>
          </table:table-cell>
          <table:table-cell ns41:value-type="float" table:style-name="ce46" office:value="561" office:value-type="float">
            <text:p>561</text:p>
          </table:table-cell>
          <table:table-cell ns41:value-type="float" table:style-name="ce52" office:value="10166" office:value-type="float">
            <text:p>1016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Monster</text:p>
          </table:table-cell>
          <table:table-cell table:style-name="Default"/>
          <table:table-cell ns41:value-type="float" table:style-name="ce73" office:value="1757" office:value-type="float">
            <text:p>1757</text:p>
          </table:table-cell>
          <table:table-cell ns41:value-type="float" table:style-name="TL Data" office:value="1647" office:value-type="float">
            <text:p>1647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0"/>
          <table:table-cell ns41:value-type="float" table:style-name="TL Data" office:value="2227" office:value-type="float">
            <text:p>2227</text:p>
          </table:table-cell>
          <table:table-cell ns41:value-type="float" table:style-name="TL Data" office:value="2264" office:value-type="float">
            <text:p>2264</text:p>
          </table:table-cell>
          <table:table-cell ns41:value-type="float" table:style-name="ce31" office:value="1526.3" office:value-type="float">
            <text:p>1526.30</text:p>
          </table:table-cell>
          <table:table-cell ns41:value-type="float" table:style-name="ce37" office:value="2942.4" office:value-type="float">
            <text:p>2942.40</text:p>
          </table:table-cell>
          <table:table-cell ns41:value-type="float" table:style-name="ce46" office:value="562" office:value-type="float">
            <text:p>562</text:p>
          </table:table-cell>
          <table:table-cell ns41:value-type="float" table:style-name="ce52" office:value="10019" office:value-type="float">
            <text:p>1001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Moordrecht</text:p>
          </table:table-cell>
          <table:table-cell table:style-name="Default"/>
          <table:table-cell ns41:value-type="float" table:style-name="ce73" office:value="689" office:value-type="float">
            <text:p>689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073" office:value-type="float">
            <text:p>1073</text:p>
          </table:table-cell>
          <table:table-cell ns41:value-type="float" table:style-name="TL Data" office:value="1085" office:value-type="float">
            <text:p>1085</text:p>
          </table:table-cell>
          <table:table-cell ns41:value-type="float" table:style-name="ce31" office:value="1476.02" office:value-type="float">
            <text:p>1476.02</text:p>
          </table:table-cell>
          <table:table-cell ns41:value-type="float" table:style-name="ce37" office:value="1462.03" office:value-type="float">
            <text:p>1462.03</text:p>
          </table:table-cell>
          <table:table-cell ns41:value-type="float" table:style-name="ce46" office:value="563" office:value-type="float">
            <text:p>563</text:p>
          </table:table-cell>
          <table:table-cell ns41:value-type="float" table:style-name="ce52" office:value="10120" office:value-type="float">
            <text:p>1012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Naaldwijk</text:p>
          </table:table-cell>
          <table:table-cell table:style-name="Default"/>
          <table:table-cell ns41:value-type="float" table:style-name="ce73" office:value="1943" office:value-type="float">
            <text:p>1943</text:p>
          </table:table-cell>
          <table:table-cell ns41:value-type="float" table:style-name="TL Data" office:value="1696" office:value-type="float">
            <text:p>1696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office:value="63" table:style-name="TL Data" table:number-columns-repeated="2" office:value-type="float">
            <text:p>6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2537" office:value-type="float">
            <text:p>2537</text:p>
          </table:table-cell>
          <table:table-cell ns41:value-type="float" table:style-name="TL Data" office:value="2434" office:value-type="float">
            <text:p>2434</text:p>
          </table:table-cell>
          <table:table-cell ns41:value-type="float" table:style-name="ce31" office:value="3033.45" office:value-type="float">
            <text:p>3033.45</text:p>
          </table:table-cell>
          <table:table-cell ns41:value-type="float" table:style-name="ce37" office:value="1638.72" office:value-type="float">
            <text:p>1638.72</text:p>
          </table:table-cell>
          <table:table-cell ns41:value-type="float" table:style-name="ce46" office:value="565" office:value-type="float">
            <text:p>565</text:p>
          </table:table-cell>
          <table:table-cell ns41:value-type="float" table:style-name="ce52" office:value="11418" office:value-type="float">
            <text:p>1141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Nieuwenhoorn</text:p>
          </table:table-cell>
          <table:table-cell table:style-name="Default"/>
          <table:table-cell ns41:value-type="float" table:style-name="ce73" office:value="621" office:value-type="float">
            <text:p>621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7" office:value-type="float">
            <text:p>2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8"/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ce31" office:value="1841.65" office:value-type="float">
            <text:p>1841.65</text:p>
          </table:table-cell>
          <table:table-cell ns41:value-type="float" table:style-name="ce37" office:value="975.21" office:value-type="float">
            <text:p>975.21</text:p>
          </table:table-cell>
          <table:table-cell ns41:value-type="float" table:style-name="ce46" office:value="1121" office:value-type="float">
            <text:p>1121</text:p>
          </table:table-cell>
          <table:table-cell ns41:value-type="float" table:style-name="ce52" office:value="10338" office:value-type="float">
            <text:p>1033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Niewerkerk a/d Ijssel</text:p>
          </table:table-cell>
          <table:table-cell table:style-name="Default"/>
          <table:table-cell ns41:value-type="float" table:style-name="ce73" office:value="774" office:value-type="float">
            <text:p>774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office:value="51" table:style-name="TL Data" table:number-columns-repeated="2" office:value-type="float">
            <text:p>5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198" office:value-type="float">
            <text:p>1198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ce31" office:value="1897.97" office:value-type="float">
            <text:p>1897.97</text:p>
          </table:table-cell>
          <table:table-cell ns41:value-type="float" table:style-name="ce37" office:value="1249.75" office:value-type="float">
            <text:p>1249.75</text:p>
          </table:table-cell>
          <table:table-cell ns41:value-type="float" table:style-name="ce46" office:value="567" office:value-type="float">
            <text:p>567</text:p>
          </table:table-cell>
          <table:table-cell ns41:value-type="float" table:style-name="ce52" office:value="10855" office:value-type="float">
            <text:p>1085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Nieuwkoop</text:p>
          </table:table-cell>
          <table:table-cell table:style-name="Default"/>
          <table:table-cell ns41:value-type="float" table:style-name="ce73" office:value="969" office:value-type="float">
            <text:p>969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82" office:value-type="float">
            <text:p>18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1333" office:value-type="float">
            <text:p>1333</text:p>
          </table:table-cell>
          <table:table-cell ns41:value-type="float" table:style-name="TL Data" office:value="1343" office:value-type="float">
            <text:p>1343</text:p>
          </table:table-cell>
          <table:table-cell ns41:value-type="float" table:style-name="ce31" office:value="3491.48" office:value-type="float">
            <text:p>3491.48</text:p>
          </table:table-cell>
          <table:table-cell ns41:value-type="float" table:style-name="ce37" office:value="766.43" office:value-type="float">
            <text:p>766.43</text:p>
          </table:table-cell>
          <table:table-cell ns41:value-type="float" table:style-name="ce46" office:value="569" office:value-type="float">
            <text:p>569</text:p>
          </table:table-cell>
          <table:table-cell ns41:value-type="float" table:style-name="ce52" office:value="10728" office:value-type="float">
            <text:p>1072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Nieuwland</text:p>
          </table:table-cell>
          <table:table-cell table:style-name="Default"/>
          <table:table-cell ns41:value-type="float" table:style-name="ce73" office:value="160" office:value-type="float">
            <text:p>160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ce31" office:value="989.18" office:value-type="float">
            <text:p>989.18</text:p>
          </table:table-cell>
          <table:table-cell ns41:value-type="float" table:style-name="ce37" office:value="552.99" office:value-type="float">
            <text:p>552.99</text:p>
          </table:table-cell>
          <table:table-cell ns41:value-type="float" table:style-name="ce46" office:value="570" office:value-type="float">
            <text:p>570</text:p>
          </table:table-cell>
          <table:table-cell ns41:value-type="float" table:style-name="ce52" office:value="11213" office:value-type="float">
            <text:p>1121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Nieuwpoort</text:p>
          </table:table-cell>
          <table:table-cell table:style-name="Default"/>
          <table:table-cell ns41:value-type="float" table:style-name="ce73" office:value="196" office:value-type="float">
            <text:p>196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ce31" office:value="57.5" office:value-type="float">
            <text:p>57.50</text:p>
          </table:table-cell>
          <table:table-cell ns41:value-type="float" table:style-name="ce37" office:value="11391.3" office:value-type="float">
            <text:p>11391.30</text:p>
          </table:table-cell>
          <table:table-cell ns41:value-type="float" table:style-name="ce46" office:value="572" office:value-type="float">
            <text:p>572</text:p>
          </table:table-cell>
          <table:table-cell ns41:value-type="float" table:style-name="ce52" office:value="10748" office:value-type="float">
            <text:p>1074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Nieuwveen</text:p>
          </table:table-cell>
          <table:table-cell table:style-name="Default"/>
          <table:table-cell ns41:value-type="float" table:style-name="ce73" office:value="348" office:value-type="float">
            <text:p>348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12" office:value-type="float">
            <text:p>112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647" office:value-type="float">
            <office:annotation draw:style-name="gr1" svg:height="1.96cm" draw:caption-point-y="3.45cm" svg:width="3.777cm" svg:x="46.878cm" draw:caption-point-x="0.437cm" svg:y="52.718cm" draw:text-style-name="P1">
              <dc:creator>CDM</dc:creator>
              <dc:date>2014-12-12T00:00:00</dc:date>
              <text:p text:style-name="P1"><text:span text:style-name="T1">Patrik:</text:span></text:p>
              <text:p text:style-name="P1"><text:span text:style-name="T2">648</text:span></text:p>
            </office:annotation>
            <text:p>647</text:p>
          </table:table-cell>
          <table:table-cell ns41:value-type="float" table:style-name="ce31" office:value="849.05" office:value-type="float">
            <text:p>849.05</text:p>
          </table:table-cell>
          <table:table-cell ns41:value-type="float" table:style-name="ce37" office:value="1494.61" office:value-type="float">
            <text:p>1494.61</text:p>
          </table:table-cell>
          <table:table-cell ns41:value-type="float" table:style-name="ce46" office:value="573" office:value-type="float">
            <text:p>573</text:p>
          </table:table-cell>
          <table:table-cell ns41:value-type="float" table:style-name="ce52" office:value="10487" office:value-type="float">
            <text:p>1048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Noordeloos</text:p>
          </table:table-cell>
          <table:table-cell table:style-name="Default"/>
          <table:table-cell ns41:value-type="float" table:style-name="ce73" office:value="866" office:value-type="float">
            <text:p>866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0"/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ce31" office:value="1528.91" office:value-type="float">
            <text:p>1528.91</text:p>
          </table:table-cell>
          <table:table-cell ns41:value-type="float" table:style-name="ce37" office:value="699.84" office:value-type="float">
            <text:p>699.84</text:p>
          </table:table-cell>
          <table:table-cell ns41:value-type="float" table:style-name="ce46" office:value="574" office:value-type="float">
            <text:p>574</text:p>
          </table:table-cell>
          <table:table-cell ns41:value-type="float" table:style-name="ce52" office:value="10296" office:value-type="float">
            <text:p>1029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Noordwijk</text:p>
          </table:table-cell>
          <table:table-cell table:style-name="Default"/>
          <table:table-cell ns41:value-type="float" table:style-name="ce73" office:value="1721" office:value-type="float">
            <text:p>1721</text:p>
          </table:table-cell>
          <table:table-cell ns41:value-type="float" table:style-name="TL Data" office:value="1719" office:value-type="float">
            <text:p>1719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160" office:value-type="float">
            <text:p>2160</text:p>
          </table:table-cell>
          <table:table-cell ns41:value-type="float" table:style-name="TL Data" office:value="2219" office:value-type="float">
            <text:p>2219</text:p>
          </table:table-cell>
          <table:table-cell ns41:value-type="float" table:style-name="ce31" office:value="3558.19" office:value-type="float">
            <text:p>3558.19</text:p>
          </table:table-cell>
          <table:table-cell ns41:value-type="float" table:style-name="ce37" office:value="1230.68" office:value-type="float">
            <text:p>1230.68</text:p>
          </table:table-cell>
          <table:table-cell ns41:value-type="float" table:style-name="ce46" office:value="575" office:value-type="float">
            <text:p>575</text:p>
          </table:table-cell>
          <table:table-cell ns41:value-type="float" table:style-name="ce52" office:value="10769" office:value-type="float">
            <text:p>1076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Noordwijkerhout</text:p>
          </table:table-cell>
          <table:table-cell table:style-name="Default"/>
          <table:table-cell ns41:value-type="float" table:style-name="ce73" office:value="617" office:value-type="float">
            <text:p>617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ce31" office:value="2306.48" office:value-type="float">
            <text:p>2306.48</text:p>
          </table:table-cell>
          <table:table-cell ns41:value-type="float" table:style-name="ce37" office:value="701.06" office:value-type="float">
            <text:p>701.06</text:p>
          </table:table-cell>
          <table:table-cell ns41:value-type="float" table:style-name="ce46" office:value="576" office:value-type="float">
            <text:p>576</text:p>
          </table:table-cell>
          <table:table-cell ns41:value-type="float" table:style-name="ce52" office:value="11134" office:value-type="float">
            <text:p>1113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Nootdorp</text:p>
          </table:table-cell>
          <table:table-cell table:style-name="Default"/>
          <table:table-cell ns41:value-type="float" table:style-name="ce73" office:value="215" office:value-type="float">
            <text:p>215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ce31" office:value="791.6" office:value-type="float">
            <text:p>791.60</text:p>
          </table:table-cell>
          <table:table-cell ns41:value-type="float" table:style-name="ce37" office:value="914.6" office:value-type="float">
            <text:p>914.60</text:p>
          </table:table-cell>
          <table:table-cell ns41:value-type="float" table:style-name="ce46" office:value="577" office:value-type="float">
            <text:p>577</text:p>
          </table:table-cell>
          <table:table-cell ns41:value-type="float" table:style-name="ce52" office:value="10601" office:value-type="float">
            <text:p>1060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Numansdorp</text:p>
          </table:table-cell>
          <table:table-cell table:style-name="Default"/>
          <table:table-cell ns41:value-type="float" table:style-name="ce73" office:value="1255" office:value-type="float">
            <text:p>1255</text:p>
          </table:table-cell>
          <table:table-cell ns41:value-type="float" table:style-name="TL Data" office:value="1123" office:value-type="float">
            <text:p>1123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table:style-name="TL Data" office:value="1618" office:value-type="float">
            <text:p>1618</text:p>
          </table:table-cell>
          <table:table-cell ns41:value-type="float" table:style-name="TL Data" office:value="1589" office:value-type="float">
            <text:p>1589</text:p>
          </table:table-cell>
          <table:table-cell ns41:value-type="float" table:style-name="ce31" office:value="4702.78" office:value-type="float">
            <text:p>4702.78</text:p>
          </table:table-cell>
          <table:table-cell ns41:value-type="float" table:style-name="ce37" office:value="681.93" office:value-type="float">
            <text:p>681.93</text:p>
          </table:table-cell>
          <table:table-cell ns41:value-type="float" table:style-name="ce46" office:value="578" office:value-type="float">
            <text:p>578</text:p>
          </table:table-cell>
          <table:table-cell ns41:value-type="float" table:style-name="ce52" office:value="11346" office:value-type="float">
            <text:p>1134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Oegstgeest</text:p>
          </table:table-cell>
          <table:table-cell table:style-name="Default"/>
          <table:table-cell ns41:value-type="float" table:style-name="ce73" office:value="632" office:value-type="float">
            <text:p>632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727" office:value-type="float">
            <text:p>1727</text:p>
          </table:table-cell>
          <table:table-cell ns41:value-type="float" table:style-name="TL Data" office:value="2104" office:value-type="float">
            <text:p>2104</text:p>
          </table:table-cell>
          <table:table-cell ns41:value-type="float" table:style-name="ce31" office:value="1656.64" office:value-type="float">
            <text:p>1656.64</text:p>
          </table:table-cell>
          <table:table-cell ns41:value-type="float" table:style-name="ce37" office:value="2312.51" office:value-type="float">
            <text:p>2312.51</text:p>
          </table:table-cell>
          <table:table-cell ns41:value-type="float" table:style-name="ce46" office:value="579" office:value-type="float">
            <text:p>579</text:p>
          </table:table-cell>
          <table:table-cell ns41:value-type="float" table:style-name="ce52" office:value="10287" office:value-type="float">
            <text:p>1028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Ooltgensplaat</text:p>
          </table:table-cell>
          <table:table-cell table:style-name="Default"/>
          <table:table-cell ns41:value-type="float" table:style-name="ce73" office:value="1001" office:value-type="float">
            <text:p>1001</text:p>
          </table:table-cell>
          <table:table-cell ns41:value-type="float" table:style-name="TL Data" office:value="930" office:value-type="float">
            <text:p>930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20"/>
          <table:table-cell ns41:value-type="float" table:style-name="TL Data" office:value="1281" office:value-type="float">
            <text:p>1281</text:p>
          </table:table-cell>
          <table:table-cell ns41:value-type="float" table:style-name="TL Data" office:value="1260" office:value-type="float">
            <text:p>1260</text:p>
          </table:table-cell>
          <table:table-cell ns41:value-type="float" table:style-name="ce31" office:value="2429.38" office:value-type="float">
            <text:p>2429.38</text:p>
          </table:table-cell>
          <table:table-cell ns41:value-type="float" table:style-name="ce37" office:value="1045.94" office:value-type="float">
            <text:p>1045.94</text:p>
          </table:table-cell>
          <table:table-cell ns41:value-type="float" table:style-name="ce46" office:value="1133" office:value-type="float">
            <text:p>1133</text:p>
          </table:table-cell>
          <table:table-cell ns41:value-type="float" table:style-name="ce52" office:value="11163" office:value-type="float">
            <text:p>1116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Oostvoorne</text:p>
          </table:table-cell>
          <table:table-cell table:style-name="Default"/>
          <table:table-cell ns41:value-type="float" table:style-name="ce73" office:value="801" office:value-type="float">
            <text:p>801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2"/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ce31" office:value="2559.2" office:value-type="float">
            <text:p>2559.20</text:p>
          </table:table-cell>
          <table:table-cell ns41:value-type="float" table:style-name="ce37" office:value="704.12" office:value-type="float">
            <text:p>704.12</text:p>
          </table:table-cell>
          <table:table-cell ns41:value-type="float" table:style-name="ce46" office:value="581" office:value-type="float">
            <text:p>581</text:p>
          </table:table-cell>
          <table:table-cell ns41:value-type="float" table:style-name="ce52" office:value="10009" office:value-type="float">
            <text:p>1000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Ottoland</text:p>
          </table:table-cell>
          <table:table-cell table:style-name="Default"/>
          <table:table-cell ns41:value-type="float" table:style-name="ce73" office:value="182" office:value-type="float">
            <text:p>182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0"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ce31" office:value="851.48" office:value-type="float">
            <text:p>851.48</text:p>
          </table:table-cell>
          <table:table-cell ns41:value-type="float" table:style-name="ce37" office:value="738.71" office:value-type="float">
            <text:p>738.71</text:p>
          </table:table-cell>
          <table:table-cell ns41:value-type="float" table:style-name="ce46" office:value="582" office:value-type="float">
            <text:p>582</text:p>
          </table:table-cell>
          <table:table-cell ns41:value-type="float" table:style-name="ce52" office:value="10097" office:value-type="float">
            <text:p>1009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Ouddorp</text:p>
          </table:table-cell>
          <table:table-cell table:style-name="Default"/>
          <table:table-cell ns41:value-type="float" table:style-name="ce73" office:value="1195" office:value-type="float">
            <text:p>1195</text:p>
          </table:table-cell>
          <table:table-cell ns41:value-type="float" table:style-name="TL Data" office:value="1157" office:value-type="float">
            <text:p>115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6"/>
          <table:table-cell ns41:value-type="float" table:style-name="TL Data" office:value="1302" office:value-type="float">
            <text:p>1302</text:p>
          </table:table-cell>
          <table:table-cell ns41:value-type="float" table:style-name="TL Data" office:value="1275" office:value-type="float">
            <text:p>1275</text:p>
          </table:table-cell>
          <table:table-cell ns41:value-type="float" table:style-name="ce31" office:value="3034.88" office:value-type="float">
            <text:p>3034.88</text:p>
          </table:table-cell>
          <table:table-cell ns41:value-type="float" table:style-name="ce37" office:value="849.12" office:value-type="float">
            <text:p>849.12</text:p>
          </table:table-cell>
          <table:table-cell ns41:value-type="float" table:style-name="ce46" office:value="1142" office:value-type="float">
            <text:p>1142</text:p>
          </table:table-cell>
          <table:table-cell ns41:value-type="float" table:style-name="ce52" office:value="11126" office:value-type="float">
            <text:p>1112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Oudenhoven</text:p>
          </table:table-cell>
          <table:table-cell table:style-name="Default"/>
          <table:table-cell ns41:value-type="float" table:style-name="ce73" office:value="354" office:value-type="float">
            <text:p>354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0"/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ce31" office:value="845.51" office:value-type="float">
            <text:p>845.51</text:p>
          </table:table-cell>
          <table:table-cell ns41:value-type="float" table:style-name="ce37" office:value="1040.46" office:value-type="float">
            <text:p>1040.46</text:p>
          </table:table-cell>
          <table:table-cell ns41:value-type="float" table:style-name="ce46" office:value="586" office:value-type="float">
            <text:p>586</text:p>
          </table:table-cell>
          <table:table-cell ns41:value-type="float" table:style-name="ce52" office:value="10380" office:value-type="float">
            <text:p>1038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Ouderkerk a/d Ijssel</text:p>
          </table:table-cell>
          <table:table-cell table:style-name="Default"/>
          <table:table-cell ns41:value-type="float" table:style-name="ce73" office:value="990" office:value-type="float">
            <text:p>990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office:value="41" table:style-name="TL Data" table:number-columns-repeated="2" office:value-type="float">
            <text:p>4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385" office:value-type="float">
            <text:p>1385</text:p>
          </table:table-cell>
          <table:table-cell ns41:value-type="float" table:style-name="TL Data" office:value="1368" office:value-type="float">
            <text:p>1368</text:p>
          </table:table-cell>
          <table:table-cell ns41:value-type="float" table:style-name="ce31" office:value="1794.06" office:value-type="float">
            <text:p>1794.06</text:p>
          </table:table-cell>
          <table:table-cell ns41:value-type="float" table:style-name="ce37" office:value="1534.5" office:value-type="float">
            <text:p>1534.50</text:p>
          </table:table-cell>
          <table:table-cell ns41:value-type="float" table:style-name="ce46" office:value="587" office:value-type="float">
            <text:p>587</text:p>
          </table:table-cell>
          <table:table-cell ns41:value-type="float" table:style-name="ce52" office:value="10095" office:value-type="float">
            <text:p>1009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Oudewater</text:p>
          </table:table-cell>
          <table:table-cell table:style-name="Default"/>
          <table:table-cell ns41:value-type="float" table:style-name="ce73" office:value="744" office:value-type="float">
            <text:p>744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80" office:value-type="float">
            <text:p>1280</text:p>
          </table:table-cell>
          <table:table-cell ns41:value-type="float" table:style-name="TL Data" office:value="1426" office:value-type="float">
            <text:p>1426</text:p>
          </table:table-cell>
          <table:table-cell ns41:value-type="float" table:style-name="ce31" office:value="141.6" office:value-type="float">
            <text:p>141.60</text:p>
          </table:table-cell>
          <table:table-cell ns41:value-type="float" table:style-name="ce37" office:value="19110.16" office:value-type="float">
            <text:p>19110.16</text:p>
          </table:table-cell>
          <table:table-cell ns41:value-type="float" table:style-name="ce46" office:value="589" office:value-type="float">
            <text:p>589</text:p>
          </table:table-cell>
          <table:table-cell ns41:value-type="float" table:style-name="ce52" office:value="10188" office:value-type="float">
            <text:p>1018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Oudshoorn</text:p>
          </table:table-cell>
          <table:table-cell table:style-name="Default"/>
          <table:table-cell ns41:value-type="float" table:style-name="ce73" office:value="551" office:value-type="float">
            <text:p>551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091" office:value-type="float">
            <text:p>1091</text:p>
          </table:table-cell>
          <table:table-cell ns41:value-type="float" table:style-name="TL Data" office:value="1131" office:value-type="float">
            <text:p>1131</text:p>
          </table:table-cell>
          <table:table-cell ns41:value-type="float" table:style-name="ce31" office:value="1469.51" office:value-type="float">
            <text:p>1469.51</text:p>
          </table:table-cell>
          <table:table-cell ns41:value-type="float" table:style-name="ce37" office:value="1512.06" office:value-type="float">
            <text:p>1512.06</text:p>
          </table:table-cell>
          <table:table-cell ns41:value-type="float" table:style-name="ce46" office:value="1147" office:value-type="float">
            <text:p>1147</text:p>
          </table:table-cell>
          <table:table-cell ns41:value-type="float" table:style-name="ce52" office:value="11011" office:value-type="float">
            <text:p>1101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Overschie</text:p>
          </table:table-cell>
          <table:table-cell table:style-name="Default"/>
          <table:table-cell ns41:value-type="float" table:style-name="ce73" office:value="1218" office:value-type="float">
            <text:p>1218</text:p>
          </table:table-cell>
          <table:table-cell ns41:value-type="float" table:style-name="TL Data" office:value="1200" office:value-type="float">
            <text:p>1200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17" office:value-type="float">
            <text:p>117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052" office:value-type="float">
            <text:p>2052</text:p>
          </table:table-cell>
          <table:table-cell ns41:value-type="float" table:style-name="TL Data" office:value="2136" office:value-type="float">
            <text:p>2136</text:p>
          </table:table-cell>
          <table:table-cell ns41:value-type="float" table:style-name="ce31" office:value="1893.34" office:value-type="float">
            <text:p>1893.34</text:p>
          </table:table-cell>
          <table:table-cell ns41:value-type="float" table:style-name="ce37" office:value="2211.96" office:value-type="float">
            <text:p>2211.96</text:p>
          </table:table-cell>
          <table:table-cell ns41:value-type="float" table:style-name="ce46" office:value="1149" office:value-type="float">
            <text:p>1149</text:p>
          </table:table-cell>
          <table:table-cell ns41:value-type="float" table:style-name="ce52" office:value="10683" office:value-type="float">
            <text:p>1068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69" office:value="270139" office:value-type="float">
            <text:p>270139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Papekop</text:p>
          </table:table-cell>
          <table:table-cell table:style-name="Default"/>
          <table:table-cell ns41:value-type="float" table:style-name="ce73" office:value="89" office:value-type="float">
            <text:p>8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20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ce31" office:value="698.07" office:value-type="float">
            <text:p>698.07</text:p>
          </table:table-cell>
          <table:table-cell ns41:value-type="float" table:style-name="ce37" office:value="527.16" office:value-type="float">
            <text:p>527.16</text:p>
          </table:table-cell>
          <table:table-cell ns41:value-type="float" table:style-name="ce46" office:value="1151" office:value-type="float">
            <text:p>1151</text:p>
          </table:table-cell>
          <table:table-cell ns41:value-type="float" table:style-name="ce52" office:value="11244" office:value-type="float">
            <text:p>1124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Papendrecht</text:p>
          </table:table-cell>
          <table:table-cell table:style-name="Default"/>
          <table:table-cell ns41:value-type="float" table:style-name="ce73" office:value="1196" office:value-type="float">
            <text:p>1196</text:p>
          </table:table-cell>
          <table:table-cell ns41:value-type="float" table:style-name="TL Data" office:value="1077" office:value-type="float">
            <text:p>1077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16"/>
          <table:table-cell ns41:value-type="float" table:style-name="TL Data" office:value="1539" office:value-type="float">
            <text:p>1539</text:p>
          </table:table-cell>
          <table:table-cell ns41:value-type="float" table:style-name="TL Data" office:value="1456" office:value-type="float">
            <text:p>1456</text:p>
          </table:table-cell>
          <table:table-cell ns41:value-type="float" table:style-name="ce31" office:value="1008.42" office:value-type="float">
            <text:p>1008.42</text:p>
          </table:table-cell>
          <table:table-cell ns41:value-type="float" table:style-name="ce37" office:value="2969.99" office:value-type="float">
            <text:p>2969.99</text:p>
          </table:table-cell>
          <table:table-cell ns41:value-type="float" table:style-name="ce46" office:value="590" office:value-type="float">
            <text:p>590</text:p>
          </table:table-cell>
          <table:table-cell ns41:value-type="float" table:style-name="ce52" office:value="10427" office:value-type="float">
            <text:p>1042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Pernis</text:p>
          </table:table-cell>
          <table:table-cell table:style-name="Default"/>
          <table:table-cell ns41:value-type="float" table:style-name="ce73" office:value="979" office:value-type="float">
            <text:p>979</text:p>
          </table:table-cell>
          <table:table-cell ns41:value-type="float" table:style-name="TL Data" office:value="1040" office:value-type="float">
            <text:p>1040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0"/>
          <table:table-cell ns41:value-type="float" table:style-name="TL Data" office:value="1283" office:value-type="float">
            <text:p>1283</text:p>
          </table:table-cell>
          <table:table-cell ns41:value-type="float" table:style-name="TL Data" office:value="1363" office:value-type="float">
            <text:p>1363</text:p>
          </table:table-cell>
          <table:table-cell ns41:value-type="float" table:style-name="ce31" office:value="1372.07" office:value-type="float">
            <text:p>1372.07</text:p>
          </table:table-cell>
          <table:table-cell ns41:value-type="float" table:style-name="ce37" office:value="1928.47" office:value-type="float">
            <text:p>1928.47</text:p>
          </table:table-cell>
          <table:table-cell ns41:value-type="float" table:style-name="ce46" office:value="1152" office:value-type="float">
            <text:p>1152</text:p>
          </table:table-cell>
          <table:table-cell ns41:value-type="float" table:style-name="ce52" office:value="11245" office:value-type="float">
            <text:p>1124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Peursum</text:p>
          </table:table-cell>
          <table:table-cell table:style-name="Default"/>
          <table:table-cell ns41:value-type="float" table:style-name="ce73" office:value="122" office:value-type="float">
            <text:p>12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98" office:value-type="float">
            <text:p>9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0"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ce31" office:value="635.41" office:value-type="float">
            <text:p>635.41</text:p>
          </table:table-cell>
          <table:table-cell ns41:value-type="float" table:style-name="ce37" office:value="618.49" office:value-type="float">
            <text:p>618.49</text:p>
          </table:table-cell>
          <table:table-cell ns41:value-type="float" table:style-name="ce46" office:value="1154" office:value-type="float">
            <text:p>1154</text:p>
          </table:table-cell>
          <table:table-cell ns41:value-type="float" table:style-name="ce52" office:value="10391" office:value-type="float">
            <text:p>1039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Pierhil</text:p>
          </table:table-cell>
          <table:table-cell table:style-name="Default"/>
          <table:table-cell ns41:value-type="float" table:style-name="ce73" office:value="257" office:value-type="float">
            <text:p>257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20"/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ce31" office:value="1135.97" office:value-type="float">
            <text:p>1135.97</text:p>
          </table:table-cell>
          <table:table-cell ns41:value-type="float" table:style-name="ce37" office:value="681.35" office:value-type="float">
            <text:p>681.35</text:p>
          </table:table-cell>
          <table:table-cell ns41:value-type="float" table:style-name="ce46" office:value="591" office:value-type="float">
            <text:p>591</text:p>
          </table:table-cell>
          <table:table-cell ns41:value-type="float" table:style-name="ce52" office:value="10179" office:value-type="float">
            <text:p>1017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Pijnacker</text:p>
          </table:table-cell>
          <table:table-cell table:style-name="Default"/>
          <table:table-cell ns41:value-type="float" table:style-name="ce73" office:value="554" office:value-type="float">
            <text:p>554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ce31" office:value="2077.36" office:value-type="float">
            <text:p>2077.36</text:p>
          </table:table-cell>
          <table:table-cell ns41:value-type="float" table:style-name="ce37" office:value="756.72" office:value-type="float">
            <text:p>756.72</text:p>
          </table:table-cell>
          <table:table-cell ns41:value-type="float" table:style-name="ce46" office:value="594" office:value-type="float">
            <text:p>594</text:p>
          </table:table-cell>
          <table:table-cell ns41:value-type="float" table:style-name="ce52" office:value="10031" office:value-type="float">
            <text:p>1003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Portugaal</text:p>
          </table:table-cell>
          <table:table-cell table:style-name="Default"/>
          <table:table-cell ns41:value-type="float" table:style-name="ce73" office:value="433" office:value-type="float">
            <text:p>433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ce31" office:value="1377.45" office:value-type="float">
            <text:p>1377.45</text:p>
          </table:table-cell>
          <table:table-cell ns41:value-type="float" table:style-name="ce37" office:value="865.36" office:value-type="float">
            <text:p>865.36</text:p>
          </table:table-cell>
          <table:table-cell ns41:value-type="float" table:style-name="ce46" office:value="592" office:value-type="float">
            <text:p>592</text:p>
          </table:table-cell>
          <table:table-cell ns41:value-type="float" table:style-name="ce52" office:value="11395" office:value-type="float">
            <text:p>1139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Puttershoek</text:p>
          </table:table-cell>
          <table:table-cell table:style-name="Default"/>
          <table:table-cell ns41:value-type="float" table:style-name="ce73" office:value="806" office:value-type="float">
            <text:p>806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ce31" office:value="560.79" office:value-type="float">
            <text:p>560.79</text:p>
          </table:table-cell>
          <table:table-cell ns41:value-type="float" table:style-name="ce37" office:value="3616.32" office:value-type="float">
            <text:p>3616.32</text:p>
          </table:table-cell>
          <table:table-cell ns41:value-type="float" table:style-name="ce46" office:value="593" office:value-type="float">
            <text:p>593</text:p>
          </table:table-cell>
          <table:table-cell ns41:value-type="float" table:style-name="ce52" office:value="10222" office:value-type="float">
            <text:p>1022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Reeuwijk</text:p>
          </table:table-cell>
          <table:table-cell table:style-name="Default"/>
          <table:table-cell ns41:value-type="float" table:style-name="ce73" office:value="1010" office:value-type="float">
            <text:p>1010</text:p>
          </table:table-cell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06" office:value-type="float">
            <text:p>106</text:p>
          </table:table-cell>
          <table:table-cell table:style-name="TL Data" table:number-columns-repeated="20"/>
          <table:table-cell ns41:value-type="float" table:style-name="TL Data" office:value="1455" office:value-type="float">
            <text:p>1455</text:p>
          </table:table-cell>
          <table:table-cell ns41:value-type="float" table:style-name="TL Data" office:value="1454" office:value-type="float">
            <text:p>1454</text:p>
          </table:table-cell>
          <table:table-cell ns41:value-type="float" table:style-name="ce31" office:value="3201.89" office:value-type="float">
            <text:p>3201.89</text:p>
          </table:table-cell>
          <table:table-cell ns41:value-type="float" table:style-name="ce37" office:value="908.52" office:value-type="float">
            <text:p>908.52</text:p>
          </table:table-cell>
          <table:table-cell ns41:value-type="float" table:style-name="ce46" office:value="595" office:value-type="float">
            <text:p>595</text:p>
          </table:table-cell>
          <table:table-cell ns41:value-type="float" table:style-name="ce52" office:value="10485" office:value-type="float">
            <text:p>1048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Rhoon</text:p>
          </table:table-cell>
          <table:table-cell table:style-name="Default"/>
          <table:table-cell ns41:value-type="float" table:style-name="ce73" office:value="580" office:value-type="float">
            <text:p>580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office:value="849" table:style-name="TL Data" table:number-columns-repeated="2" office:value-type="float">
            <text:p>849</text:p>
          </table:table-cell>
          <table:table-cell ns41:value-type="float" table:style-name="ce31" office:value="1821.15" office:value-type="float">
            <text:p>1821.15</text:p>
          </table:table-cell>
          <table:table-cell ns41:value-type="float" table:style-name="ce37" office:value="932.37" office:value-type="float">
            <text:p>932.37</text:p>
          </table:table-cell>
          <table:table-cell ns41:value-type="float" table:style-name="ce46" office:value="596" office:value-type="float">
            <text:p>596</text:p>
          </table:table-cell>
          <table:table-cell ns41:value-type="float" table:style-name="ce52" office:value="10903" office:value-type="float">
            <text:p>1090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Ridderkerk</text:p>
          </table:table-cell>
          <table:table-cell table:style-name="Default"/>
          <table:table-cell ns41:value-type="float" table:style-name="ce73" office:value="2832" office:value-type="float">
            <text:p>2832</text:p>
          </table:table-cell>
          <table:table-cell ns41:value-type="float" table:style-name="TL Data" office:value="2787" office:value-type="float">
            <text:p>2787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985" office:value-type="float">
            <text:p>985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96" office:value-type="float">
            <text:p>9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3878" office:value-type="float">
            <text:p>3878</text:p>
          </table:table-cell>
          <table:table-cell ns41:value-type="float" table:style-name="TL Data" office:value="3873" office:value-type="float">
            <text:p>3873</text:p>
          </table:table-cell>
          <table:table-cell ns41:value-type="float" table:style-name="ce31" office:value="2467.41" office:value-type="float">
            <text:p>2467.41</text:p>
          </table:table-cell>
          <table:table-cell ns41:value-type="float" table:style-name="ce37" office:value="3157.55" office:value-type="float">
            <text:p>3157.55</text:p>
          </table:table-cell>
          <table:table-cell ns41:value-type="float" table:style-name="ce46" office:value="597" office:value-type="float">
            <text:p>597</text:p>
          </table:table-cell>
          <table:table-cell ns41:value-type="float" table:style-name="ce52" office:value="10646" office:value-type="float">
            <text:p>10646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Rietveld</text:p>
          </table:table-cell>
          <table:table-cell table:style-name="Default"/>
          <table:table-cell ns41:value-type="float" table:style-name="ce73" office:value="143" office:value-type="float">
            <text:p>143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20"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ce31" office:value="682.73" office:value-type="float">
            <text:p>682.73</text:p>
          </table:table-cell>
          <table:table-cell ns41:value-type="float" table:style-name="ce37" office:value="867.1" office:value-type="float">
            <text:p>867.10</text:p>
          </table:table-cell>
          <table:table-cell ns41:value-type="float" table:style-name="ce46" office:value="1160" office:value-type="float">
            <text:p>1160</text:p>
          </table:table-cell>
          <table:table-cell ns41:value-type="float" table:style-name="ce52" office:value="10828" office:value-type="float">
            <text:p>1082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Rijnsaterwoude</text:p>
          </table:table-cell>
          <table:table-cell table:style-name="Default"/>
          <table:table-cell ns41:value-type="float" table:style-name="ce73" office:value="161" office:value-type="float">
            <text:p>161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ce31" office:value="925.36" office:value-type="float">
            <text:p>925.36</text:p>
          </table:table-cell>
          <table:table-cell ns41:value-type="float" table:style-name="ce37" office:value="659.2" office:value-type="float">
            <text:p>659.20</text:p>
          </table:table-cell>
          <table:table-cell ns41:value-type="float" table:style-name="ce46" office:value="601" office:value-type="float">
            <text:p>601</text:p>
          </table:table-cell>
          <table:table-cell ns41:value-type="float" table:style-name="ce52" office:value="11129" office:value-type="float">
            <text:p>1112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Rijnsburg</text:p>
          </table:table-cell>
          <table:table-cell table:style-name="Default"/>
          <table:table-cell ns41:value-type="float" table:style-name="ce73" office:value="1017" office:value-type="float">
            <text:p>1017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180" office:value-type="float">
            <text:p>1180</text:p>
          </table:table-cell>
          <table:table-cell ns41:value-type="float" table:style-name="TL Data" office:value="1115" office:value-type="float">
            <text:p>1115</text:p>
          </table:table-cell>
          <table:table-cell ns41:value-type="float" table:style-name="ce31" office:value="357.05" office:value-type="float">
            <text:p>357.05</text:p>
          </table:table-cell>
          <table:table-cell ns41:value-type="float" table:style-name="ce37" office:value="6455.57" office:value-type="float">
            <text:p>6455.57</text:p>
          </table:table-cell>
          <table:table-cell ns41:value-type="float" table:style-name="ce46" office:value="602" office:value-type="float">
            <text:p>602</text:p>
          </table:table-cell>
          <table:table-cell ns41:value-type="float" table:style-name="ce52" office:value="11118" office:value-type="float">
            <text:p>1111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Rijswijk</text:p>
          </table:table-cell>
          <table:table-cell table:style-name="Default"/>
          <table:table-cell ns41:value-type="float" table:style-name="ce73" office:value="704" office:value-type="float">
            <text:p>704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3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1454" office:value-type="float">
            <text:p>1454</text:p>
          </table:table-cell>
          <table:table-cell ns41:value-type="float" table:style-name="ce31" office:value="2046.73" office:value-type="float">
            <text:p>2046.73</text:p>
          </table:table-cell>
          <table:table-cell ns41:value-type="float" table:style-name="ce37" office:value="1340.67" office:value-type="float">
            <text:p>1340.67</text:p>
          </table:table-cell>
          <table:table-cell ns41:value-type="float" table:style-name="ce46" office:value="603" office:value-type="float">
            <text:p>603</text:p>
          </table:table-cell>
          <table:table-cell ns41:value-type="float" table:style-name="ce52" office:value="11133" office:value-type="float">
            <text:p>1113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Rockanje</text:p>
          </table:table-cell>
          <table:table-cell table:style-name="Default"/>
          <table:table-cell ns41:value-type="float" table:style-name="ce73" office:value="798" office:value-type="float">
            <text:p>798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0"/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ce31" office:value="3095.3" office:value-type="float">
            <text:p>3095.30</text:p>
          </table:table-cell>
          <table:table-cell ns41:value-type="float" table:style-name="ce37" office:value="582.81" office:value-type="float">
            <text:p>582.81</text:p>
          </table:table-cell>
          <table:table-cell ns41:value-type="float" table:style-name="ce46" office:value="598" office:value-type="float">
            <text:p>598</text:p>
          </table:table-cell>
          <table:table-cell ns41:value-type="float" table:style-name="ce52" office:value="10464" office:value-type="float">
            <text:p>1046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Rozenburg</text:p>
          </table:table-cell>
          <table:table-cell table:style-name="Default"/>
          <table:table-cell ns41:value-type="float" table:style-name="ce73" office:value="793" office:value-type="float">
            <text:p>793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036" office:value-type="float">
            <text:p>1036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ce31" office:value="3943.07" office:value-type="float">
            <text:p>3943.07</text:p>
          </table:table-cell>
          <table:table-cell ns41:value-type="float" table:style-name="ce37" office:value="508.48" office:value-type="float">
            <text:p>508.48</text:p>
          </table:table-cell>
          <table:table-cell ns41:value-type="float" table:style-name="ce46" office:value="600" office:value-type="float">
            <text:p>600</text:p>
          </table:table-cell>
          <table:table-cell ns41:value-type="float" table:style-name="ce52" office:value="11314" office:value-type="float">
            <text:p>1131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Sassenheim</text:p>
          </table:table-cell>
          <table:table-cell table:style-name="Default"/>
          <table:table-cell ns41:value-type="float" table:style-name="ce73" office:value="457" office:value-type="float">
            <text:p>457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92" office:value-type="float">
            <text:p>9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ce31" office:value="651.28" office:value-type="float">
            <text:p>651.28</text:p>
          </table:table-cell>
          <table:table-cell ns41:value-type="float" table:style-name="ce37" office:value="2178.78" office:value-type="float">
            <text:p>2178.78</text:p>
          </table:table-cell>
          <table:table-cell ns41:value-type="float" table:style-name="ce46" office:value="604" office:value-type="float">
            <text:p>604</text:p>
          </table:table-cell>
          <table:table-cell ns41:value-type="float" table:style-name="ce52" office:value="10612" office:value-type="float">
            <text:p>1061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Schelluinen</text:p>
          </table:table-cell>
          <table:table-cell table:style-name="Default"/>
          <table:table-cell ns41:value-type="float" table:style-name="ce73" office:value="117" office:value-type="float">
            <text:p>117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0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ce31" office:value="301.07" office:value-type="float">
            <text:p>301.07</text:p>
          </table:table-cell>
          <table:table-cell ns41:value-type="float" table:style-name="ce37" office:value="1252.2" office:value-type="float">
            <text:p>1252.20</text:p>
          </table:table-cell>
          <table:table-cell ns41:value-type="float" table:style-name="ce46" office:value="605" office:value-type="float">
            <text:p>605</text:p>
          </table:table-cell>
          <table:table-cell ns41:value-type="float" table:style-name="ce52" office:value="11399" office:value-type="float">
            <text:p>1139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Schiebroek</text:p>
          </table:table-cell>
          <table:table-cell table:style-name="Default"/>
          <table:table-cell ns41:value-type="float" table:style-name="ce73" office:value="97" office:value-type="float">
            <text:p>9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7"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ce31" office:value="612.83" office:value-type="float">
            <text:p>612.83</text:p>
          </table:table-cell>
          <table:table-cell ns41:value-type="float" table:style-name="ce37" office:value="628.23" office:value-type="float">
            <text:p>628.23</text:p>
          </table:table-cell>
          <table:table-cell ns41:value-type="float" table:style-name="ce46" office:value="1170" office:value-type="float">
            <text:p>1170</text:p>
          </table:table-cell>
          <table:table-cell ns41:value-type="float" table:style-name="ce52" office:value="11306" office:value-type="float">
            <text:p>1130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Schipluiden</text:p>
          </table:table-cell>
          <table:table-cell table:style-name="Default"/>
          <table:table-cell ns41:value-type="float" table:style-name="ce73" office:value="315" office:value-type="float">
            <text:p>315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ce31" office:value="1424.8" office:value-type="float">
            <text:p>1424.80</text:p>
          </table:table-cell>
          <table:table-cell ns41:value-type="float" table:style-name="ce37" office:value="715.18" office:value-type="float">
            <text:p>715.18</text:p>
          </table:table-cell>
          <table:table-cell ns41:value-type="float" table:style-name="ce46" office:value="607" office:value-type="float">
            <text:p>607</text:p>
          </table:table-cell>
          <table:table-cell ns41:value-type="float" table:style-name="ce52" office:value="10130" office:value-type="float">
            <text:p>1013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Schoonhoven</text:p>
          </table:table-cell>
          <table:table-cell table:style-name="Default"/>
          <table:table-cell ns41:value-type="float" table:style-name="ce73" office:value="1301" office:value-type="float">
            <text:p>1301</text:p>
          </table:table-cell>
          <table:table-cell ns41:value-type="float" table:style-name="TL Data" office:value="1215" office:value-type="float">
            <text:p>1215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196" office:value-type="float">
            <text:p>2196</text:p>
          </table:table-cell>
          <table:table-cell ns41:value-type="float" table:style-name="TL Data" office:value="2055" office:value-type="float">
            <text:p>2055</text:p>
          </table:table-cell>
          <table:table-cell ns41:value-type="float" table:style-name="ce31" office:value="91.32" office:value-type="float">
            <text:p>91.32</text:p>
          </table:table-cell>
          <table:table-cell ns41:value-type="float" table:style-name="ce37" office:value="46550.59" office:value-type="float">
            <text:p>46550.59</text:p>
          </table:table-cell>
          <table:table-cell ns41:value-type="float" table:style-name="ce46" office:value="608" office:value-type="float">
            <text:p>608</text:p>
          </table:table-cell>
          <table:table-cell ns41:value-type="float" table:style-name="ce52" office:value="10980" office:value-type="float">
            <text:p>1098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Schoonrewoerd</text:p>
          </table:table-cell>
          <table:table-cell table:style-name="Default"/>
          <table:table-cell ns41:value-type="float" table:style-name="ce73" office:value="330" office:value-type="float">
            <text:p>330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0"/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ce31" office:value="926.01" office:value-type="float">
            <text:p>926.01</text:p>
          </table:table-cell>
          <table:table-cell ns41:value-type="float" table:style-name="ce37" office:value="972.99" office:value-type="float">
            <text:p>972.99</text:p>
          </table:table-cell>
          <table:table-cell ns41:value-type="float" table:style-name="ce46" office:value="609" office:value-type="float">
            <text:p>609</text:p>
          </table:table-cell>
          <table:table-cell ns41:value-type="float" table:style-name="ce52" office:value="10214" office:value-type="float">
            <text:p>1021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Sliedrecht</text:p>
          </table:table-cell>
          <table:table-cell table:style-name="Default"/>
          <table:table-cell ns41:value-type="float" table:style-name="ce73" office:value="4012" office:value-type="float">
            <text:p>4012</text:p>
          </table:table-cell>
          <table:table-cell ns41:value-type="float" table:style-name="TL Data" office:value="3933" office:value-type="float">
            <text:p>3933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4935" office:value-type="float">
            <text:p>4935</text:p>
          </table:table-cell>
          <table:table-cell ns41:value-type="float" table:style-name="TL Data" office:value="4957" office:value-type="float">
            <text:p>4957</text:p>
          </table:table-cell>
          <table:table-cell ns41:value-type="float" table:style-name="ce31" office:value="3061.74" office:value-type="float">
            <text:p>3061.74</text:p>
          </table:table-cell>
          <table:table-cell ns41:value-type="float" table:style-name="ce37" office:value="3230.84" office:value-type="float">
            <text:p>3230.84</text:p>
          </table:table-cell>
          <table:table-cell ns41:value-type="float" table:style-name="ce46" office:value="610" office:value-type="float">
            <text:p>610</text:p>
          </table:table-cell>
          <table:table-cell ns41:value-type="float" table:style-name="ce52" office:value="11331" office:value-type="float">
            <text:p>11331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Sommelsdijk</text:p>
          </table:table-cell>
          <table:table-cell table:style-name="Default"/>
          <table:table-cell ns41:value-type="float" table:style-name="ce73" office:value="1002" office:value-type="float">
            <text:p>1002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13"/>
          <table:table-cell ns41:value-type="float" table:style-name="TL Data" office:value="1291" office:value-type="float">
            <text:p>1291</text:p>
          </table:table-cell>
          <table:table-cell ns41:value-type="float" table:style-name="TL Data" office:value="1311" office:value-type="float">
            <text:p>1311</text:p>
          </table:table-cell>
          <table:table-cell ns41:value-type="float" table:style-name="ce31" office:value="2476.27" office:value-type="float">
            <text:p>2476.27</text:p>
          </table:table-cell>
          <table:table-cell ns41:value-type="float" table:style-name="ce37" office:value="1050.77" office:value-type="float">
            <text:p>1050.77</text:p>
          </table:table-cell>
          <table:table-cell ns41:value-type="float" table:style-name="ce46" office:value="1184" office:value-type="float">
            <text:p>1184</text:p>
          </table:table-cell>
          <table:table-cell ns41:value-type="float" table:style-name="ce52" office:value="11097" office:value-type="float">
            <text:p>1109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Spijkenisse</text:p>
          </table:table-cell>
          <table:table-cell table:style-name="Default"/>
          <table:table-cell ns41:value-type="float" table:style-name="ce73" office:value="774" office:value-type="float">
            <text:p>774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1020" office:value-type="float">
            <text:p>1020</text:p>
          </table:table-cell>
          <table:table-cell ns41:value-type="float" table:style-name="TL Data" office:value="1047" office:value-type="float">
            <text:p>1047</text:p>
          </table:table-cell>
          <table:table-cell ns41:value-type="float" table:style-name="ce31" office:value="1861.29" office:value-type="float">
            <text:p>1861.29</text:p>
          </table:table-cell>
          <table:table-cell ns41:value-type="float" table:style-name="ce37" office:value="1110.52" office:value-type="float">
            <text:p>1110.52</text:p>
          </table:table-cell>
          <table:table-cell ns41:value-type="float" table:style-name="ce46" office:value="612" office:value-type="float">
            <text:p>612</text:p>
          </table:table-cell>
          <table:table-cell ns41:value-type="float" table:style-name="ce52" office:value="10735" office:value-type="float">
            <text:p>1073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Stad a/'t Haringvliet</text:p>
          </table:table-cell>
          <table:table-cell table:style-name="Default"/>
          <table:table-cell ns41:value-type="float" table:style-name="ce73" office:value="374" office:value-type="float">
            <text:p>374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0"/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ce31" office:value="595.36" office:value-type="float">
            <text:p>595.36</text:p>
          </table:table-cell>
          <table:table-cell ns41:value-type="float" table:style-name="ce37" office:value="1693.09" office:value-type="float">
            <text:p>1693.09</text:p>
          </table:table-cell>
          <table:table-cell ns41:value-type="float" table:style-name="ce46" office:value="1188" office:value-type="float">
            <text:p>1188</text:p>
          </table:table-cell>
          <table:table-cell ns41:value-type="float" table:style-name="ce52" office:value="11239" office:value-type="float">
            <text:p>1123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Sellendam</text:p>
          </table:table-cell>
          <table:table-cell table:style-name="Default"/>
          <table:table-cell ns41:value-type="float" table:style-name="ce73" office:value="420" office:value-type="float">
            <text:p>420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0"/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ce31" office:value="1826.45" office:value-type="float">
            <text:p>1826.45</text:p>
          </table:table-cell>
          <table:table-cell ns41:value-type="float" table:style-name="ce37" office:value="554.08" office:value-type="float">
            <text:p>554.08</text:p>
          </table:table-cell>
          <table:table-cell ns41:value-type="float" table:style-name="ce46" office:value="1195" office:value-type="float">
            <text:p>1195</text:p>
          </table:table-cell>
          <table:table-cell ns41:value-type="float" table:style-name="ce52" office:value="10087" office:value-type="float">
            <text:p>1008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Slotwijk</text:p>
          </table:table-cell>
          <table:table-cell table:style-name="Default"/>
          <table:table-cell ns41:value-type="float" table:style-name="ce73" office:value="851" office:value-type="float">
            <text:p>851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20"/>
          <table:table-cell ns41:value-type="float" table:style-name="TL Data" office:value="1122" office:value-type="float">
            <text:p>1122</text:p>
          </table:table-cell>
          <table:table-cell ns41:value-type="float" table:style-name="TL Data" office:value="1061" office:value-type="float">
            <text:p>1061</text:p>
          </table:table-cell>
          <table:table-cell ns41:value-type="float" table:style-name="ce31" office:value="2590.06" office:value-type="float">
            <text:p>2590.06</text:p>
          </table:table-cell>
          <table:table-cell ns41:value-type="float" table:style-name="ce37" office:value="842.88" office:value-type="float">
            <text:p>842.88</text:p>
          </table:table-cell>
          <table:table-cell ns41:value-type="float" table:style-name="ce46" office:value="615" office:value-type="float">
            <text:p>615</text:p>
          </table:table-cell>
          <table:table-cell ns41:value-type="float" table:style-name="ce52" office:value="11250" office:value-type="float">
            <text:p>1125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Stompwijk</text:p>
          </table:table-cell>
          <table:table-cell table:style-name="Default"/>
          <table:table-cell ns41:value-type="float" table:style-name="ce73" office:value="971" office:value-type="float">
            <text:p>971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0" office:value-type="float">
            <text:p>60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438" office:value-type="float">
            <text:p>1438</text:p>
          </table:table-cell>
          <table:table-cell ns41:value-type="float" table:style-name="TL Data" office:value="1415" office:value-type="float">
            <text:p>1415</text:p>
          </table:table-cell>
          <table:table-cell ns41:value-type="float" table:style-name="ce31" office:value="3175.09" office:value-type="float">
            <text:p>3175.09</text:p>
          </table:table-cell>
          <table:table-cell ns41:value-type="float" table:style-name="ce37" office:value="898.55" office:value-type="float">
            <text:p>898.55</text:p>
          </table:table-cell>
          <table:table-cell ns41:value-type="float" table:style-name="ce46" office:value="1197" office:value-type="float">
            <text:p>1197</text:p>
          </table:table-cell>
          <table:table-cell ns41:value-type="float" table:style-name="ce52" office:value="10742" office:value-type="float">
            <text:p>1074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Streefkerk</text:p>
          </table:table-cell>
          <table:table-cell table:style-name="Default"/>
          <table:table-cell ns41:value-type="float" table:style-name="ce73" office:value="688" office:value-type="float">
            <text:p>688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0"/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ce31" office:value="1768.18" office:value-type="float">
            <text:p>1768.18</text:p>
          </table:table-cell>
          <table:table-cell ns41:value-type="float" table:style-name="ce37" office:value="1005.55" office:value-type="float">
            <text:p>1005.55</text:p>
          </table:table-cell>
          <table:table-cell ns41:value-type="float" table:style-name="ce46" office:value="616" office:value-type="float">
            <text:p>616</text:p>
          </table:table-cell>
          <table:table-cell ns41:value-type="float" table:style-name="ce52" office:value="11105" office:value-type="float">
            <text:p>1110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Strijen</text:p>
          </table:table-cell>
          <table:table-cell table:style-name="Default"/>
          <table:table-cell ns41:value-type="float" table:style-name="ce73" office:value="1591" office:value-type="float">
            <text:p>1591</text:p>
          </table:table-cell>
          <table:table-cell ns41:value-type="float" table:style-name="TL Data" office:value="1509" office:value-type="float">
            <text:p>1509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2089" office:value-type="float">
            <text:p>2089</text:p>
          </table:table-cell>
          <table:table-cell ns41:value-type="float" table:style-name="TL Data" office:value="2079" office:value-type="float">
            <text:p>2079</text:p>
          </table:table-cell>
          <table:table-cell ns41:value-type="float" table:style-name="ce31" office:value="6535.98" office:value-type="float">
            <text:p>6535.98</text:p>
          </table:table-cell>
          <table:table-cell ns41:value-type="float" table:style-name="ce37" office:value="739.53" office:value-type="float">
            <text:p>739.53</text:p>
          </table:table-cell>
          <table:table-cell ns41:value-type="float" table:style-name="ce46" office:value="617" office:value-type="float">
            <text:p>617</text:p>
          </table:table-cell>
          <table:table-cell ns41:value-type="float" table:style-name="ce52" office:value="10558" office:value-type="float">
            <text:p>1055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Tienhoven</text:p>
          </table:table-cell>
          <table:table-cell table:style-name="Default"/>
          <table:table-cell ns41:value-type="float" table:style-name="ce73" office:value="100" office:value-type="float">
            <text:p>10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0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ce31" office:value="424.9" office:value-type="float">
            <text:p>424.90</text:p>
          </table:table-cell>
          <table:table-cell ns41:value-type="float" table:style-name="ce37" office:value="753.11" office:value-type="float">
            <text:p>753.11</text:p>
          </table:table-cell>
          <table:table-cell ns41:value-type="float" table:style-name="ce46" office:value="618" office:value-type="float">
            <text:p>618</text:p>
          </table:table-cell>
          <table:table-cell ns41:value-type="float" table:style-name="ce52" office:value="10706" office:value-type="float">
            <text:p>1070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Tonge (Nieuwe-)</text:p>
          </table:table-cell>
          <table:table-cell table:style-name="Default"/>
          <table:table-cell ns41:value-type="float" table:style-name="ce73" office:value="520" office:value-type="float">
            <text:p>520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8"/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ce31" office:value="1202.09" office:value-type="float">
            <text:p>1202.09</text:p>
          </table:table-cell>
          <table:table-cell ns41:value-type="float" table:style-name="ce37" office:value="1207.06" office:value-type="float">
            <text:p>1207.06</text:p>
          </table:table-cell>
          <table:table-cell ns41:value-type="float" table:style-name="ce46" office:value="1119" office:value-type="float">
            <text:p>1119</text:p>
          </table:table-cell>
          <table:table-cell ns41:value-type="float" table:style-name="ce52" office:value="10502" office:value-type="float">
            <text:p>1050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Tonge (Oude-)</text:p>
          </table:table-cell>
          <table:table-cell table:style-name="Default"/>
          <table:table-cell ns41:value-type="float" table:style-name="ce73" office:value="968" office:value-type="float">
            <text:p>968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6"/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1294" office:value-type="float">
            <text:p>1294</text:p>
          </table:table-cell>
          <table:table-cell ns41:value-type="float" table:style-name="ce31" office:value="2213.45" office:value-type="float">
            <text:p>2213.45</text:p>
          </table:table-cell>
          <table:table-cell ns41:value-type="float" table:style-name="ce37" office:value="1171.02" office:value-type="float">
            <text:p>1171.02</text:p>
          </table:table-cell>
          <table:table-cell ns41:value-type="float" table:style-name="ce46" office:value="1143" office:value-type="float">
            <text:p>1143</text:p>
          </table:table-cell>
          <table:table-cell ns41:value-type="float" table:style-name="ce52" office:value="10714" office:value-type="float">
            <text:p>1071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Valkenburg</text:p>
          </table:table-cell>
          <table:table-cell table:style-name="Default"/>
          <table:table-cell ns41:value-type="float" table:style-name="ce73" office:value="197" office:value-type="float">
            <text:p>197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office:value="287" table:style-name="TL Data" table:number-columns-repeated="2" office:value-type="float">
            <text:p>287</text:p>
          </table:table-cell>
          <table:table-cell ns41:value-type="float" table:style-name="ce31" office:value="462.3" office:value-type="float">
            <text:p>462.30</text:p>
          </table:table-cell>
          <table:table-cell ns41:value-type="float" table:style-name="ce37" office:value="1241.61" office:value-type="float">
            <text:p>1241.61</text:p>
          </table:table-cell>
          <table:table-cell ns41:value-type="float" table:style-name="ce46" office:value="619" office:value-type="float">
            <text:p>619</text:p>
          </table:table-cell>
          <table:table-cell ns41:value-type="float" table:style-name="ce52" office:value="10028" office:value-type="float">
            <text:p>1002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Veur</text:p>
          </table:table-cell>
          <table:table-cell table:style-name="Default"/>
          <table:table-cell ns41:value-type="float" table:style-name="ce73" office:value="318" office:value-type="float">
            <text:p>318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ce31" office:value="680.41" office:value-type="float">
            <text:p>680.41</text:p>
          </table:table-cell>
          <table:table-cell ns41:value-type="float" table:style-name="ce37" office:value="1582.86" office:value-type="float">
            <text:p>1582.86</text:p>
          </table:table-cell>
          <table:table-cell ns41:value-type="float" table:style-name="ce46" office:value="1209" office:value-type="float">
            <text:p>1209</text:p>
          </table:table-cell>
          <table:table-cell ns41:value-type="float" table:style-name="ce52" office:value="10366" office:value-type="float">
            <text:p>1036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Vianen</text:p>
          </table:table-cell>
          <table:table-cell table:style-name="Default"/>
          <table:table-cell ns41:value-type="float" table:style-name="ce73" office:value="1172" office:value-type="float">
            <text:p>1172</text:p>
          </table:table-cell>
          <table:table-cell ns41:value-type="float" table:style-name="TL Data" office:value="1047" office:value-type="float">
            <text:p>1047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63" office:value-type="float">
            <text:p>1763</text:p>
          </table:table-cell>
          <table:table-cell ns41:value-type="float" table:style-name="TL Data" office:value="1703" office:value-type="float">
            <text:p>1703</text:p>
          </table:table-cell>
          <table:table-cell ns41:value-type="float" table:style-name="ce31" office:value="1664.14" office:value-type="float">
            <text:p>1664.14</text:p>
          </table:table-cell>
          <table:table-cell ns41:value-type="float" table:style-name="ce37" office:value="2082.75" office:value-type="float">
            <text:p>2082.75</text:p>
          </table:table-cell>
          <table:table-cell ns41:value-type="float" table:style-name="ce46" office:value="620" office:value-type="float">
            <text:p>620</text:p>
          </table:table-cell>
          <table:table-cell ns41:value-type="float" table:style-name="ce52" office:value="10887" office:value-type="float">
            <text:p>1088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Vierpolders</text:p>
          </table:table-cell>
          <table:table-cell table:style-name="Default"/>
          <table:table-cell ns41:value-type="float" table:style-name="ce73" office:value="298" office:value-type="float">
            <text:p>298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0"/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ce31" office:value="1066.06" office:value-type="float">
            <text:p>1066.06</text:p>
          </table:table-cell>
          <table:table-cell ns41:value-type="float" table:style-name="ce37" office:value="734.48" office:value-type="float">
            <text:p>734.48</text:p>
          </table:table-cell>
          <table:table-cell ns41:value-type="float" table:style-name="ce46" office:value="621" office:value-type="float">
            <text:p>621</text:p>
          </table:table-cell>
          <table:table-cell ns41:value-type="float" table:style-name="ce52" office:value="11056" office:value-type="float">
            <text:p>1105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Vlaardingen</text:p>
          </table:table-cell>
          <table:table-cell table:style-name="Default"/>
          <table:table-cell ns41:value-type="float" table:style-name="ce73" office:value="4450" office:value-type="float">
            <text:p>4450</text:p>
          </table:table-cell>
          <table:table-cell ns41:value-type="float" table:style-name="TL Data" office:value="4916" office:value-type="float">
            <text:p>4916</text:p>
          </table:table-cell>
          <table:table-cell ns41:value-type="float" table:style-name="TL Data" office:value="1146" office:value-type="float">
            <text:p>1146</text:p>
          </table:table-cell>
          <table:table-cell ns41:value-type="float" table:style-name="TL Data" office:value="1329" office:value-type="float">
            <text:p>1329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356" office:value-type="float">
            <text:p>356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6004" office:value-type="float">
            <text:p>6004</text:p>
          </table:table-cell>
          <table:table-cell ns41:value-type="float" table:style-name="TL Data" office:value="6618" office:value-type="float">
            <text:p>6618</text:p>
          </table:table-cell>
          <table:table-cell ns41:value-type="float" table:style-name="ce31" office:value="264.45" office:value-type="float">
            <text:p>264.45</text:p>
          </table:table-cell>
          <table:table-cell ns41:value-type="float" table:style-name="ce37" office:value="47729.24" office:value-type="float">
            <text:p>47729.24</text:p>
          </table:table-cell>
          <table:table-cell ns41:value-type="float" table:style-name="ce46" office:value="622" office:value-type="float">
            <text:p>622</text:p>
          </table:table-cell>
          <table:table-cell ns41:value-type="float" table:style-name="ce52" office:value="10811" office:value-type="float">
            <text:p>10811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Vlaardingerambacht</text:p>
          </table:table-cell>
          <table:table-cell table:style-name="Default"/>
          <table:table-cell ns41:value-type="float" table:style-name="ce73" office:value="334" office:value-type="float">
            <text:p>334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ce31" office:value="2593.16" office:value-type="float">
            <text:p>2593.16</text:p>
          </table:table-cell>
          <table:table-cell ns41:value-type="float" table:style-name="ce37" office:value="458.89" office:value-type="float">
            <text:p>458.89</text:p>
          </table:table-cell>
          <table:table-cell ns41:value-type="float" table:style-name="ce46" office:value="1210" office:value-type="float">
            <text:p>1210</text:p>
          </table:table-cell>
          <table:table-cell ns41:value-type="float" table:style-name="ce52" office:value="10790" office:value-type="float">
            <text:p>1079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Vlist</text:p>
          </table:table-cell>
          <table:table-cell table:style-name="Default"/>
          <table:table-cell ns41:value-type="float" table:style-name="ce73" office:value="136" office:value-type="float">
            <text:p>136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20"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ce31" office:value="991.57" office:value-type="float">
            <text:p>991.57</text:p>
          </table:table-cell>
          <table:table-cell ns41:value-type="float" table:style-name="ce37" office:value="460.88" office:value-type="float">
            <text:p>460.88</text:p>
          </table:table-cell>
          <table:table-cell ns41:value-type="float" table:style-name="ce46" office:value="623" office:value-type="float">
            <text:p>623</text:p>
          </table:table-cell>
          <table:table-cell ns41:value-type="float" table:style-name="ce52" office:value="11174" office:value-type="float">
            <text:p>1117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Voorburg</text:p>
          </table:table-cell>
          <table:table-cell table:style-name="Default"/>
          <table:table-cell ns41:value-type="float" table:style-name="ce73" office:value="834" office:value-type="float">
            <text:p>834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4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43" office:value-type="float">
            <text:p>1543</text:p>
          </table:table-cell>
          <table:table-cell ns41:value-type="float" table:style-name="TL Data" office:value="1717" office:value-type="float">
            <text:p>1717</text:p>
          </table:table-cell>
          <table:table-cell ns41:value-type="float" table:style-name="ce31" office:value="858.44" office:value-type="float">
            <text:p>858.44</text:p>
          </table:table-cell>
          <table:table-cell ns41:value-type="float" table:style-name="ce37" office:value="3797" office:value-type="float">
            <text:p>3797.00</text:p>
          </table:table-cell>
          <table:table-cell ns41:value-type="float" table:style-name="ce46" office:value="624" office:value-type="float">
            <text:p>624</text:p>
          </table:table-cell>
          <table:table-cell ns41:value-type="float" table:style-name="ce52" office:value="11103" office:value-type="float">
            <text:p>1110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Voorhout</text:p>
          </table:table-cell>
          <table:table-cell table:style-name="Default"/>
          <table:table-cell ns41:value-type="float" table:style-name="ce73" office:value="347" office:value-type="float">
            <text:p>347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ce31" office:value="1246.83" office:value-type="float">
            <text:p>1246.83</text:p>
          </table:table-cell>
          <table:table-cell ns41:value-type="float" table:style-name="ce37" office:value="1037.02" office:value-type="float">
            <text:p>1037.02</text:p>
          </table:table-cell>
          <table:table-cell ns41:value-type="float" table:style-name="ce46" office:value="625" office:value-type="float">
            <text:p>625</text:p>
          </table:table-cell>
          <table:table-cell ns41:value-type="float" table:style-name="ce52" office:value="10017" office:value-type="float">
            <text:p>1001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Voorschoten</text:p>
          </table:table-cell>
          <table:table-cell table:style-name="Default"/>
          <table:table-cell ns41:value-type="float" table:style-name="ce73" office:value="649" office:value-type="float">
            <text:p>649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1287" office:value-type="float">
            <text:p>1287</text:p>
          </table:table-cell>
          <table:table-cell ns41:value-type="float" table:style-name="ce31" office:value="1388.19" office:value-type="float">
            <text:p>1388.19</text:p>
          </table:table-cell>
          <table:table-cell ns41:value-type="float" table:style-name="ce37" office:value="1772.81" office:value-type="float">
            <text:p>1772.81</text:p>
          </table:table-cell>
          <table:table-cell ns41:value-type="float" table:style-name="ce46" office:value="626" office:value-type="float">
            <text:p>626</text:p>
          </table:table-cell>
          <table:table-cell ns41:value-type="float" table:style-name="ce52" office:value="10537" office:value-type="float">
            <text:p>1053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69" office:value="270140" office:value-type="float">
            <text:p>270140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Vrijenban</text:p>
          </table:table-cell>
          <table:table-cell table:style-name="Default"/>
          <table:table-cell ns41:value-type="float" table:style-name="ce73" office:value="463" office:value-type="float">
            <text:p>463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966" office:value-type="float">
            <text:p>966</text:p>
          </table:table-cell>
          <table:table-cell ns41:value-type="float" table:style-name="ce31" office:value="2009.6" office:value-type="float">
            <text:p>2009.60</text:p>
          </table:table-cell>
          <table:table-cell ns41:value-type="float" table:style-name="ce75" office:value="958.39" office:value-type="float">
            <text:p>958.39</text:p>
          </table:table-cell>
          <table:table-cell ns41:value-type="float" table:style-name="ce46" office:value="1215" office:value-type="float">
            <text:p>1215</text:p>
          </table:table-cell>
          <table:table-cell ns41:value-type="float" table:style-name="ce52" office:value="10853" office:value-type="float">
            <text:p>1085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Waarder</text:p>
          </table:table-cell>
          <table:table-cell table:style-name="Default"/>
          <table:table-cell ns41:value-type="float" table:style-name="ce73" office:value="210" office:value-type="float">
            <text:p>21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20"/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ce31" office:value="1112.41" office:value-type="float">
            <text:p>1112.41</text:p>
          </table:table-cell>
          <table:table-cell ns41:value-type="float" table:style-name="ce75" office:value="715.56" office:value-type="float">
            <text:p>715.56</text:p>
          </table:table-cell>
          <table:table-cell ns41:value-type="float" table:style-name="ce46" office:value="1217" office:value-type="float">
            <text:p>1217</text:p>
          </table:table-cell>
          <table:table-cell ns41:value-type="float" table:style-name="ce52" office:value="10830" office:value-type="float">
            <text:p>1083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Waddinxveen</text:p>
          </table:table-cell>
          <table:table-cell table:style-name="Default"/>
          <table:table-cell ns41:value-type="float" table:style-name="ce73" office:value="1471" office:value-type="float">
            <text:p>1471</text:p>
          </table:table-cell>
          <table:table-cell ns41:value-type="float" table:style-name="TL Data" office:value="1285" office:value-type="float">
            <text:p>1285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2204" office:value-type="float">
            <text:p>2204</text:p>
          </table:table-cell>
          <table:table-cell ns41:value-type="float" table:style-name="TL Data" office:value="2144" office:value-type="float">
            <text:p>2144</text:p>
          </table:table-cell>
          <table:table-cell ns41:value-type="float" table:style-name="ce31" office:value="3537.2" office:value-type="float">
            <text:p>3537.20</text:p>
          </table:table-cell>
          <table:table-cell ns41:value-type="float" table:style-name="ce75" office:value="1229.22" office:value-type="float">
            <text:p>1229.22</text:p>
          </table:table-cell>
          <table:table-cell ns41:value-type="float" table:style-name="ce46" office:value="627" office:value-type="float">
            <text:p>627</text:p>
          </table:table-cell>
          <table:table-cell ns41:value-type="float" table:style-name="ce52" office:value="10081" office:value-type="float">
            <text:p>1008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Warmond</text:p>
          </table:table-cell>
          <table:table-cell table:style-name="Default"/>
          <table:table-cell ns41:value-type="float" table:style-name="ce73" office:value="448" office:value-type="float">
            <text:p>448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12"/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ce74" office:value="1438.71" office:value-type="float">
            <text:p>1438.71</text:p>
          </table:table-cell>
          <table:table-cell ns41:value-type="float" table:style-name="ce75" office:value="963.01" office:value-type="float">
            <text:p>963.01</text:p>
          </table:table-cell>
          <table:table-cell ns41:value-type="float" table:style-name="ce46" office:value="628" office:value-type="float">
            <text:p>628</text:p>
          </table:table-cell>
          <table:table-cell ns41:value-type="float" table:style-name="ce52" office:value="10204" office:value-type="float">
            <text:p>1020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Wassenaar</text:p>
          </table:table-cell>
          <table:table-cell table:style-name="Default"/>
          <table:table-cell ns41:value-type="float" table:style-name="ce73" office:value="1233" office:value-type="float">
            <text:p>1233</text:p>
          </table:table-cell>
          <table:table-cell ns41:value-type="float" table:style-name="TL Data" office:value="1147" office:value-type="float">
            <text:p>1147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48" office:value-type="float">
            <text:p>148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1709" office:value-type="float">
            <text:p>1709</text:p>
          </table:table-cell>
          <table:table-cell ns41:value-type="float" table:style-name="TL Data" office:value="1688" office:value-type="float">
            <text:p>1688</text:p>
          </table:table-cell>
          <table:table-cell ns41:value-type="float" table:style-name="ce74" office:value="5483.61" office:value-type="float">
            <text:p>5483.61</text:p>
          </table:table-cell>
          <table:table-cell ns41:value-type="float" table:style-name="ce75" office:value="619.48" office:value-type="float">
            <text:p>619.48</text:p>
          </table:table-cell>
          <table:table-cell ns41:value-type="float" table:style-name="ce46" office:value="629" office:value-type="float">
            <text:p>629</text:p>
          </table:table-cell>
          <table:table-cell ns41:value-type="float" table:style-name="ce52" office:value="10164" office:value-type="float">
            <text:p>1016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Wateringen</text:p>
          </table:table-cell>
          <table:table-cell table:style-name="Default"/>
          <table:table-cell ns41:value-type="float" table:style-name="ce73" office:value="617" office:value-type="float">
            <text:p>617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944" office:value-type="float">
            <text:p>944</text:p>
          </table:table-cell>
          <table:table-cell ns41:value-type="float" table:style-name="ce74" office:value="1032.01" office:value-type="float">
            <text:p>1032.01</text:p>
          </table:table-cell>
          <table:table-cell ns41:value-type="float" table:style-name="ce75" office:value="1765.48" office:value-type="float">
            <text:p>1765.48</text:p>
          </table:table-cell>
          <table:table-cell ns41:value-type="float" table:style-name="ce46" office:value="630" office:value-type="float">
            <text:p>630</text:p>
          </table:table-cell>
          <table:table-cell ns41:value-type="float" table:style-name="ce52" office:value="11329" office:value-type="float">
            <text:p>1132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Westmaas</text:p>
          </table:table-cell>
          <table:table-cell table:style-name="Default"/>
          <table:table-cell ns41:value-type="float" table:style-name="ce73" office:value="319" office:value-type="float">
            <text:p>319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0"/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ce74" office:value="732.42" office:value-type="float">
            <text:p>732.42</text:p>
          </table:table-cell>
          <table:table-cell ns41:value-type="float" table:style-name="ce75" office:value="1404.93" office:value-type="float">
            <text:p>1404.93</text:p>
          </table:table-cell>
          <table:table-cell ns41:value-type="float" table:style-name="ce46" office:value="631" office:value-type="float">
            <text:p>631</text:p>
          </table:table-cell>
          <table:table-cell ns41:value-type="float" table:style-name="ce52" office:value="10695" office:value-type="float">
            <text:p>1069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Wijngaarden</text:p>
          </table:table-cell>
          <table:table-cell table:style-name="Default"/>
          <table:table-cell ns41:value-type="float" table:style-name="ce73" office:value="115" office:value-type="float">
            <text:p>11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ce74" office:value="631.47" office:value-type="float">
            <text:p>631.47</text:p>
          </table:table-cell>
          <table:table-cell ns41:value-type="float" table:style-name="ce75" office:value="636.6" office:value-type="float">
            <text:p>636.60</text:p>
          </table:table-cell>
          <table:table-cell ns41:value-type="float" table:style-name="ce46" office:value="634" office:value-type="float">
            <text:p>634</text:p>
          </table:table-cell>
          <table:table-cell ns41:value-type="float" table:style-name="ce52" office:value="10263" office:value-type="float">
            <text:p>1026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Woerden</text:p>
          </table:table-cell>
          <table:table-cell table:style-name="Default"/>
          <table:table-cell ns41:value-type="float" table:style-name="ce73" office:value="1216" office:value-type="float">
            <text:p>1216</text:p>
          </table:table-cell>
          <table:table-cell ns41:value-type="float" table:style-name="TL Data" office:value="1234" office:value-type="float">
            <text:p>1234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2157" office:value-type="float">
            <text:p>2157</text:p>
          </table:table-cell>
          <table:table-cell ns41:value-type="float" table:style-name="TL Data" office:value="2515" office:value-type="float">
            <text:p>2515</text:p>
          </table:table-cell>
          <table:table-cell ns41:value-type="float" table:style-name="ce74" office:value="1228" office:value-type="float">
            <text:p>1228.00</text:p>
          </table:table-cell>
          <table:table-cell ns41:value-type="float" table:style-name="ce75" office:value="3804.56" office:value-type="float">
            <text:p>3804.56</text:p>
          </table:table-cell>
          <table:table-cell ns41:value-type="float" table:style-name="ce46" office:value="632" office:value-type="float">
            <text:p>632</text:p>
          </table:table-cell>
          <table:table-cell ns41:value-type="float" table:style-name="ce52" office:value="10974" office:value-type="float">
            <text:p>1097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Woubrugge</text:p>
          </table:table-cell>
          <table:table-cell table:style-name="Default"/>
          <table:table-cell ns41:value-type="float" table:style-name="ce73" office:value="691" office:value-type="float">
            <text:p>691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1047" office:value-type="float">
            <text:p>1047</text:p>
          </table:table-cell>
          <table:table-cell ns41:value-type="float" table:style-name="ce74" office:value="2433.35" office:value-type="float">
            <text:p>2433.35</text:p>
          </table:table-cell>
          <table:table-cell ns41:value-type="float" table:style-name="ce75" office:value="850.26" office:value-type="float">
            <text:p>850.26</text:p>
          </table:table-cell>
          <table:table-cell ns41:value-type="float" table:style-name="ce46" office:value="633" office:value-type="float">
            <text:p>633</text:p>
          </table:table-cell>
          <table:table-cell ns41:value-type="float" table:style-name="ce52" office:value="10461" office:value-type="float">
            <text:p>1046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Zegwaard</text:p>
          </table:table-cell>
          <table:table-cell table:style-name="Default"/>
          <table:table-cell ns41:value-type="float" table:style-name="ce73" office:value="446" office:value-type="float">
            <text:p>446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ce74" office:value="1579.13" office:value-type="float">
            <text:p>1579.13</text:p>
          </table:table-cell>
          <table:table-cell ns41:value-type="float" table:style-name="ce75" office:value="954.95" office:value-type="float">
            <text:p>954.95</text:p>
          </table:table-cell>
          <table:table-cell ns41:value-type="float" table:style-name="ce46" office:value="1234" office:value-type="float">
            <text:p>1234</text:p>
          </table:table-cell>
          <table:table-cell ns41:value-type="float" table:style-name="ce52" office:value="10185" office:value-type="float">
            <text:p>1018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Zevenhoven</text:p>
          </table:table-cell>
          <table:table-cell table:style-name="Default"/>
          <table:table-cell ns41:value-type="float" table:style-name="ce73" office:value="331" office:value-type="float">
            <text:p>331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21" office:value-type="float">
            <text:p>121</text:p>
          </table:table-cell>
          <table:table-cell table:style-name="TL Data" table:number-columns-repeated="20"/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ce74" office:value="1619.7" office:value-type="float">
            <text:p>1619.70</text:p>
          </table:table-cell>
          <table:table-cell ns41:value-type="float" table:style-name="ce75" office:value="703.21" office:value-type="float">
            <text:p>703.21</text:p>
          </table:table-cell>
          <table:table-cell ns41:value-type="float" table:style-name="ce46" office:value="635" office:value-type="float">
            <text:p>635</text:p>
          </table:table-cell>
          <table:table-cell ns41:value-type="float" table:style-name="ce52" office:value="11317" office:value-type="float">
            <text:p>1131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Zevenhuizen</text:p>
          </table:table-cell>
          <table:table-cell table:style-name="Default"/>
          <table:table-cell ns41:value-type="float" table:style-name="ce73" office:value="759" office:value-type="float">
            <text:p>759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20"/>
          <table:table-cell ns41:value-type="float" office:value="1137" table:style-name="TL Data" table:number-columns-repeated="2" office:value-type="float">
            <text:p>1137</text:p>
          </table:table-cell>
          <table:table-cell ns41:value-type="float" table:style-name="ce74" office:value="2900.83" office:value-type="float">
            <text:p>2900.83</text:p>
          </table:table-cell>
          <table:table-cell ns41:value-type="float" table:style-name="ce75" office:value="783.91" office:value-type="float">
            <text:p>783.91</text:p>
          </table:table-cell>
          <table:table-cell ns41:value-type="float" table:style-name="ce46" office:value="636" office:value-type="float">
            <text:p>636</text:p>
          </table:table-cell>
          <table:table-cell ns41:value-type="float" table:style-name="ce52" office:value="11377" office:value-type="float">
            <text:p>1137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Zoetermeer</text:p>
          </table:table-cell>
          <table:table-cell table:style-name="Default"/>
          <table:table-cell ns41:value-type="float" table:style-name="ce73" office:value="296" office:value-type="float">
            <text:p>296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ce74" office:value="1885.29" office:value-type="float">
            <text:p>1885.29</text:p>
          </table:table-cell>
          <table:table-cell ns41:value-type="float" table:style-name="ce75" office:value="618.47" office:value-type="float">
            <text:p>618.47</text:p>
          </table:table-cell>
          <table:table-cell ns41:value-type="float" table:style-name="ce46" office:value="637" office:value-type="float">
            <text:p>637</text:p>
          </table:table-cell>
          <table:table-cell ns41:value-type="float" table:style-name="ce52" office:value="10766" office:value-type="float">
            <text:p>1076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Zoeterwoude</text:p>
          </table:table-cell>
          <table:table-cell table:style-name="Default"/>
          <table:table-cell ns41:value-type="float" table:style-name="ce73" office:value="1102" office:value-type="float">
            <text:p>1102</text:p>
          </table:table-cell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1031" office:value-type="float">
            <text:p>1031</text:p>
          </table:table-cell>
          <table:table-cell ns41:value-type="float" table:style-name="TL Data" office:value="1301" office:value-type="float">
            <text:p>1301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439" office:value-type="float">
            <text:p>2439</text:p>
          </table:table-cell>
          <table:table-cell ns41:value-type="float" table:style-name="TL Data" office:value="2724" office:value-type="float">
            <text:p>2724</text:p>
          </table:table-cell>
          <table:table-cell ns41:value-type="float" table:style-name="ce74" office:value="3240.14" office:value-type="float">
            <text:p>3240.14</text:p>
          </table:table-cell>
          <table:table-cell ns41:value-type="float" table:style-name="ce75" office:value="1593.44" office:value-type="float">
            <text:p>1593.44</text:p>
          </table:table-cell>
          <table:table-cell ns41:value-type="float" table:style-name="ce46" office:value="638" office:value-type="float">
            <text:p>638</text:p>
          </table:table-cell>
          <table:table-cell ns41:value-type="float" table:style-name="ce52" office:value="11074" office:value-type="float">
            <text:p>11074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Zuidland</text:p>
          </table:table-cell>
          <table:table-cell table:style-name="Default"/>
          <table:table-cell ns41:value-type="float" table:style-name="ce73" office:value="749" office:value-type="float">
            <text:p>749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941" office:value-type="float">
            <text:p>941</text:p>
          </table:table-cell>
          <table:table-cell ns41:value-type="float" table:style-name="TL Data" office:value="940" office:value-type="float">
            <text:p>940</text:p>
          </table:table-cell>
          <table:table-cell ns41:value-type="float" table:style-name="ce74" office:value="1911.4" office:value-type="float">
            <text:p>1911.40</text:p>
          </table:table-cell>
          <table:table-cell ns41:value-type="float" table:style-name="ce75" office:value="984.09" office:value-type="float">
            <text:p>984.09</text:p>
          </table:table-cell>
          <table:table-cell ns41:value-type="float" table:style-name="ce46" office:value="640" office:value-type="float">
            <text:p>640</text:p>
          </table:table-cell>
          <table:table-cell ns41:value-type="float" table:style-name="ce52" office:value="10316" office:value-type="float">
            <text:p>1031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Zwammerdam</text:p>
          </table:table-cell>
          <table:table-cell table:style-name="Default"/>
          <table:table-cell ns41:value-type="float" table:style-name="ce73" office:value="382" office:value-type="float">
            <text:p>382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42" office:value-type="float">
            <text:p>14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ce74" office:value="1775.53" office:value-type="float">
            <text:p>1775.53</text:p>
          </table:table-cell>
          <table:table-cell ns41:value-type="float" table:style-name="ce75" office:value="915.21" office:value-type="float">
            <text:p>915.21</text:p>
          </table:table-cell>
          <table:table-cell ns41:value-type="float" table:style-name="ce46" office:value="1244" office:value-type="float">
            <text:p>1244</text:p>
          </table:table-cell>
          <table:table-cell ns41:value-type="float" table:style-name="ce52" office:value="10675" office:value-type="float">
            <text:p>1067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Zwartewaal</text:p>
          </table:table-cell>
          <table:table-cell table:style-name="Default"/>
          <table:table-cell ns41:value-type="float" table:style-name="ce73" office:value="370" office:value-type="float">
            <text:p>370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0"/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ce74" office:value="379.36" office:value-type="float">
            <text:p>379.36</text:p>
          </table:table-cell>
          <table:table-cell ns41:value-type="float" table:style-name="ce75" office:value="2654.47" office:value-type="float">
            <text:p>2654.47</text:p>
          </table:table-cell>
          <table:table-cell ns41:value-type="float" table:style-name="ce46" office:value="641" office:value-type="float">
            <text:p>641</text:p>
          </table:table-cell>
          <table:table-cell ns41:value-type="float" table:style-name="ce52" office:value="10703" office:value-type="float">
            <text:p>1070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7">
          <table:table-cell ns41:value-type="string" table:style-name="ce72" office:value-type="string">
            <text:p>Zwijndrecht</text:p>
          </table:table-cell>
          <table:table-cell table:style-name="Default"/>
          <table:table-cell ns41:value-type="float" table:style-name="ce73" office:value="1764" office:value-type="float">
            <text:p>1764</text:p>
          </table:table-cell>
          <table:table-cell ns41:value-type="float" table:style-name="TL Data" office:value="1698" office:value-type="float">
            <text:p>1698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69" office:value-type="float">
            <text:p>169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470" office:value-type="float">
            <text:p>2470</text:p>
          </table:table-cell>
          <table:table-cell ns41:value-type="float" table:style-name="TL Data" office:value="2630" office:value-type="float">
            <text:p>2630</text:p>
          </table:table-cell>
          <table:table-cell ns41:value-type="float" table:style-name="ce74" office:value="1609.37" office:value-type="float">
            <text:p>1609.37</text:p>
          </table:table-cell>
          <table:table-cell ns41:value-type="float" table:style-name="ce75" office:value="3168.94" office:value-type="float">
            <text:p>3168.94</text:p>
          </table:table-cell>
          <table:table-cell ns41:value-type="float" table:style-name="ce46" office:value="642" office:value-type="float">
            <text:p>642</text:p>
          </table:table-cell>
          <table:table-cell ns41:value-type="float" table:style-name="ce52" office:value="10468" office:value-type="float">
            <text:p>10468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8">
          <table:table-cell ns41:value-type="string" table:style-name="ce11" office:value-type="string">
            <text:p>Totaal der overige gemeenten</text:p>
          </table:table-cell>
          <table:table-cell table:style-name="Default"/>
          <table:table-cell ns41:value-type="float" table:style-name="ce73" office:value="151674" office:value-type="float">
            <text:p>151674</text:p>
          </table:table-cell>
          <table:table-cell ns41:value-type="float" table:style-name="TL Data" office:value="142397" office:value-type="float">
            <text:p>142397</text:p>
          </table:table-cell>
          <table:table-cell ns41:value-type="float" table:style-name="TL Data" office:value="58946" office:value-type="float">
            <text:p>58946</text:p>
          </table:table-cell>
          <table:table-cell ns41:value-type="float" table:style-name="TL Data" office:value="68617" office:value-type="float">
            <text:p>68617</text:p>
          </table:table-cell>
          <table:table-cell ns41:value-type="float" table:style-name="TL Data" office:value="17581" office:value-type="float">
            <text:p>17581</text:p>
          </table:table-cell>
          <table:table-cell ns41:value-type="float" table:style-name="TL Data" office:value="19758" office:value-type="float">
            <text:p>19758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9269" office:value-type="float">
            <text:p>229269</text:p>
          </table:table-cell>
          <table:table-cell ns41:value-type="float" table:style-name="TL Data" office:value="231713" office:value-type="float">
            <text:p>231713</text:p>
          </table:table-cell>
          <table:table-cell ns41:value-type="float" table:style-name="ce74" office:value="294124.87" office:value-type="float">
            <text:p>294124.87</text:p>
          </table:table-cell>
          <table:table-cell ns41:value-type="float" table:style-name="ce38" office:value="1567.3" office:value-type="float">
            <text:p>1567.30</text:p>
          </table:table-cell>
          <table:table-cell table:style-name="ce46"/>
          <table:table-cell table:style-name="ce52" table:number-columns-repeated="2"/>
          <table:table-cell ns41:value-type="string" table:style-name="ce54" office:value-type="string">
            <text:p>ZH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2" office:value-type="string">
            <text:p>09_H3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69" office:value="270141" office:value-type="float">
            <text:p>270141</text:p>
          </table:table-cell>
          <table:table-cell table:number-columns-repeated="983"/>
        </table:table-row>
        <table:table-row table:style-name="ro1">
          <table:table-cell ns41:value-type="string" table:style-name="ce12" office:value-type="string">
            <text:p>Totaal der provincie</text:p>
          </table:table-cell>
          <table:table-cell table:style-name="Default"/>
          <table:table-cell ns41:value-type="float" table:style-name="ce21" office:value="199460" office:value-type="float">
            <text:p>199460</text:p>
          </table:table-cell>
          <table:table-cell ns41:value-type="float" table:style-name="ce27" office:value="305028" office:value-type="float">
            <text:p>305028</text:p>
          </table:table-cell>
          <table:table-cell ns41:value-type="float" table:style-name="ce27" office:value="96471" office:value-type="float">
            <text:p>96471</text:p>
          </table:table-cell>
          <table:table-cell ns41:value-type="float" table:style-name="ce27" office:value="115718" office:value-type="float">
            <text:p>115718</text:p>
          </table:table-cell>
          <table:table-cell ns41:value-type="float" table:style-name="ce27" office:value="53140" office:value-type="float">
            <text:p>53140</text:p>
          </table:table-cell>
          <table:table-cell ns41:value-type="float" table:style-name="ce27" office:value="64752" office:value-type="float">
            <text:p>64752</text:p>
          </table:table-cell>
          <table:table-cell ns41:value-type="float" table:style-name="ce27" office:value="1646" office:value-type="float">
            <text:p>1646</text:p>
          </table:table-cell>
          <table:table-cell ns41:value-type="float" table:style-name="ce27" office:value="2059" office:value-type="float">
            <text:p>2059</text:p>
          </table:table-cell>
          <table:table-cell ns41:value-type="float" table:style-name="ce27" office:value="1898" office:value-type="float">
            <text:p>1898</text:p>
          </table:table-cell>
          <table:table-cell ns41:value-type="float" table:style-name="ce27" office:value="2014" office:value-type="float">
            <text:p>2014</text:p>
          </table:table-cell>
          <table:table-cell ns41:value-type="float" table:style-name="ce27" office:value="19" office:value-type="float">
            <text:p>19</text:p>
          </table:table-cell>
          <table:table-cell ns41:value-type="float" table:style-name="ce27" office:value="27" office:value-type="float">
            <text:p>27</text:p>
          </table:table-cell>
          <table:table-cell ns41:value-type="float" table:style-name="ce27" office:value="2548" office:value-type="float">
            <text:p>2548</text:p>
          </table:table-cell>
          <table:table-cell ns41:value-type="float" table:style-name="ce27" office:value="2292" office:value-type="float">
            <text:p>2292</text:p>
          </table:table-cell>
          <table:table-cell ns41:value-type="float" table:style-name="ce27" office:value="454" office:value-type="float">
            <text:p>454</text:p>
          </table:table-cell>
          <table:table-cell ns41:value-type="float" table:style-name="ce27" office:value="579" office:value-type="float">
            <text:p>579</text:p>
          </table:table-cell>
          <table:table-cell ns41:value-type="float" table:style-name="ce27" office:value="159" office:value-type="float">
            <text:p>159</text:p>
          </table:table-cell>
          <table:table-cell ns41:value-type="float" table:style-name="ce27" office:value="240" office:value-type="float">
            <text:p>240</text:p>
          </table:table-cell>
          <table:table-cell ns41:value-type="float" table:style-name="ce27" office:value="150" office:value-type="float">
            <text:p>150</text:p>
          </table:table-cell>
          <table:table-cell ns41:value-type="float" table:style-name="ce27" office:value="163" office:value-type="float">
            <text:p>163</text:p>
          </table:table-cell>
          <table:table-cell ns41:value-type="float" table:style-name="ce27" office:value="126" office:value-type="float">
            <text:p>126</text:p>
          </table:table-cell>
          <table:table-cell ns41:value-type="float" table:style-name="ce27" office:value="1029" office:value-type="float">
            <text:p>1029</text:p>
          </table:table-cell>
          <table:table-cell ns41:value-type="float" table:style-name="ce27" office:value="348" office:value-type="float">
            <text:p>348</text:p>
          </table:table-cell>
          <table:table-cell ns41:value-type="float" table:style-name="ce27" office:value="173" office:value-type="float">
            <text:p>173</text:p>
          </table:table-cell>
          <table:table-cell ns41:value-type="float" table:style-name="ce27" office:value="36" office:value-type="float">
            <text:p>36</text:p>
          </table:table-cell>
          <table:table-cell ns41:value-type="float" table:style-name="ce27" office:value="12" office:value-type="float">
            <text:p>12</text:p>
          </table:table-cell>
          <table:table-cell ns41:value-type="float" table:style-name="ce27" office:value="456455" office:value-type="float">
            <text:p>456455</text:p>
          </table:table-cell>
          <table:table-cell ns41:value-type="float" table:style-name="ce27" office:value="493186" office:value-type="float">
            <text:p>493186</text:p>
          </table:table-cell>
          <table:table-cell ns41:value-type="float" table:style-name="ce32" office:value="301090.06" office:value-type="float">
            <text:p>301090.06</text:p>
          </table:table-cell>
          <table:table-cell ns41:value-type="float" table:style-name="ce39" office:value="3154" office:value-type="float">
            <text:p>3154.00</text:p>
          </table:table-cell>
          <table:table-cell table:style-name="ce47"/>
          <table:table-cell table:style-name="ce53" table:number-columns-repeated="2"/>
          <table:table-cell ns41:value-type="string" table:style-name="ce55" office:value-type="string">
            <text:p>ZH</text:p>
          </table:table-cell>
          <table:table-cell ns41:value-type="string" table:style-name="ce47" office:value-type="string">
            <text:p>VT_1889</text:p>
          </table:table-cell>
          <table:table-cell ns41:value-type="string" table:style-name="ce53" office:value-type="string">
            <text:p>09_H3</text:p>
          </table:table-cell>
          <table:table-cell ns41:value-type="float" table:style-name="ce53" office:value="90" office:value-type="float">
            <text:p>90</text:p>
          </table:table-cell>
          <table:table-cell ns41:value-type="float" table:style-name="ce53" office:value="91" office:value-type="float">
            <text:p>91</text:p>
          </table:table-cell>
          <table:table-cell ns41:value-type="float" table:style-name="ce71" office:value="270141" office:value-type="float">
            <text:p>270141</text:p>
          </table:table-cell>
          <table:table-cell table:number-columns-repeated="983"/>
        </table:table-row>
        <table:table-row table:style-name="ro7" table:number-rows-repeated="104837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volatile="true" style:name="N150P0">
      <number:number number:decimal-places="2" number:min-integer-digits="1"/>
    </number:number-style>
    <number:number-style style:name="N150">
      <style:text-properties fo:color="#ff0000"/>
      <number:number number:decimal-places="2" number:min-integer-digits="1"/>
      <style:map style:condition="value()&gt;=0" style:apply-style-name="N150P0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number:number-style style:name="N2">
      <number:number number:decimal-places="2" number:min-integer-digits="1"/>
    </number:number-style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5:03:45</dc:date>
    <meta:document-statistic meta:object-count="0" meta:cell-count="4597" meta:table-count="1"/>
    <meta:generator>ODFPY/1.3.0dev</meta:generator>
  </office:meta>
</office:document-meta>
</file>